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5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6" style:family="table-cell" style:parent-style-name="Default" style:data-style-name="N63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7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1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3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ext-properties style:font-name="Univers" style:font-name-asian="Univers" style:font-name-complex="Univers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20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1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2" style:family="table-cell" style:parent-style-name="Default" style:data-style-name="N63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3" style:family="table-cell" style:parent-style-name="Default" style:data-style-name="N0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4" style:family="table-cell" style:parent-style-name="Default" style:data-style-name="N0">
      <style:table-cell-properties style:vertical-align="automatic" fo:wrap-option="wrap"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5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6" style:family="table-cell" style:parent-style-name="Default" style:data-style-name="N0">
      <style:table-cell-properties style:vertical-align="automatic" fo:background-color="#E3E3E3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8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29" style:family="table-cell" style:parent-style-name="Default" style:data-style-name="N0">
      <style:table-cell-properties fo:border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fo:border-top="none" fo:border-bottom="thin solid #E3E3E3" fo:border-left="none" fo:border-right="none" style:vertical-align="automatic" style:repeat-content="false"/>
      <style:paragraph-properties fo:text-align="center"/>
      <style:text-properties style:font-name="Univers" style:font-name-asian="Univers" style:font-name-complex="Univers" style:font-family-generic="swiss"/>
    </style:style>
    <style:style style:name="ce32" style:family="table-cell" style:parent-style-name="Default" style:data-style-name="N0">
      <style:table-cell-properties fo:border-top="none" fo:border-bottom="thin solid #E3E3E3" fo:border-left="none" fo:border-right="none"/>
      <style:text-properties style:font-name="Univers" style:font-name-asian="Univers" style:font-name-complex="Univers" style:font-family-generic="swiss"/>
    </style:style>
    <style:style style:name="ce33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6" style:family="table-cell" style:parent-style-name="Default" style:data-style-name="N68">
      <style:table-cell-properties fo:background-color="#E3E3E3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7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8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39" style:family="table-cell" style:parent-style-name="Default" style:data-style-name="N68"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1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2" style:family="table-cell" style:parent-style-name="Default" style:data-style-name="N0">
      <style:text-properties style:font-name="Univers" style:font-name-asian="Univers" style:font-name-complex="Univers" fo:font-size="9pt" style:font-size-asian="9pt" style:font-size-complex="9pt" style:font-family-generic="swiss"/>
    </style:style>
    <style:style style:name="ce43" style:family="table-cell" style:parent-style-name="Default" style:data-style-name="N0">
      <style:text-properties style:font-name="Univers" style:font-name-asian="Univers" style:font-name-complex="Univers" style:font-family-generic="swiss"/>
    </style:style>
    <style:style style:name="ce44" style:family="table-cell" style:parent-style-name="Default" style:data-style-name="N0">
      <style:table-cell-properties fo:border-top="thin solid #E3E3E3" fo:border-bottom="thin solid #E3E3E3" fo:border-left="none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ext-properties style:font-name="Univers" style:font-name-asian="Univers" style:font-name-complex="Univers" fo:font-size="8pt" style:font-size-asian="8pt" style:font-size-complex="8pt" style:font-family-generic="swiss"/>
    </style:style>
    <style:style style:name="ce48" style:family="table-cell" style:parent-style-name="Default" style:data-style-name="N68">
      <style:table-cell-properties fo:background-color="transparent"/>
      <style:text-properties style:font-name="Univers" style:font-name-asian="Univers" style:font-name-complex="Univers" fo:font-size="6pt" style:font-size-asian="6pt" style:font-size-complex="6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9pt" style:font-size-asian="9pt" style:font-size-complex="9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style:font-family-generic="swiss"/>
    </style:style>
    <style:style style:name="ce51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2" style:family="table-cell" style:parent-style-name="Default" style:data-style-name="N63">
      <style:table-cell-properties style:vertical-align="automatic" fo:background-color="transparent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3" style:family="table-cell" style:parent-style-name="Default" style:data-style-name="N67">
      <style:table-cell-properties fo:background-color="transparent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4" style:family="table-cell" style:parent-style-name="Default" style:data-style-name="N0">
      <style:table-cell-properties fo:border-top="thin solid #E3E3E3" fo:border-bottom="thin solid #E3E3E3" fo:border-left="thin solid #E3E3E3" fo:border-right="none" style:vertical-align="middle" style:repeat-content="false"/>
      <style:paragraph-properties fo:text-align="start" fo:margin-left="0cm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5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6" style:family="table-cell" style:parent-style-name="Default" style:data-style-name="N0">
      <style:table-cell-properties fo:border-top="thin solid #E3E3E3" fo:border-bottom="thin solid #E3E3E3" fo:border-left="none" fo:border-right="thin solid #E3E3E3" style:vertical-align="middle" fo:wrap-option="wrap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  <style:text-properties style:font-name="Univers" style:font-name-asian="Univers" style:font-name-complex="Univers" fo:font-size="6pt" style:font-size-asian="6pt" style:font-size-complex="6pt" style:font-family-generic="swiss"/>
    </style:style>
    <style:style style:name="ce58" style:family="table-cell" style:parent-style-name="Default" style:data-style-name="N0">
      <style:table-cell-properties fo:border="thin solid #E3E3E3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349375cm"/>
    </style:style>
    <style:style style:name="co2" style:family="table-column">
      <style:table-column-properties fo:break-before="auto" style:column-width="5.688541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35479166666667cm"/>
    </style:style>
    <style:style style:name="co6" style:family="table-column">
      <style:table-column-properties fo:break-before="auto" style:column-width="4.15395833333333cm" style:use-optimal-column-width="true"/>
    </style:style>
    <style:style style:name="ro1" style:family="table-row">
      <style:table-row-properties style:row-height="10.15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49.5pt" style:use-optimal-row-height="false" fo:break-before="auto"/>
    </style:style>
    <style:style style:name="ro4" style:family="table-row">
      <style:table-row-properties style:row-height="4.9pt" style:use-optimal-row-height="false" fo:break-before="auto"/>
    </style:style>
    <style:style style:name="ro5" style:family="table-row">
      <style:table-row-properties style:row-height="8.2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10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2in" fo:padding-bottom="0.02in" fo:padding-left="0.03in" fo:padding-right="0.03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08333in" style:font-size-asian="0.08333in" style:font-size-complex="0.08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fert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3" table:default-cell-style-name="ce43"/>
        <table:table-column table:style-name="co4" table:number-columns-repeated="16373" table:default-cell-style-name="ce1"/>
        <table:table-row table:style-name="ro1">
          <table:table-cell office:value-type="string" table:style-name="ce49">
            <text:p>Tabela 3 - Recursos de bens e serviços - 2016</text:p>
          </table:table-cell>
          <table:table-cell table:number-columns-repeated="6" table:style-name="ce49"/>
          <table:table-cell table:number-columns-repeated="3" table:style-name="ce17"/>
          <table:table-cell table:style-name="ce46"/>
          <table:table-cell table:number-columns-repeated="16373" table:style-name="ce18"/>
        </table:table-row>
        <table:table-row table:style-name="ro2">
          <table:table-cell table:number-columns-repeated="6" table:style-name="ce50"/>
          <table:table-cell table:style-name="ce51"/>
          <table:table-cell table:number-columns-repeated="3" table:style-name="ce1"/>
          <table:table-cell table:style-name="ce43"/>
          <table:table-cell table:number-columns-repeated="1637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28">
            <text:p>Oferta de bens e serviços (preços do ano anterior em 1 000 000 R$)</text:p>
          </table:table-cell>
          <table:table-cell table:number-columns-repeated="2" table:style-name="ce28"/>
          <table:table-cell table:style-name="ce29"/>
          <table:table-cell table:style-name="ce30"/>
          <table:table-cell table:style-name="ce33"/>
          <table:table-cell table:style-name="ce28"/>
          <table:table-cell table:style-name="ce29"/>
          <table:table-cell table:style-name="ce30"/>
          <table:table-cell table:number-columns-repeated="16373"/>
        </table:table-row>
        <table:table-row table:style-name="ro3">
          <table:covered-table-cell/>
          <table:covered-table-cell/>
          <table:table-cell office:value-type="string" table:style-name="ce27">
            <text:p>Oferta total</text:p>
            <text:p>a preço</text:p>
            <text:p>de consumidor</text:p>
          </table:table-cell>
          <table:table-cell office:value-type="string" table:style-name="ce27">
            <text:p>Margem<text:s/></text:p>
            <text:p>de</text:p>
            <text:p>comércio</text:p>
          </table:table-cell>
          <table:table-cell office:value-type="string" table:style-name="ce27">
            <text:p>Margem</text:p>
            <text:p>de</text:p>
            <text:p>transporte</text:p>
          </table:table-cell>
          <table:table-cell office:value-type="string" table:style-name="ce27">
            <text:p>Imposto</text:p>
            <text:p>de</text:p>
            <text:p>importação</text:p>
          </table:table-cell>
          <table:table-cell office:value-type="string" table:style-name="ce27">
            <text:p>IPI</text:p>
          </table:table-cell>
          <table:table-cell office:value-type="string" table:style-name="ce35">
            <text:p>ICMS</text:p>
          </table:table-cell>
          <table:table-cell office:value-type="string" table:style-name="ce27">
            <text:p>Outros impostos menos subsídios</text:p>
          </table:table-cell>
          <table:table-cell office:value-type="string" table:style-name="ce27">
            <text:p>Total de impostos líquidos de subsídios</text:p>
          </table:table-cell>
          <table:table-cell office:value-type="string" table:style-name="ce34">
            <text:p>Oferta total</text:p>
            <text:p><text:s/>a preço básico<text:s/></text:p>
          </table:table-cell>
          <table:table-cell table:number-columns-repeated="16373"/>
        </table:table-row>
        <table:table-row table:style-name="ro4">
          <table:table-cell table:number-columns-repeated="5"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style-name="ce47"/>
          <table:table-cell table:number-columns-repeated="16373"/>
        </table:table-row>
        <table:table-row table:style-name="ro5">
          <table:table-cell office:value-type="float" office:value="1911" table:style-name="ce20">
            <text:p>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20890" table:style-name="ce36">
            <text:p><text:s text:c="2"/>20 890</text:p>
          </table:table-cell>
          <table:table-cell office:value-type="float" office:value="2180" table:style-name="ce36">
            <text:p><text:s text:c="2"/>2 180</text:p>
          </table:table-cell>
          <table:table-cell office:value-type="float" office:value="1094" table:style-name="ce36">
            <text:p><text:s text:c="2"/>1 094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219" table:style-name="ce36">
            <text:p><text:s text:c="3"/>219</text:p>
          </table:table-cell>
          <table:table-cell office:value-type="float" office:value="17397" table:style-name="ce36">
            <text:p><text:s text:c="2"/>17 397</text:p>
          </table:table-cell>
          <table:table-cell table:number-columns-repeated="16373"/>
        </table:table-row>
        <table:table-row table:style-name="ro5">
          <table:table-cell office:value-type="float" office:value="1912" table:style-name="ce20">
            <text:p>1912</text:p>
          </table:table-cell>
          <table:table-cell office:value-type="string" table:style-name="ce21">
            <text:p>Milho em grão</text:p>
          </table:table-cell>
          <table:table-cell office:value-type="float" office:value="30114" table:style-name="ce36">
            <text:p><text:s text:c="2"/>30 114</text:p>
          </table:table-cell>
          <table:table-cell office:value-type="float" office:value="4731" table:style-name="ce36">
            <text:p><text:s text:c="2"/>4 731</text:p>
          </table:table-cell>
          <table:table-cell office:value-type="float" office:value="1921" table:style-name="ce36">
            <text:p><text:s text:c="2"/>1 9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1" table:style-name="ce36">
            <text:p><text:s text:c="3"/>121</text:p>
          </table:table-cell>
          <table:table-cell office:value-type="float" office:value="-27" table:style-name="ce36">
            <text:p><text:s/>(-) <text:s text:c="2"/>27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23368" table:style-name="ce36">
            <text:p><text:s text:c="2"/>23 368</text:p>
          </table:table-cell>
          <table:table-cell table:number-columns-repeated="16373"/>
        </table:table-row>
        <table:table-row table:style-name="ro5">
          <table:table-cell office:value-type="float" office:value="1913" table:style-name="ce20">
            <text:p>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9043" table:style-name="ce36">
            <text:p><text:s text:c="2"/>9 043</text:p>
          </table:table-cell>
          <table:table-cell office:value-type="float" office:value="621" table:style-name="ce36">
            <text:p><text:s text:c="3"/>621</text:p>
          </table:table-cell>
          <table:table-cell office:value-type="float" office:value="233" table:style-name="ce36">
            <text:p><text:s text:c="3"/>233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109" table:style-name="ce36">
            <text:p><text:s text:c="3"/>109</text:p>
          </table:table-cell>
          <table:table-cell office:value-type="float" office:value="145" table:style-name="ce36">
            <text:p><text:s text:c="3"/>145</text:p>
          </table:table-cell>
          <table:table-cell office:value-type="float" office:value="8044" table:style-name="ce36">
            <text:p><text:s text:c="2"/>8 044</text:p>
          </table:table-cell>
          <table:table-cell table:number-columns-repeated="16373"/>
        </table:table-row>
        <table:table-row table:style-name="ro5">
          <table:table-cell office:value-type="float" office:value="1914" table:style-name="ce20">
            <text:p>1914</text:p>
          </table:table-cell>
          <table:table-cell office:value-type="string" table:style-name="ce21">
            <text:p>Cana-de-açúcar</text:p>
          </table:table-cell>
          <table:table-cell office:value-type="float" office:value="50704" table:style-name="ce36">
            <text:p><text:s text:c="2"/>50 7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09" table:style-name="ce36">
            <text:p><text:s text:c="2"/>2 5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1238" table:style-name="ce36">
            <text:p><text:s text:c="2"/>1 238</text:p>
          </table:table-cell>
          <table:table-cell office:value-type="float" office:value="1285" table:style-name="ce36">
            <text:p><text:s text:c="2"/>1 285</text:p>
          </table:table-cell>
          <table:table-cell office:value-type="float" office:value="46910" table:style-name="ce36">
            <text:p><text:s text:c="2"/>46 910</text:p>
          </table:table-cell>
          <table:table-cell table:number-columns-repeated="16373"/>
        </table:table-row>
        <table:table-row table:style-name="ro5">
          <table:table-cell office:value-type="float" office:value="1915" table:style-name="ce22">
            <text:p>1915</text:p>
          </table:table-cell>
          <table:table-cell office:value-type="string" table:style-name="ce23">
            <text:p>Soja <text:s/>em grão</text:p>
          </table:table-cell>
          <table:table-cell office:value-type="float" office:value="114630" table:style-name="ce36">
            <text:p><text:s text:c="2"/>114 630</text:p>
          </table:table-cell>
          <table:table-cell office:value-type="float" office:value="4208" table:style-name="ce36">
            <text:p><text:s text:c="2"/>4 208</text:p>
          </table:table-cell>
          <table:table-cell office:value-type="float" office:value="2341" table:style-name="ce36">
            <text:p><text:s text:c="2"/>2 3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4" table:style-name="ce36">
            <text:p><text:s text:c="3"/>94</text:p>
          </table:table-cell>
          <table:table-cell office:value-type="float" office:value="278" table:style-name="ce36">
            <text:p><text:s text:c="3"/>278</text:p>
          </table:table-cell>
          <table:table-cell office:value-type="float" office:value="372" table:style-name="ce36">
            <text:p><text:s text:c="3"/>372</text:p>
          </table:table-cell>
          <table:table-cell office:value-type="float" office:value="107709" table:style-name="ce36">
            <text:p><text:s text:c="2"/>107 709</text:p>
          </table:table-cell>
          <table:table-cell table:number-columns-repeated="16373"/>
        </table:table-row>
        <table:table-row table:style-name="ro5">
          <table:table-cell office:value-type="float" office:value="1916" table:style-name="ce5">
            <text:p>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75553" table:style-name="ce37">
            <text:p><text:s text:c="2"/>75 553</text:p>
          </table:table-cell>
          <table:table-cell office:value-type="float" office:value="19094" table:style-name="ce37">
            <text:p><text:s text:c="2"/>19 094</text:p>
          </table:table-cell>
          <table:table-cell office:value-type="float" office:value="1367" table:style-name="ce37">
            <text:p><text:s text:c="2"/>1 367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02" table:style-name="ce37">
            <text:p><text:s text:c="2"/>1 802</text:p>
          </table:table-cell>
          <table:table-cell office:value-type="float" office:value="-20" table:style-name="ce37">
            <text:p><text:s/>(-) <text:s text:c="2"/>20</text:p>
          </table:table-cell>
          <table:table-cell office:value-type="float" office:value="1988" table:style-name="ce37">
            <text:p><text:s text:c="2"/>1 988</text:p>
          </table:table-cell>
          <table:table-cell office:value-type="float" office:value="53104" table:style-name="ce37">
            <text:p><text:s text:c="2"/>53 104</text:p>
          </table:table-cell>
          <table:table-cell table:number-columns-repeated="16373"/>
        </table:table-row>
        <table:table-row table:style-name="ro5">
          <table:table-cell office:value-type="float" office:value="1917" table:style-name="ce5">
            <text:p>1917</text:p>
          </table:table-cell>
          <table:table-cell office:value-type="string" table:style-name="ce3">
            <text:p>Laranja</text:p>
          </table:table-cell>
          <table:table-cell office:value-type="float" office:value="9455" table:style-name="ce37">
            <text:p><text:s text:c="2"/>9 455</text:p>
          </table:table-cell>
          <table:table-cell office:value-type="float" office:value="2803" table:style-name="ce37">
            <text:p><text:s text:c="2"/>2 803</text:p>
          </table:table-cell>
          <table:table-cell office:value-type="float" office:value="715" table:style-name="ce37">
            <text:p><text:s text:c="3"/>71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5832" table:style-name="ce37">
            <text:p><text:s text:c="2"/>5 832</text:p>
          </table:table-cell>
          <table:table-cell table:number-columns-repeated="16373"/>
        </table:table-row>
        <table:table-row table:style-name="ro5">
          <table:table-cell office:value-type="float" office:value="1918" table:style-name="ce5">
            <text:p>1918</text:p>
          </table:table-cell>
          <table:table-cell office:value-type="string" table:style-name="ce3">
            <text:p>Café em grão</text:p>
          </table:table-cell>
          <table:table-cell office:value-type="float" office:value="21412" table:style-name="ce37">
            <text:p><text:s text:c="2"/>21 412</text:p>
          </table:table-cell>
          <table:table-cell office:value-type="float" office:value="1641" table:style-name="ce37">
            <text:p><text:s text:c="2"/>1 641</text:p>
          </table:table-cell>
          <table:table-cell office:value-type="float" office:value="202" table:style-name="ce37">
            <text:p><text:s text:c="3"/>2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-204" table:style-name="ce37">
            <text:p><text:s/>(-) <text:s text:c="2"/>204</text:p>
          </table:table-cell>
          <table:table-cell office:value-type="float" office:value="-168" table:style-name="ce37">
            <text:p><text:s/>(-) <text:s text:c="2"/>168</text:p>
          </table:table-cell>
          <table:table-cell office:value-type="float" office:value="19737" table:style-name="ce37">
            <text:p><text:s text:c="2"/>19 737</text:p>
          </table:table-cell>
          <table:table-cell table:number-columns-repeated="16373"/>
        </table:table-row>
        <table:table-row table:style-name="ro5">
          <table:table-cell office:value-type="float" office:value="1919" table:style-name="ce5">
            <text:p>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33149" table:style-name="ce37">
            <text:p><text:s text:c="2"/>33 149</text:p>
          </table:table-cell>
          <table:table-cell office:value-type="float" office:value="7935" table:style-name="ce37">
            <text:p><text:s text:c="2"/>7 935</text:p>
          </table:table-cell>
          <table:table-cell office:value-type="float" office:value="601" table:style-name="ce37">
            <text:p><text:s text:c="3"/>601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33" table:style-name="ce37">
            <text:p><text:s text:c="3"/>933</text:p>
          </table:table-cell>
          <table:table-cell office:value-type="float" office:value="414" table:style-name="ce37">
            <text:p><text:s text:c="3"/>414</text:p>
          </table:table-cell>
          <table:table-cell office:value-type="float" office:value="1487" table:style-name="ce37">
            <text:p><text:s text:c="2"/>1 487</text:p>
          </table:table-cell>
          <table:table-cell office:value-type="float" office:value="23126" table:style-name="ce37">
            <text:p><text:s text:c="2"/>23 126</text:p>
          </table:table-cell>
          <table:table-cell table:number-columns-repeated="16373"/>
        </table:table-row>
        <table:table-row table:style-name="ro5">
          <table:table-cell office:value-type="float" office:value="1921" table:style-name="ce6">
            <text:p>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79332" table:style-name="ce37">
            <text:p><text:s text:c="2"/>79 332</text:p>
          </table:table-cell>
          <table:table-cell office:value-type="float" office:value="5332" table:style-name="ce37">
            <text:p><text:s text:c="2"/>5 332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20" table:style-name="ce37">
            <text:p><text:s text:c="2"/>1 120</text:p>
          </table:table-cell>
          <table:table-cell office:value-type="float" office:value="1032" table:style-name="ce37">
            <text:p><text:s text:c="2"/>1 032</text:p>
          </table:table-cell>
          <table:table-cell office:value-type="float" office:value="2152" table:style-name="ce37">
            <text:p><text:s text:c="2"/>2 152</text:p>
          </table:table-cell>
          <table:table-cell office:value-type="float" office:value="71738" table:style-name="ce37">
            <text:p><text:s text:c="2"/>71 738</text:p>
          </table:table-cell>
          <table:table-cell table:number-columns-repeated="16373"/>
        </table:table-row>
        <table:table-row table:style-name="ro5">
          <table:table-cell office:value-type="float" office:value="1922" table:style-name="ce20">
            <text:p>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30195" table:style-name="ce36">
            <text:p><text:s text:c="2"/>30 195</text:p>
          </table:table-cell>
          <table:table-cell office:value-type="float" office:value="4189" table:style-name="ce36">
            <text:p><text:s text:c="2"/>4 189</text:p>
          </table:table-cell>
          <table:table-cell office:value-type="float" office:value="922" table:style-name="ce36">
            <text:p><text:s text:c="3"/>9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236" table:style-name="ce36">
            <text:p><text:s text:c="3"/>236</text:p>
          </table:table-cell>
          <table:table-cell office:value-type="float" office:value="487" table:style-name="ce36">
            <text:p><text:s text:c="3"/>487</text:p>
          </table:table-cell>
          <table:table-cell office:value-type="float" office:value="24597" table:style-name="ce36">
            <text:p><text:s text:c="2"/>24 597</text:p>
          </table:table-cell>
          <table:table-cell table:number-columns-repeated="16373"/>
        </table:table-row>
        <table:table-row table:style-name="ro5">
          <table:table-cell office:value-type="float" office:value="1923" table:style-name="ce20">
            <text:p>1923</text:p>
          </table:table-cell>
          <table:table-cell office:value-type="string" table:style-name="ce21">
            <text:p>Suínos</text:p>
          </table:table-cell>
          <table:table-cell office:value-type="float" office:value="9412" table:style-name="ce36">
            <text:p><text:s text:c="2"/>9 412</text:p>
          </table:table-cell>
          <table:table-cell office:value-type="float" office:value="547" table:style-name="ce36">
            <text:p><text:s text:c="3"/>547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" table:style-name="ce36">
            <text:p><text:s text:c="3"/>32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8678" table:style-name="ce36">
            <text:p><text:s text:c="2"/>8 678</text:p>
          </table:table-cell>
          <table:table-cell table:number-columns-repeated="16373"/>
        </table:table-row>
        <table:table-row table:style-name="ro5">
          <table:table-cell office:value-type="float" office:value="1924" table:style-name="ce20">
            <text:p>1924</text:p>
          </table:table-cell>
          <table:table-cell office:value-type="string" table:style-name="ce21">
            <text:p>Aves e ovos</text:p>
          </table:table-cell>
          <table:table-cell office:value-type="float" office:value="28254" table:style-name="ce36">
            <text:p><text:s text:c="2"/>28 254</text:p>
          </table:table-cell>
          <table:table-cell office:value-type="float" office:value="2720" table:style-name="ce36">
            <text:p><text:s text:c="2"/>2 72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4" table:style-name="ce36">
            <text:p><text:s text:c="3"/>544</text:p>
          </table:table-cell>
          <table:table-cell office:value-type="float" office:value="509" table:style-name="ce36">
            <text:p><text:s text:c="3"/>509</text:p>
          </table:table-cell>
          <table:table-cell office:value-type="float" office:value="1053" table:style-name="ce36">
            <text:p><text:s text:c="2"/>1 053</text:p>
          </table:table-cell>
          <table:table-cell office:value-type="float" office:value="24319" table:style-name="ce36">
            <text:p><text:s text:c="2"/>24 319</text:p>
          </table:table-cell>
          <table:table-cell table:number-columns-repeated="16373"/>
        </table:table-row>
        <table:table-row table:style-name="ro5">
          <table:table-cell office:value-type="float" office:value="2801" table:style-name="ce20">
            <text:p>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28900" table:style-name="ce36">
            <text:p><text:s text:c="2"/>28 900</text:p>
          </table:table-cell>
          <table:table-cell office:value-type="float" office:value="3467" table:style-name="ce36">
            <text:p><text:s text:c="2"/>3 467</text:p>
          </table:table-cell>
          <table:table-cell office:value-type="float" office:value="477" table:style-name="ce36">
            <text:p><text:s text:c="3"/>477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6" table:style-name="ce36">
            <text:p><text:s text:c="2"/>1 626</text:p>
          </table:table-cell>
          <table:table-cell office:value-type="float" office:value="447" table:style-name="ce36">
            <text:p><text:s text:c="3"/>447</text:p>
          </table:table-cell>
          <table:table-cell office:value-type="float" office:value="2122" table:style-name="ce36">
            <text:p><text:s text:c="2"/>2 122</text:p>
          </table:table-cell>
          <table:table-cell office:value-type="float" office:value="22834" table:style-name="ce36">
            <text:p><text:s text:c="2"/>22 834</text:p>
          </table:table-cell>
          <table:table-cell table:number-columns-repeated="16373"/>
        </table:table-row>
        <table:table-row table:style-name="ro5">
          <table:table-cell office:value-type="float" office:value="2802" table:style-name="ce22">
            <text:p>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7659" table:style-name="ce36">
            <text:p><text:s text:c="2"/>17 659</text:p>
          </table:table-cell>
          <table:table-cell office:value-type="float" office:value="2787" table:style-name="ce36">
            <text:p><text:s text:c="2"/>2 787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1" table:style-name="ce36">
            <text:p><text:s text:c="3"/>971</text:p>
          </table:table-cell>
          <table:table-cell office:value-type="float" office:value="210" table:style-name="ce36">
            <text:p><text:s text:c="3"/>210</text:p>
          </table:table-cell>
          <table:table-cell office:value-type="float" office:value="1184" table:style-name="ce36">
            <text:p><text:s text:c="2"/>1 184</text:p>
          </table:table-cell>
          <table:table-cell office:value-type="float" office:value="13620" table:style-name="ce36">
            <text:p><text:s text:c="2"/>13 620</text:p>
          </table:table-cell>
          <table:table-cell table:number-columns-repeated="16373"/>
        </table:table-row>
        <table:table-row table:style-name="ro5">
          <table:table-cell office:value-type="float" office:value="5801" table:style-name="ce5">
            <text:p>5801</text:p>
          </table:table-cell>
          <table:table-cell office:value-type="string" table:style-name="ce3">
            <text:p>Carvão mineral</text:p>
          </table:table-cell>
          <table:table-cell office:value-type="float" office:value="8867" table:style-name="ce37">
            <text:p><text:s text:c="2"/>8 86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17" table:style-name="ce37">
            <text:p><text:s text:c="3"/>9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50" table:style-name="ce37">
            <text:p><text:s text:c="2"/>7 950</text:p>
          </table:table-cell>
          <table:table-cell table:number-columns-repeated="16373"/>
        </table:table-row>
        <table:table-row table:style-name="ro5">
          <table:table-cell office:value-type="float" office:value="5802" table:style-name="ce5">
            <text:p>5802</text:p>
          </table:table-cell>
          <table:table-cell office:value-type="string" table:style-name="ce3">
            <text:p>Minerais não-metálicos</text:p>
          </table:table-cell>
          <table:table-cell office:value-type="float" office:value="26178" table:style-name="ce37">
            <text:p><text:s text:c="2"/>26 178</text:p>
          </table:table-cell>
          <table:table-cell office:value-type="float" office:value="4406" table:style-name="ce37">
            <text:p><text:s text:c="2"/>4 406</text:p>
          </table:table-cell>
          <table:table-cell office:value-type="float" office:value="1580" table:style-name="ce37">
            <text:p><text:s text:c="2"/>1 58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1" table:style-name="ce37">
            <text:p><text:s text:c="2"/>1 091</text:p>
          </table:table-cell>
          <table:table-cell office:value-type="float" office:value="509" table:style-name="ce37">
            <text:p><text:s text:c="3"/>509</text:p>
          </table:table-cell>
          <table:table-cell office:value-type="float" office:value="1616" table:style-name="ce37">
            <text:p><text:s text:c="2"/>1 616</text:p>
          </table:table-cell>
          <table:table-cell office:value-type="float" office:value="18576" table:style-name="ce37">
            <text:p><text:s text:c="2"/>18 576</text:p>
          </table:table-cell>
          <table:table-cell table:number-columns-repeated="16373"/>
        </table:table-row>
        <table:table-row table:style-name="ro5">
          <table:table-cell office:value-type="float" office:value="6801" table:style-name="ce5">
            <text:p>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194002" table:style-name="ce37">
            <text:p><text:s text:c="2"/>194 00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1" table:style-name="ce37">
            <text:p><text:s text:c="3"/>8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82" table:style-name="ce37">
            <text:p><text:s text:c="2"/>2 282</text:p>
          </table:table-cell>
          <table:table-cell office:value-type="float" office:value="2282" table:style-name="ce37">
            <text:p><text:s text:c="2"/>2 282</text:p>
          </table:table-cell>
          <table:table-cell office:value-type="float" office:value="190839" table:style-name="ce37">
            <text:p><text:s text:c="2"/>190 839</text:p>
          </table:table-cell>
          <table:table-cell table:number-columns-repeated="16373"/>
        </table:table-row>
        <table:table-row table:style-name="ro5">
          <table:table-cell office:value-type="float" office:value="7911" table:style-name="ce5">
            <text:p>7911</text:p>
          </table:table-cell>
          <table:table-cell office:value-type="string" table:style-name="ce3">
            <text:p>Minério de ferro</text:p>
          </table:table-cell>
          <table:table-cell office:value-type="float" office:value="53481" table:style-name="ce37">
            <text:p><text:s text:c="2"/>53 481</text:p>
          </table:table-cell>
          <table:table-cell office:value-type="float" office:value="4749" table:style-name="ce37">
            <text:p><text:s text:c="2"/>4 749</text:p>
          </table:table-cell>
          <table:table-cell office:value-type="float" office:value="2077" table:style-name="ce37">
            <text:p><text:s text:c="2"/>2 0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145" table:style-name="ce37">
            <text:p><text:s text:c="3"/>145</text:p>
          </table:table-cell>
          <table:table-cell office:value-type="float" office:value="46510" table:style-name="ce37">
            <text:p><text:s text:c="2"/>46 510</text:p>
          </table:table-cell>
          <table:table-cell table:number-columns-repeated="16373"/>
        </table:table-row>
        <table:table-row table:style-name="ro5">
          <table:table-cell office:value-type="float" office:value="7921" table:style-name="ce6">
            <text:p>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22012" table:style-name="ce37">
            <text:p><text:s text:c="2"/>22 012</text:p>
          </table:table-cell>
          <table:table-cell office:value-type="float" office:value="2659" table:style-name="ce37">
            <text:p><text:s text:c="2"/>2 659</text:p>
          </table:table-cell>
          <table:table-cell office:value-type="float" office:value="1002" table:style-name="ce37">
            <text:p><text:s text:c="2"/>1 002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1" table:style-name="ce37">
            <text:p><text:s text:c="3"/>501</text:p>
          </table:table-cell>
          <table:table-cell office:value-type="float" office:value="506" table:style-name="ce37">
            <text:p><text:s text:c="3"/>506</text:p>
          </table:table-cell>
          <table:table-cell office:value-type="float" office:value="17845" table:style-name="ce37">
            <text:p><text:s text:c="2"/>17 845</text:p>
          </table:table-cell>
          <table:table-cell table:number-columns-repeated="16373"/>
        </table:table-row>
        <table:table-row table:style-name="ro5">
          <table:table-cell office:value-type="float" office:value="10911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69690" table:style-name="ce36">
            <text:p><text:s text:c="2"/>169 690</text:p>
          </table:table-cell>
          <table:table-cell office:value-type="float" office:value="34134" table:style-name="ce36">
            <text:p><text:s text:c="2"/>34 134</text:p>
          </table:table-cell>
          <table:table-cell office:value-type="float" office:value="1273" table:style-name="ce36">
            <text:p><text:s text:c="2"/>1 273</text:p>
          </table:table-cell>
          <table:table-cell office:value-type="float" office:value="41" table:style-name="ce36">
            <text:p><text:s text:c="3"/>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43" table:style-name="ce36">
            <text:p><text:s text:c="2"/>10 543</text:p>
          </table:table-cell>
          <table:table-cell office:value-type="float" office:value="1143" table:style-name="ce36">
            <text:p><text:s text:c="2"/>1 143</text:p>
          </table:table-cell>
          <table:table-cell office:value-type="float" office:value="11727" table:style-name="ce36">
            <text:p><text:s text:c="2"/>11 727</text:p>
          </table:table-cell>
          <table:table-cell office:value-type="float" office:value="122556" table:style-name="ce36">
            <text:p><text:s text:c="2"/>122 556</text:p>
          </table:table-cell>
          <table:table-cell table:number-columns-repeated="16373"/>
        </table:table-row>
        <table:table-row table:style-name="ro5">
          <table:table-cell office:value-type="float" office:value="10912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18195" table:style-name="ce36">
            <text:p><text:s text:c="2"/>18 195</text:p>
          </table:table-cell>
          <table:table-cell office:value-type="float" office:value="1899" table:style-name="ce36">
            <text:p><text:s text:c="2"/>1 899</text:p>
          </table:table-cell>
          <table:table-cell office:value-type="float" office:value="108" table:style-name="ce36">
            <text:p><text:s text:c="3"/>1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2" table:style-name="ce36">
            <text:p><text:s text:c="3"/>732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785" table:style-name="ce36">
            <text:p><text:s text:c="3"/>785</text:p>
          </table:table-cell>
          <table:table-cell office:value-type="float" office:value="15403" table:style-name="ce36">
            <text:p><text:s text:c="2"/>15 403</text:p>
          </table:table-cell>
          <table:table-cell table:number-columns-repeated="16373"/>
        </table:table-row>
        <table:table-row table:style-name="ro5">
          <table:table-cell office:value-type="float" office:value="10913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66951" table:style-name="ce36">
            <text:p><text:s text:c="2"/>66 951</text:p>
          </table:table-cell>
          <table:table-cell office:value-type="float" office:value="8783" table:style-name="ce36">
            <text:p><text:s text:c="2"/>8 783</text:p>
          </table:table-cell>
          <table:table-cell office:value-type="float" office:value="724" table:style-name="ce36">
            <text:p><text:s text:c="3"/>7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99" table:style-name="ce36">
            <text:p><text:s text:c="2"/>3 299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3424" table:style-name="ce36">
            <text:p><text:s text:c="2"/>3 424</text:p>
          </table:table-cell>
          <table:table-cell office:value-type="float" office:value="54020" table:style-name="ce36">
            <text:p><text:s text:c="2"/>54 020</text:p>
          </table:table-cell>
          <table:table-cell table:number-columns-repeated="16373"/>
        </table:table-row>
        <table:table-row table:style-name="ro5">
          <table:table-cell office:value-type="float" office:value="10914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9554" table:style-name="ce36">
            <text:p><text:s text:c="2"/>9 554</text:p>
          </table:table-cell>
          <table:table-cell office:value-type="float" office:value="1725" table:style-name="ce36">
            <text:p><text:s text:c="2"/>1 725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889" table:style-name="ce36">
            <text:p><text:s text:c="3"/>889</text:p>
          </table:table-cell>
          <table:table-cell office:value-type="float" office:value="165" table:style-name="ce36">
            <text:p><text:s text:c="3"/>165</text:p>
          </table:table-cell>
          <table:table-cell office:value-type="float" office:value="1204" table:style-name="ce36">
            <text:p><text:s text:c="2"/>1 204</text:p>
          </table:table-cell>
          <table:table-cell office:value-type="float" office:value="6540" table:style-name="ce36">
            <text:p><text:s text:c="2"/>6 540</text:p>
          </table:table-cell>
          <table:table-cell table:number-columns-repeated="16373"/>
        </table:table-row>
        <table:table-row table:style-name="ro5">
          <table:table-cell office:value-type="float" office:value="10915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27026" table:style-name="ce36">
            <text:p><text:s text:c="2"/>27 026</text:p>
          </table:table-cell>
          <table:table-cell office:value-type="float" office:value="4904" table:style-name="ce36">
            <text:p><text:s text:c="2"/>4 904</text:p>
          </table:table-cell>
          <table:table-cell office:value-type="float" office:value="498" table:style-name="ce36">
            <text:p><text:s text:c="3"/>49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3" table:style-name="ce36">
            <text:p><text:s text:c="2"/>2 073</text:p>
          </table:table-cell>
          <table:table-cell office:value-type="float" office:value="637" table:style-name="ce36">
            <text:p><text:s text:c="3"/>637</text:p>
          </table:table-cell>
          <table:table-cell office:value-type="float" office:value="2710" table:style-name="ce36">
            <text:p><text:s text:c="2"/>2 710</text:p>
          </table:table-cell>
          <table:table-cell office:value-type="float" office:value="18914" table:style-name="ce36">
            <text:p><text:s text:c="2"/>18 914</text:p>
          </table:table-cell>
          <table:table-cell table:number-columns-repeated="16373"/>
        </table:table-row>
        <table:table-row table:style-name="ro5">
          <table:table-cell office:value-type="float" office:value="10916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70215" table:style-name="ce37">
            <text:p><text:s text:c="2"/>70 215</text:p>
          </table:table-cell>
          <table:table-cell office:value-type="float" office:value="14596" table:style-name="ce37">
            <text:p><text:s text:c="2"/>14 596</text:p>
          </table:table-cell>
          <table:table-cell office:value-type="float" office:value="476" table:style-name="ce37">
            <text:p><text:s text:c="3"/>476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262" table:style-name="ce37">
            <text:p><text:s text:c="3"/>262</text:p>
          </table:table-cell>
          <table:table-cell office:value-type="float" office:value="7243" table:style-name="ce37">
            <text:p><text:s text:c="2"/>7 243</text:p>
          </table:table-cell>
          <table:table-cell office:value-type="float" office:value="1512" table:style-name="ce37">
            <text:p><text:s text:c="2"/>1 512</text:p>
          </table:table-cell>
          <table:table-cell office:value-type="float" office:value="9122" table:style-name="ce37">
            <text:p><text:s text:c="2"/>9 122</text:p>
          </table:table-cell>
          <table:table-cell office:value-type="float" office:value="46021" table:style-name="ce37">
            <text:p><text:s text:c="2"/>46 021</text:p>
          </table:table-cell>
          <table:table-cell table:number-columns-repeated="16373"/>
        </table:table-row>
        <table:table-row table:style-name="ro5">
          <table:table-cell office:value-type="float" office:value="10921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50451" table:style-name="ce38">
            <text:p><text:s text:c="2"/>50 451</text:p>
          </table:table-cell>
          <table:table-cell office:value-type="float" office:value="6753" table:style-name="ce38">
            <text:p><text:s text:c="2"/>6 753</text:p>
          </table:table-cell>
          <table:table-cell office:value-type="float" office:value="1773" table:style-name="ce38">
            <text:p><text:s text:c="2"/>1 773</text:p>
          </table:table-cell>
          <table:table-cell office:value-type="float" office:value="2" table:style-name="ce38">
            <text:p><text:s text:c="3"/>2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1104" table:style-name="ce38">
            <text:p><text:s text:c="2"/>1 104</text:p>
          </table:table-cell>
          <table:table-cell office:value-type="float" office:value="53" table:style-name="ce38">
            <text:p><text:s text:c="3"/>53</text:p>
          </table:table-cell>
          <table:table-cell office:value-type="float" office:value="1228" table:style-name="ce38">
            <text:p><text:s text:c="2"/>1 228</text:p>
          </table:table-cell>
          <table:table-cell office:value-type="float" office:value="40697" table:style-name="ce38">
            <text:p><text:s text:c="2"/>40 697</text:p>
          </table:table-cell>
          <table:table-cell table:number-columns-repeated="16373"/>
        </table:table-row>
        <table:table-row table:style-name="ro5">
          <table:table-cell office:value-type="float" office:value="10931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41730" table:style-name="ce37">
            <text:p><text:s text:c="2"/>41 730</text:p>
          </table:table-cell>
          <table:table-cell office:value-type="float" office:value="10185" table:style-name="ce37">
            <text:p><text:s text:c="2"/>10 185</text:p>
          </table:table-cell>
          <table:table-cell office:value-type="float" office:value="411" table:style-name="ce37">
            <text:p><text:s text:c="3"/>411</text:p>
          </table:table-cell>
          <table:table-cell office:value-type="float" office:value="198" table:style-name="ce37">
            <text:p><text:s text:c="3"/>1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26" table:style-name="ce37">
            <text:p><text:s text:c="2"/>3 926</text:p>
          </table:table-cell>
          <table:table-cell office:value-type="float" office:value="676" table:style-name="ce37">
            <text:p><text:s text:c="3"/>676</text:p>
          </table:table-cell>
          <table:table-cell office:value-type="float" office:value="4800" table:style-name="ce37">
            <text:p><text:s text:c="2"/>4 800</text:p>
          </table:table-cell>
          <table:table-cell office:value-type="float" office:value="26334" table:style-name="ce37">
            <text:p><text:s text:c="2"/>26 334</text:p>
          </table:table-cell>
          <table:table-cell table:number-columns-repeated="16373"/>
        </table:table-row>
        <table:table-row table:style-name="ro5">
          <table:table-cell office:value-type="float" office:value="10932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72636" table:style-name="ce37">
            <text:p><text:s text:c="2"/>72 636</text:p>
          </table:table-cell>
          <table:table-cell office:value-type="float" office:value="5761" table:style-name="ce37">
            <text:p><text:s text:c="2"/>5 761</text:p>
          </table:table-cell>
          <table:table-cell office:value-type="float" office:value="1883" table:style-name="ce37">
            <text:p><text:s text:c="2"/>1 883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34" table:style-name="ce37">
            <text:p><text:s text:c="2"/>2 434</text:p>
          </table:table-cell>
          <table:table-cell office:value-type="float" office:value="1140" table:style-name="ce37">
            <text:p><text:s text:c="2"/>1 140</text:p>
          </table:table-cell>
          <table:table-cell office:value-type="float" office:value="3763" table:style-name="ce37">
            <text:p><text:s text:c="2"/>3 763</text:p>
          </table:table-cell>
          <table:table-cell office:value-type="float" office:value="61229" table:style-name="ce37">
            <text:p><text:s text:c="2"/>61 229</text:p>
          </table:table-cell>
          <table:table-cell table:number-columns-repeated="16373"/>
        </table:table-row>
        <table:table-row table:style-name="ro5">
          <table:table-cell office:value-type="float" office:value="10933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7768" table:style-name="ce37">
            <text:p><text:s text:c="2"/>17 768</text:p>
          </table:table-cell>
          <table:table-cell office:value-type="float" office:value="4726" table:style-name="ce37">
            <text:p><text:s text:c="2"/>4 726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8" table:style-name="ce37">
            <text:p><text:s text:c="2"/>1 608</text:p>
          </table:table-cell>
          <table:table-cell office:value-type="float" office:value="72" table:style-name="ce37">
            <text:p><text:s text:c="3"/>72</text:p>
          </table:table-cell>
          <table:table-cell office:value-type="float" office:value="1692" table:style-name="ce37">
            <text:p><text:s text:c="2"/>1 692</text:p>
          </table:table-cell>
          <table:table-cell office:value-type="float" office:value="11145" table:style-name="ce37">
            <text:p><text:s text:c="2"/>11 145</text:p>
          </table:table-cell>
          <table:table-cell table:number-columns-repeated="16373"/>
        </table:table-row>
        <table:table-row table:style-name="ro5">
          <table:table-cell office:value-type="float" office:value="10934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23371" table:style-name="ce36">
            <text:p><text:s text:c="2"/>23 371</text:p>
          </table:table-cell>
          <table:table-cell office:value-type="float" office:value="7123" table:style-name="ce36">
            <text:p><text:s text:c="2"/>7 123</text:p>
          </table:table-cell>
          <table:table-cell office:value-type="float" office:value="395" table:style-name="ce36">
            <text:p><text:s text:c="3"/>395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0" table:style-name="ce36">
            <text:p><text:s text:c="2"/>1 120</text:p>
          </table:table-cell>
          <table:table-cell office:value-type="float" office:value="497" table:style-name="ce36">
            <text:p><text:s text:c="3"/>497</text:p>
          </table:table-cell>
          <table:table-cell office:value-type="float" office:value="1625" table:style-name="ce36">
            <text:p><text:s text:c="2"/>1 625</text:p>
          </table:table-cell>
          <table:table-cell office:value-type="float" office:value="14228" table:style-name="ce36">
            <text:p><text:s text:c="2"/>14 228</text:p>
          </table:table-cell>
          <table:table-cell table:number-columns-repeated="16373"/>
        </table:table-row>
        <table:table-row table:style-name="ro5">
          <table:table-cell office:value-type="float" office:value="10935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49607" table:style-name="ce36">
            <text:p><text:s text:c="2"/>49 607</text:p>
          </table:table-cell>
          <table:table-cell office:value-type="float" office:value="12033" table:style-name="ce36">
            <text:p><text:s text:c="2"/>12 033</text:p>
          </table:table-cell>
          <table:table-cell office:value-type="float" office:value="767" table:style-name="ce36">
            <text:p><text:s text:c="3"/>767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2215" table:style-name="ce36">
            <text:p><text:s text:c="2"/>2 215</text:p>
          </table:table-cell>
          <table:table-cell office:value-type="float" office:value="967" table:style-name="ce36">
            <text:p><text:s text:c="3"/>967</text:p>
          </table:table-cell>
          <table:table-cell office:value-type="float" office:value="3217" table:style-name="ce36">
            <text:p><text:s text:c="2"/>3 217</text:p>
          </table:table-cell>
          <table:table-cell office:value-type="float" office:value="33590" table:style-name="ce36">
            <text:p><text:s text:c="2"/>33 590</text:p>
          </table:table-cell>
          <table:table-cell table:number-columns-repeated="16373"/>
        </table:table-row>
        <table:table-row table:style-name="ro5">
          <table:table-cell office:value-type="float" office:value="10936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44852" table:style-name="ce36">
            <text:p><text:s text:c="2"/>44 852</text:p>
          </table:table-cell>
          <table:table-cell office:value-type="float" office:value="6954" table:style-name="ce36">
            <text:p><text:s text:c="2"/>6 954</text:p>
          </table:table-cell>
          <table:table-cell office:value-type="float" office:value="1235" table:style-name="ce36">
            <text:p><text:s text:c="2"/>1 235</text:p>
          </table:table-cell>
          <table:table-cell office:value-type="float" office:value="58" table:style-name="ce36">
            <text:p><text:s text:c="3"/>58</text:p>
          </table:table-cell>
          <table:table-cell office:value-type="float" office:value="152" table:style-name="ce36">
            <text:p><text:s text:c="3"/>152</text:p>
          </table:table-cell>
          <table:table-cell office:value-type="float" office:value="1681" table:style-name="ce36">
            <text:p><text:s text:c="2"/>1 681</text:p>
          </table:table-cell>
          <table:table-cell office:value-type="float" office:value="892" table:style-name="ce36">
            <text:p><text:s text:c="3"/>892</text:p>
          </table:table-cell>
          <table:table-cell office:value-type="float" office:value="2783" table:style-name="ce36">
            <text:p><text:s text:c="2"/>2 783</text:p>
          </table:table-cell>
          <table:table-cell office:value-type="float" office:value="33880" table:style-name="ce36">
            <text:p><text:s text:c="2"/>33 880</text:p>
          </table:table-cell>
          <table:table-cell table:number-columns-repeated="16373"/>
        </table:table-row>
        <table:table-row table:style-name="ro5">
          <table:table-cell office:value-type="float" office:value="10937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68959" table:style-name="ce36">
            <text:p><text:s text:c="2"/>168 959</text:p>
          </table:table-cell>
          <table:table-cell office:value-type="float" office:value="49512" table:style-name="ce36">
            <text:p><text:s text:c="2"/>49 512</text:p>
          </table:table-cell>
          <table:table-cell office:value-type="float" office:value="898" table:style-name="ce36">
            <text:p><text:s text:c="3"/>898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434" table:style-name="ce36">
            <text:p><text:s text:c="3"/>434</text:p>
          </table:table-cell>
          <table:table-cell office:value-type="float" office:value="14573" table:style-name="ce36">
            <text:p><text:s text:c="2"/>14 573</text:p>
          </table:table-cell>
          <table:table-cell office:value-type="float" office:value="2552" table:style-name="ce36">
            <text:p><text:s text:c="2"/>2 552</text:p>
          </table:table-cell>
          <table:table-cell office:value-type="float" office:value="17893" table:style-name="ce36">
            <text:p><text:s text:c="2"/>17 893</text:p>
          </table:table-cell>
          <table:table-cell office:value-type="float" office:value="100656" table:style-name="ce36">
            <text:p><text:s text:c="2"/>100 656</text:p>
          </table:table-cell>
          <table:table-cell table:number-columns-repeated="16373"/>
        </table:table-row>
        <table:table-row table:style-name="ro5">
          <table:table-cell office:value-type="float" office:value="11001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30516" table:style-name="ce36">
            <text:p><text:s text:c="2"/>130 516</text:p>
          </table:table-cell>
          <table:table-cell office:value-type="float" office:value="21813" table:style-name="ce36">
            <text:p><text:s text:c="2"/>21 813</text:p>
          </table:table-cell>
          <table:table-cell office:value-type="float" office:value="1968" table:style-name="ce36">
            <text:p><text:s text:c="2"/>1 968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4652" table:style-name="ce36">
            <text:p><text:s text:c="2"/>4 652</text:p>
          </table:table-cell>
          <table:table-cell office:value-type="float" office:value="11969" table:style-name="ce36">
            <text:p><text:s text:c="2"/>11 969</text:p>
          </table:table-cell>
          <table:table-cell office:value-type="float" office:value="6867" table:style-name="ce36">
            <text:p><text:s text:c="2"/>6 867</text:p>
          </table:table-cell>
          <table:table-cell office:value-type="float" office:value="23770" table:style-name="ce36">
            <text:p><text:s text:c="2"/>23 770</text:p>
          </table:table-cell>
          <table:table-cell office:value-type="float" office:value="82965" table:style-name="ce36">
            <text:p><text:s text:c="2"/>82 965</text:p>
          </table:table-cell>
          <table:table-cell table:number-columns-repeated="16373"/>
        </table:table-row>
        <table:table-row table:style-name="ro5">
          <table:table-cell office:value-type="float" office:value="12001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1158" table:style-name="ce37">
            <text:p><text:s text:c="2"/>31 158</text:p>
          </table:table-cell>
          <table:table-cell office:value-type="float" office:value="2821" table:style-name="ce37">
            <text:p><text:s text:c="2"/>2 82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3460" table:style-name="ce37">
            <text:p><text:s text:c="2"/>3 460</text:p>
          </table:table-cell>
          <table:table-cell office:value-type="float" office:value="3566" table:style-name="ce37">
            <text:p><text:s text:c="2"/>3 566</text:p>
          </table:table-cell>
          <table:table-cell office:value-type="float" office:value="688" table:style-name="ce37">
            <text:p><text:s text:c="3"/>688</text:p>
          </table:table-cell>
          <table:table-cell office:value-type="float" office:value="7730" table:style-name="ce37">
            <text:p><text:s text:c="2"/>7 730</text:p>
          </table:table-cell>
          <table:table-cell office:value-type="float" office:value="20579" table:style-name="ce37">
            <text:p><text:s text:c="2"/>20 579</text:p>
          </table:table-cell>
          <table:table-cell table:number-columns-repeated="16373"/>
        </table:table-row>
        <table:table-row table:style-name="ro5">
          <table:table-cell office:value-type="float" office:value="13001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3335" table:style-name="ce37">
            <text:p><text:s text:c="2"/>13 335</text:p>
          </table:table-cell>
          <table:table-cell office:value-type="float" office:value="2229" table:style-name="ce37">
            <text:p><text:s text:c="2"/>2 229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301" table:style-name="ce37">
            <text:p><text:s text:c="3"/>30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1" table:style-name="ce37">
            <text:p><text:s text:c="3"/>341</text:p>
          </table:table-cell>
          <table:table-cell office:value-type="float" office:value="363" table:style-name="ce37">
            <text:p><text:s text:c="3"/>363</text:p>
          </table:table-cell>
          <table:table-cell office:value-type="float" office:value="1005" table:style-name="ce37">
            <text:p><text:s text:c="2"/>1 005</text:p>
          </table:table-cell>
          <table:table-cell office:value-type="float" office:value="9961" table:style-name="ce37">
            <text:p><text:s text:c="2"/>9 961</text:p>
          </table:table-cell>
          <table:table-cell table:number-columns-repeated="16373"/>
        </table:table-row>
        <table:table-row table:style-name="ro5">
          <table:table-cell office:value-type="float" office:value="13002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27710" table:style-name="ce37">
            <text:p><text:s text:c="2"/>27 710</text:p>
          </table:table-cell>
          <table:table-cell office:value-type="float" office:value="4490" table:style-name="ce37">
            <text:p><text:s text:c="2"/>4 490</text:p>
          </table:table-cell>
          <table:table-cell office:value-type="float" office:value="290" table:style-name="ce37">
            <text:p><text:s text:c="3"/>290</text:p>
          </table:table-cell>
          <table:table-cell office:value-type="float" office:value="900" table:style-name="ce37">
            <text:p><text:s text:c="3"/>90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921" table:style-name="ce37">
            <text:p><text:s text:c="3"/>921</text:p>
          </table:table-cell>
          <table:table-cell office:value-type="float" office:value="800" table:style-name="ce37">
            <text:p><text:s text:c="3"/>800</text:p>
          </table:table-cell>
          <table:table-cell office:value-type="float" office:value="2682" table:style-name="ce37">
            <text:p><text:s text:c="2"/>2 682</text:p>
          </table:table-cell>
          <table:table-cell office:value-type="float" office:value="20248" table:style-name="ce37">
            <text:p><text:s text:c="2"/>20 248</text:p>
          </table:table-cell>
          <table:table-cell table:number-columns-repeated="16373"/>
        </table:table-row>
        <table:table-row table:style-name="ro5">
          <table:table-cell office:value-type="float" office:value="13003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44406" table:style-name="ce37">
            <text:p><text:s text:c="2"/>44 406</text:p>
          </table:table-cell>
          <table:table-cell office:value-type="float" office:value="13264" table:style-name="ce37">
            <text:p><text:s text:c="2"/>13 264</text:p>
          </table:table-cell>
          <table:table-cell office:value-type="float" office:value="424" table:style-name="ce37">
            <text:p><text:s text:c="3"/>424</text:p>
          </table:table-cell>
          <table:table-cell office:value-type="float" office:value="612" table:style-name="ce37">
            <text:p><text:s text:c="3"/>612</text:p>
          </table:table-cell>
          <table:table-cell office:value-type="float" office:value="256" table:style-name="ce37">
            <text:p><text:s text:c="3"/>256</text:p>
          </table:table-cell>
          <table:table-cell office:value-type="float" office:value="3960" table:style-name="ce37">
            <text:p><text:s text:c="2"/>3 960</text:p>
          </table:table-cell>
          <table:table-cell office:value-type="float" office:value="774" table:style-name="ce37">
            <text:p><text:s text:c="3"/>774</text:p>
          </table:table-cell>
          <table:table-cell office:value-type="float" office:value="5602" table:style-name="ce37">
            <text:p><text:s text:c="2"/>5 602</text:p>
          </table:table-cell>
          <table:table-cell office:value-type="float" office:value="25116" table:style-name="ce37">
            <text:p><text:s text:c="2"/>25 116</text:p>
          </table:table-cell>
          <table:table-cell table:number-columns-repeated="16373"/>
        </table:table-row>
        <table:table-row table:style-name="ro5">
          <table:table-cell office:value-type="float" office:value="14001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135327" table:style-name="ce38">
            <text:p><text:s text:c="2"/>135 327</text:p>
          </table:table-cell>
          <table:table-cell office:value-type="float" office:value="46330" table:style-name="ce38">
            <text:p><text:s text:c="2"/>46 330</text:p>
          </table:table-cell>
          <table:table-cell office:value-type="float" office:value="1141" table:style-name="ce38">
            <text:p><text:s text:c="2"/>1 141</text:p>
          </table:table-cell>
          <table:table-cell office:value-type="float" office:value="1468" table:style-name="ce38">
            <text:p><text:s text:c="2"/>1 4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504" table:style-name="ce38">
            <text:p><text:s text:c="2"/>16 504</text:p>
          </table:table-cell>
          <table:table-cell office:value-type="float" office:value="1868" table:style-name="ce38">
            <text:p><text:s text:c="2"/>1 868</text:p>
          </table:table-cell>
          <table:table-cell office:value-type="float" office:value="19840" table:style-name="ce38">
            <text:p><text:s text:c="2"/>19 840</text:p>
          </table:table-cell>
          <table:table-cell office:value-type="float" office:value="68016" table:style-name="ce38">
            <text:p><text:s text:c="2"/>68 016</text:p>
          </table:table-cell>
          <table:table-cell table:number-columns-repeated="16373"/>
        </table:table-row>
        <table:table-row table:style-name="ro5">
          <table:table-cell office:value-type="float" office:value="15001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72296" table:style-name="ce36">
            <text:p><text:s text:c="2"/>72 296</text:p>
          </table:table-cell>
          <table:table-cell office:value-type="float" office:value="19530" table:style-name="ce36">
            <text:p><text:s text:c="2"/>19 530</text:p>
          </table:table-cell>
          <table:table-cell office:value-type="float" office:value="699" table:style-name="ce36">
            <text:p><text:s text:c="3"/>699</text:p>
          </table:table-cell>
          <table:table-cell office:value-type="float" office:value="847" table:style-name="ce36">
            <text:p><text:s text:c="3"/>847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7525" table:style-name="ce36">
            <text:p><text:s text:c="2"/>7 525</text:p>
          </table:table-cell>
          <table:table-cell office:value-type="float" office:value="1102" table:style-name="ce36">
            <text:p><text:s text:c="2"/>1 102</text:p>
          </table:table-cell>
          <table:table-cell office:value-type="float" office:value="9703" table:style-name="ce36">
            <text:p><text:s text:c="2"/>9 703</text:p>
          </table:table-cell>
          <table:table-cell office:value-type="float" office:value="42364" table:style-name="ce36">
            <text:p><text:s text:c="2"/>42 364</text:p>
          </table:table-cell>
          <table:table-cell table:number-columns-repeated="16373"/>
        </table:table-row>
        <table:table-row table:style-name="ro5">
          <table:table-cell office:value-type="float" office:value="16001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6945" table:style-name="ce36">
            <text:p><text:s text:c="2"/>36 945</text:p>
          </table:table-cell>
          <table:table-cell office:value-type="float" office:value="6404" table:style-name="ce36">
            <text:p><text:s text:c="2"/>6 404</text:p>
          </table:table-cell>
          <table:table-cell office:value-type="float" office:value="555" table:style-name="ce36">
            <text:p><text:s text:c="3"/>555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52" table:style-name="ce36">
            <text:p><text:s text:c="3"/>252</text:p>
          </table:table-cell>
          <table:table-cell office:value-type="float" office:value="1827" table:style-name="ce36">
            <text:p><text:s text:c="2"/>1 827</text:p>
          </table:table-cell>
          <table:table-cell office:value-type="float" office:value="557" table:style-name="ce36">
            <text:p><text:s text:c="3"/>557</text:p>
          </table:table-cell>
          <table:table-cell office:value-type="float" office:value="2666" table:style-name="ce36">
            <text:p><text:s text:c="2"/>2 666</text:p>
          </table:table-cell>
          <table:table-cell office:value-type="float" office:value="27320" table:style-name="ce36">
            <text:p><text:s text:c="2"/>27 320</text:p>
          </table:table-cell>
          <table:table-cell table:number-columns-repeated="16373"/>
        </table:table-row>
        <table:table-row table:style-name="ro5">
          <table:table-cell office:value-type="float" office:value="17001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26499" table:style-name="ce36">
            <text:p><text:s text:c="2"/>26 499</text:p>
          </table:table-cell>
          <table:table-cell office:value-type="float" office:value="1098" table:style-name="ce36">
            <text:p><text:s text:c="2"/>1 098</text:p>
          </table:table-cell>
          <table:table-cell office:value-type="float" office:value="377" table:style-name="ce36">
            <text:p><text:s text:c="3"/>377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" table:style-name="ce36">
            <text:p><text:s text:c="3"/>134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24865" table:style-name="ce36">
            <text:p><text:s text:c="2"/>24 865</text:p>
          </table:table-cell>
          <table:table-cell table:number-columns-repeated="16373"/>
        </table:table-row>
        <table:table-row table:style-name="ro5">
          <table:table-cell office:value-type="float" office:value="17002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82494" table:style-name="ce36">
            <text:p><text:s text:c="2"/>82 494</text:p>
          </table:table-cell>
          <table:table-cell office:value-type="float" office:value="14684" table:style-name="ce36">
            <text:p><text:s text:c="2"/>14 684</text:p>
          </table:table-cell>
          <table:table-cell office:value-type="float" office:value="1117" table:style-name="ce36">
            <text:p><text:s text:c="2"/>1 117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1309" table:style-name="ce36">
            <text:p><text:s text:c="2"/>1 309</text:p>
          </table:table-cell>
          <table:table-cell office:value-type="float" office:value="4658" table:style-name="ce36">
            <text:p><text:s text:c="2"/>4 658</text:p>
          </table:table-cell>
          <table:table-cell office:value-type="float" office:value="1624" table:style-name="ce36">
            <text:p><text:s text:c="2"/>1 624</text:p>
          </table:table-cell>
          <table:table-cell office:value-type="float" office:value="7783" table:style-name="ce36">
            <text:p><text:s text:c="2"/>7 783</text:p>
          </table:table-cell>
          <table:table-cell office:value-type="float" office:value="58910" table:style-name="ce36">
            <text:p><text:s text:c="2"/>58 910</text:p>
          </table:table-cell>
          <table:table-cell table:number-columns-repeated="16373"/>
        </table:table-row>
        <table:table-row table:style-name="ro5">
          <table:table-cell office:value-type="float" office:value="18001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31872" table:style-name="ce36">
            <text:p><text:s text:c="2"/>31 872</text:p>
          </table:table-cell>
          <table:table-cell office:value-type="float" office:value="11048" table:style-name="ce36">
            <text:p><text:s text:c="2"/>11 048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1977" table:style-name="ce36">
            <text:p><text:s text:c="2"/>1 977</text:p>
          </table:table-cell>
          <table:table-cell office:value-type="float" office:value="657" table:style-name="ce36">
            <text:p><text:s text:c="3"/>657</text:p>
          </table:table-cell>
          <table:table-cell office:value-type="float" office:value="2758" table:style-name="ce36">
            <text:p><text:s text:c="2"/>2 758</text:p>
          </table:table-cell>
          <table:table-cell office:value-type="float" office:value="17732" table:style-name="ce36">
            <text:p><text:s text:c="2"/>17 732</text:p>
          </table:table-cell>
          <table:table-cell table:number-columns-repeated="16373"/>
        </table:table-row>
        <table:table-row table:style-name="ro5">
          <table:table-cell office:value-type="float" office:value="19911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20963" table:style-name="ce37">
            <text:p><text:s text:c="2"/>20 963</text:p>
          </table:table-cell>
          <table:table-cell office:value-type="float" office:value="1144" table:style-name="ce37">
            <text:p><text:s text:c="2"/>1 144</text:p>
          </table:table-cell>
          <table:table-cell office:value-type="float" office:value="194" table:style-name="ce37">
            <text:p><text:s text:c="3"/>1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27" table:style-name="ce37">
            <text:p><text:s text:c="2"/>2 027</text:p>
          </table:table-cell>
          <table:table-cell office:value-type="float" office:value="2411" table:style-name="ce37">
            <text:p><text:s text:c="2"/>2 411</text:p>
          </table:table-cell>
          <table:table-cell office:value-type="float" office:value="4438" table:style-name="ce37">
            <text:p><text:s text:c="2"/>4 438</text:p>
          </table:table-cell>
          <table:table-cell office:value-type="float" office:value="15187" table:style-name="ce37">
            <text:p><text:s text:c="2"/>15 187</text:p>
          </table:table-cell>
          <table:table-cell table:number-columns-repeated="16373"/>
        </table:table-row>
        <table:table-row table:style-name="ro5">
          <table:table-cell office:value-type="float" office:value="19912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150728" table:style-name="ce37">
            <text:p><text:s text:c="2"/>150 728</text:p>
          </table:table-cell>
          <table:table-cell office:value-type="float" office:value="31085" table:style-name="ce37">
            <text:p><text:s text:c="2"/>31 085</text:p>
          </table:table-cell>
          <table:table-cell office:value-type="float" office:value="1031" table:style-name="ce37">
            <text:p><text:s text:c="2"/>1 0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18" table:style-name="ce37">
            <text:p><text:s text:c="2"/>33 5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518" table:style-name="ce37">
            <text:p><text:s text:c="2"/>33 518</text:p>
          </table:table-cell>
          <table:table-cell office:value-type="float" office:value="85094" table:style-name="ce37">
            <text:p><text:s text:c="2"/>85 094</text:p>
          </table:table-cell>
          <table:table-cell table:number-columns-repeated="16373"/>
        </table:table-row>
        <table:table-row table:style-name="ro5">
          <table:table-cell office:value-type="float" office:value="19913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6876" table:style-name="ce37">
            <text:p><text:s text:c="2"/>16 8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0" table:style-name="ce37">
            <text:p><text:s text:c="3"/>3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97" table:style-name="ce37">
            <text:p><text:s text:c="3"/>597</text:p>
          </table:table-cell>
          <table:table-cell office:value-type="float" office:value="597" table:style-name="ce37">
            <text:p><text:s text:c="3"/>597</text:p>
          </table:table-cell>
          <table:table-cell office:value-type="float" office:value="15929" table:style-name="ce37">
            <text:p><text:s text:c="2"/>15 929</text:p>
          </table:table-cell>
          <table:table-cell table:number-columns-repeated="16373"/>
        </table:table-row>
        <table:table-row table:style-name="ro5">
          <table:table-cell office:value-type="float" office:value="19914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16194" table:style-name="ce37">
            <text:p><text:s text:c="2"/>16 194</text:p>
          </table:table-cell>
          <table:table-cell office:value-type="float" office:value="784" table:style-name="ce37">
            <text:p><text:s text:c="3"/>784</text:p>
          </table:table-cell>
          <table:table-cell office:value-type="float" office:value="485" table:style-name="ce37">
            <text:p><text:s text:c="3"/>48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98" table:style-name="ce37">
            <text:p><text:s text:c="2"/>1 798</text:p>
          </table:table-cell>
          <table:table-cell office:value-type="float" office:value="1798" table:style-name="ce37">
            <text:p><text:s text:c="2"/>1 798</text:p>
          </table:table-cell>
          <table:table-cell office:value-type="float" office:value="13127" table:style-name="ce37">
            <text:p><text:s text:c="2"/>13 127</text:p>
          </table:table-cell>
          <table:table-cell table:number-columns-repeated="16373"/>
        </table:table-row>
        <table:table-row table:style-name="ro5">
          <table:table-cell office:value-type="float" office:value="19915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131108" table:style-name="ce38">
            <text:p><text:s text:c="2"/>131 108</text:p>
          </table:table-cell>
          <table:table-cell office:value-type="float" office:value="15102" table:style-name="ce38">
            <text:p><text:s text:c="2"/>15 102</text:p>
          </table:table-cell>
          <table:table-cell office:value-type="float" office:value="1650" table:style-name="ce38">
            <text:p><text:s text:c="2"/>1 65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90" table:style-name="ce38">
            <text:p><text:s text:c="2"/>7 6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690" table:style-name="ce38">
            <text:p><text:s text:c="2"/>7 690</text:p>
          </table:table-cell>
          <table:table-cell office:value-type="float" office:value="106666" table:style-name="ce38">
            <text:p><text:s text:c="2"/>106 666</text:p>
          </table:table-cell>
          <table:table-cell table:number-columns-repeated="16373"/>
        </table:table-row>
        <table:table-row table:style-name="ro5">
          <table:table-cell office:value-type="float" office:value="19916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25241" table:style-name="ce36">
            <text:p><text:s text:c="2"/>225 241</text:p>
          </table:table-cell>
          <table:table-cell office:value-type="float" office:value="18128" table:style-name="ce36">
            <text:p><text:s text:c="2"/>18 128</text:p>
          </table:table-cell>
          <table:table-cell office:value-type="float" office:value="1251" table:style-name="ce36">
            <text:p><text:s text:c="2"/>1 251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4843" table:style-name="ce36">
            <text:p><text:s text:c="2"/>4 843</text:p>
          </table:table-cell>
          <table:table-cell office:value-type="float" office:value="33788" table:style-name="ce36">
            <text:p><text:s text:c="2"/>33 788</text:p>
          </table:table-cell>
          <table:table-cell office:value-type="float" office:value="38748" table:style-name="ce36">
            <text:p><text:s text:c="2"/>38 748</text:p>
          </table:table-cell>
          <table:table-cell office:value-type="float" office:value="167114" table:style-name="ce36">
            <text:p><text:s text:c="2"/>167 114</text:p>
          </table:table-cell>
          <table:table-cell table:number-columns-repeated="16373"/>
        </table:table-row>
        <table:table-row table:style-name="ro5">
          <table:table-cell office:value-type="float" office:value="19921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77969" table:style-name="ce36">
            <text:p><text:s text:c="2"/>77 969</text:p>
          </table:table-cell>
          <table:table-cell office:value-type="float" office:value="8523" table:style-name="ce36">
            <text:p><text:s text:c="2"/>8 523</text:p>
          </table:table-cell>
          <table:table-cell office:value-type="float" office:value="1076" table:style-name="ce36">
            <text:p><text:s text:c="2"/>1 076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322" table:style-name="ce36">
            <text:p><text:s text:c="2"/>7 322</text:p>
          </table:table-cell>
          <table:table-cell office:value-type="float" office:value="3514" table:style-name="ce36">
            <text:p><text:s text:c="2"/>3 514</text:p>
          </table:table-cell>
          <table:table-cell office:value-type="float" office:value="10855" table:style-name="ce36">
            <text:p><text:s text:c="2"/>10 855</text:p>
          </table:table-cell>
          <table:table-cell office:value-type="float" office:value="57515" table:style-name="ce36">
            <text:p><text:s text:c="2"/>57 515</text:p>
          </table:table-cell>
          <table:table-cell table:number-columns-repeated="16373"/>
        </table:table-row>
        <table:table-row table:style-name="ro5">
          <table:table-cell office:value-type="float" office:value="20911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73695" table:style-name="ce36">
            <text:p><text:s text:c="2"/>73 695</text:p>
          </table:table-cell>
          <table:table-cell office:value-type="float" office:value="8214" table:style-name="ce36">
            <text:p><text:s text:c="2"/>8 214</text:p>
          </table:table-cell>
          <table:table-cell office:value-type="float" office:value="1102" table:style-name="ce36">
            <text:p><text:s text:c="2"/>1 102</text:p>
          </table:table-cell>
          <table:table-cell office:value-type="float" office:value="271" table:style-name="ce36">
            <text:p><text:s text:c="3"/>271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880" table:style-name="ce36">
            <text:p><text:s text:c="3"/>880</text:p>
          </table:table-cell>
          <table:table-cell office:value-type="float" office:value="2796" table:style-name="ce36">
            <text:p><text:s text:c="2"/>2 796</text:p>
          </table:table-cell>
          <table:table-cell office:value-type="float" office:value="3953" table:style-name="ce36">
            <text:p><text:s text:c="2"/>3 953</text:p>
          </table:table-cell>
          <table:table-cell office:value-type="float" office:value="60426" table:style-name="ce36">
            <text:p><text:s text:c="2"/>60 426</text:p>
          </table:table-cell>
          <table:table-cell table:number-columns-repeated="16373"/>
        </table:table-row>
        <table:table-row table:style-name="ro5">
          <table:table-cell office:value-type="float" office:value="20912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56828" table:style-name="ce36">
            <text:p><text:s text:c="2"/>56 828</text:p>
          </table:table-cell>
          <table:table-cell office:value-type="float" office:value="8107" table:style-name="ce36">
            <text:p><text:s text:c="2"/>8 107</text:p>
          </table:table-cell>
          <table:table-cell office:value-type="float" office:value="802" table:style-name="ce36">
            <text:p><text:s text:c="3"/>802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8" table:style-name="ce36">
            <text:p><text:s text:c="2"/>2 388</text:p>
          </table:table-cell>
          <table:table-cell office:value-type="float" office:value="1702" table:style-name="ce36">
            <text:p><text:s text:c="2"/>1 702</text:p>
          </table:table-cell>
          <table:table-cell office:value-type="float" office:value="4133" table:style-name="ce36">
            <text:p><text:s text:c="2"/>4 133</text:p>
          </table:table-cell>
          <table:table-cell office:value-type="float" office:value="43786" table:style-name="ce36">
            <text:p><text:s text:c="2"/>43 786</text:p>
          </table:table-cell>
          <table:table-cell table:number-columns-repeated="16373"/>
        </table:table-row>
        <table:table-row table:style-name="ro5">
          <table:table-cell office:value-type="float" office:value="20913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74574" table:style-name="ce36">
            <text:p><text:s text:c="2"/>74 574</text:p>
          </table:table-cell>
          <table:table-cell office:value-type="float" office:value="5862" table:style-name="ce36">
            <text:p><text:s text:c="2"/>5 862</text:p>
          </table:table-cell>
          <table:table-cell office:value-type="float" office:value="961" table:style-name="ce36">
            <text:p><text:s text:c="3"/>961</text:p>
          </table:table-cell>
          <table:table-cell office:value-type="float" office:value="932" table:style-name="ce36">
            <text:p><text:s text:c="3"/>932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2736" table:style-name="ce36">
            <text:p><text:s text:c="2"/>2 736</text:p>
          </table:table-cell>
          <table:table-cell office:value-type="float" office:value="3698" table:style-name="ce36">
            <text:p><text:s text:c="2"/>3 698</text:p>
          </table:table-cell>
          <table:table-cell office:value-type="float" office:value="64053" table:style-name="ce36">
            <text:p><text:s text:c="2"/>64 053</text:p>
          </table:table-cell>
          <table:table-cell table:number-columns-repeated="16373"/>
        </table:table-row>
        <table:table-row table:style-name="ro5">
          <table:table-cell office:value-type="float" office:value="20914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63934" table:style-name="ce37">
            <text:p><text:s text:c="2"/>63 934</text:p>
          </table:table-cell>
          <table:table-cell office:value-type="float" office:value="5749" table:style-name="ce37">
            <text:p><text:s text:c="2"/>5 749</text:p>
          </table:table-cell>
          <table:table-cell office:value-type="float" office:value="828" table:style-name="ce37">
            <text:p><text:s text:c="3"/>828</text:p>
          </table:table-cell>
          <table:table-cell office:value-type="float" office:value="1645" table:style-name="ce37">
            <text:p><text:s text:c="2"/>1 645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1774" table:style-name="ce37">
            <text:p><text:s text:c="2"/>1 774</text:p>
          </table:table-cell>
          <table:table-cell office:value-type="float" office:value="3606" table:style-name="ce37">
            <text:p><text:s text:c="2"/>3 606</text:p>
          </table:table-cell>
          <table:table-cell office:value-type="float" office:value="53751" table:style-name="ce37">
            <text:p><text:s text:c="2"/>53 751</text:p>
          </table:table-cell>
          <table:table-cell table:number-columns-repeated="16373"/>
        </table:table-row>
        <table:table-row table:style-name="ro5">
          <table:table-cell office:value-type="float" office:value="20921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54541" table:style-name="ce38">
            <text:p><text:s text:c="2"/>54 541</text:p>
          </table:table-cell>
          <table:table-cell office:value-type="float" office:value="5755" table:style-name="ce38">
            <text:p><text:s text:c="2"/>5 75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37" table:style-name="ce38">
            <text:p><text:s text:c="3"/>43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93" table:style-name="ce38">
            <text:p><text:s text:c="2"/>1 993</text:p>
          </table:table-cell>
          <table:table-cell office:value-type="float" office:value="1906" table:style-name="ce38">
            <text:p><text:s text:c="2"/>1 906</text:p>
          </table:table-cell>
          <table:table-cell office:value-type="float" office:value="4336" table:style-name="ce38">
            <text:p><text:s text:c="2"/>4 336</text:p>
          </table:table-cell>
          <table:table-cell office:value-type="float" office:value="44450" table:style-name="ce38">
            <text:p><text:s text:c="2"/>44 450</text:p>
          </table:table-cell>
          <table:table-cell table:number-columns-repeated="16373"/>
        </table:table-row>
        <table:table-row table:style-name="ro5">
          <table:table-cell office:value-type="float" office:value="20922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39724" table:style-name="ce38">
            <text:p><text:s text:c="2"/>39 724</text:p>
          </table:table-cell>
          <table:table-cell office:value-type="float" office:value="3241" table:style-name="ce38">
            <text:p><text:s text:c="2"/>3 241</text:p>
          </table:table-cell>
          <table:table-cell office:value-type="float" office:value="499" table:style-name="ce38">
            <text:p><text:s text:c="3"/>499</text:p>
          </table:table-cell>
          <table:table-cell office:value-type="float" office:value="546" table:style-name="ce38">
            <text:p><text:s text:c="3"/>546</text:p>
          </table:table-cell>
          <table:table-cell office:value-type="float" office:value="350" table:style-name="ce38">
            <text:p><text:s text:c="3"/>350</text:p>
          </table:table-cell>
          <table:table-cell office:value-type="float" office:value="366" table:style-name="ce38">
            <text:p><text:s text:c="3"/>366</text:p>
          </table:table-cell>
          <table:table-cell office:value-type="float" office:value="1065" table:style-name="ce38">
            <text:p><text:s text:c="2"/>1 065</text:p>
          </table:table-cell>
          <table:table-cell office:value-type="float" office:value="2327" table:style-name="ce38">
            <text:p><text:s text:c="2"/>2 327</text:p>
          </table:table-cell>
          <table:table-cell office:value-type="float" office:value="33657" table:style-name="ce38">
            <text:p><text:s text:c="2"/>33 657</text:p>
          </table:table-cell>
          <table:table-cell table:number-columns-repeated="16373"/>
        </table:table-row>
        <table:table-row table:style-name="ro5">
          <table:table-cell office:value-type="float" office:value="20923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25291" table:style-name="ce37">
            <text:p><text:s text:c="2"/>25 291</text:p>
          </table:table-cell>
          <table:table-cell office:value-type="float" office:value="4539" table:style-name="ce37">
            <text:p><text:s text:c="2"/>4 539</text:p>
          </table:table-cell>
          <table:table-cell office:value-type="float" office:value="328" table:style-name="ce37">
            <text:p><text:s text:c="3"/>328</text:p>
          </table:table-cell>
          <table:table-cell office:value-type="float" office:value="168" table:style-name="ce37">
            <text:p><text:s text:c="3"/>168</text:p>
          </table:table-cell>
          <table:table-cell office:value-type="float" office:value="335" table:style-name="ce37">
            <text:p><text:s text:c="3"/>335</text:p>
          </table:table-cell>
          <table:table-cell office:value-type="float" office:value="1785" table:style-name="ce37">
            <text:p><text:s text:c="2"/>1 785</text:p>
          </table:table-cell>
          <table:table-cell office:value-type="float" office:value="666" table:style-name="ce37">
            <text:p><text:s text:c="3"/>666</text:p>
          </table:table-cell>
          <table:table-cell office:value-type="float" office:value="2954" table:style-name="ce37">
            <text:p><text:s text:c="2"/>2 954</text:p>
          </table:table-cell>
          <table:table-cell office:value-type="float" office:value="17470" table:style-name="ce37">
            <text:p><text:s text:c="2"/>17 470</text:p>
          </table:table-cell>
          <table:table-cell table:number-columns-repeated="16373"/>
        </table:table-row>
        <table:table-row table:style-name="ro5">
          <table:table-cell office:value-type="float" office:value="20931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6292" table:style-name="ce38">
            <text:p><text:s text:c="2"/>96 292</text:p>
          </table:table-cell>
          <table:table-cell office:value-type="float" office:value="30440" table:style-name="ce38">
            <text:p><text:s text:c="2"/>30 440</text:p>
          </table:table-cell>
          <table:table-cell office:value-type="float" office:value="810" table:style-name="ce38">
            <text:p><text:s text:c="3"/>810</text:p>
          </table:table-cell>
          <table:table-cell office:value-type="float" office:value="285" table:style-name="ce38">
            <text:p><text:s text:c="3"/>285</text:p>
          </table:table-cell>
          <table:table-cell office:value-type="float" office:value="3160" table:style-name="ce38">
            <text:p><text:s text:c="2"/>3 160</text:p>
          </table:table-cell>
          <table:table-cell office:value-type="float" office:value="13872" table:style-name="ce38">
            <text:p><text:s text:c="2"/>13 872</text:p>
          </table:table-cell>
          <table:table-cell office:value-type="float" office:value="1510" table:style-name="ce38">
            <text:p><text:s text:c="2"/>1 510</text:p>
          </table:table-cell>
          <table:table-cell office:value-type="float" office:value="18827" table:style-name="ce38">
            <text:p><text:s text:c="2"/>18 827</text:p>
          </table:table-cell>
          <table:table-cell office:value-type="float" office:value="46215" table:style-name="ce38">
            <text:p><text:s text:c="2"/>46 215</text:p>
          </table:table-cell>
          <table:table-cell table:number-columns-repeated="16373"/>
        </table:table-row>
        <table:table-row table:style-name="ro5">
          <table:table-cell office:value-type="float" office:value="21001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141914" table:style-name="ce36">
            <text:p><text:s text:c="2"/>141 914</text:p>
          </table:table-cell>
          <table:table-cell office:value-type="float" office:value="34297" table:style-name="ce36">
            <text:p><text:s text:c="2"/>34 297</text:p>
          </table:table-cell>
          <table:table-cell office:value-type="float" office:value="1417" table:style-name="ce36">
            <text:p><text:s text:c="2"/>1 417</text:p>
          </table:table-cell>
          <table:table-cell office:value-type="float" office:value="897" table:style-name="ce36">
            <text:p><text:s text:c="3"/>8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84" table:style-name="ce36">
            <text:p><text:s text:c="2"/>16 884</text:p>
          </table:table-cell>
          <table:table-cell office:value-type="float" office:value="-182" table:style-name="ce36">
            <text:p><text:s/>(-) <text:s text:c="2"/>182</text:p>
          </table:table-cell>
          <table:table-cell office:value-type="float" office:value="17599" table:style-name="ce36">
            <text:p><text:s text:c="2"/>17 599</text:p>
          </table:table-cell>
          <table:table-cell office:value-type="float" office:value="88601" table:style-name="ce36">
            <text:p><text:s text:c="2"/>88 601</text:p>
          </table:table-cell>
          <table:table-cell table:number-columns-repeated="16373"/>
        </table:table-row>
        <table:table-row table:style-name="ro5">
          <table:table-cell office:value-type="float" office:value="22001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38782" table:style-name="ce36">
            <text:p><text:s text:c="2"/>38 782</text:p>
          </table:table-cell>
          <table:table-cell office:value-type="float" office:value="4422" table:style-name="ce36">
            <text:p><text:s text:c="2"/>4 422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634" table:style-name="ce36">
            <text:p><text:s text:c="3"/>634</text:p>
          </table:table-cell>
          <table:table-cell office:value-type="float" office:value="816" table:style-name="ce36">
            <text:p><text:s text:c="3"/>816</text:p>
          </table:table-cell>
          <table:table-cell office:value-type="float" office:value="1547" table:style-name="ce36">
            <text:p><text:s text:c="2"/>1 547</text:p>
          </table:table-cell>
          <table:table-cell office:value-type="float" office:value="1064" table:style-name="ce36">
            <text:p><text:s text:c="2"/>1 064</text:p>
          </table:table-cell>
          <table:table-cell office:value-type="float" office:value="4061" table:style-name="ce36">
            <text:p><text:s text:c="2"/>4 061</text:p>
          </table:table-cell>
          <table:table-cell office:value-type="float" office:value="29825" table:style-name="ce36">
            <text:p><text:s text:c="2"/>29 825</text:p>
          </table:table-cell>
          <table:table-cell table:number-columns-repeated="16373"/>
        </table:table-row>
        <table:table-row table:style-name="ro5">
          <table:table-cell office:value-type="float" office:value="22002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96557" table:style-name="ce36">
            <text:p><text:s text:c="2"/>96 557</text:p>
          </table:table-cell>
          <table:table-cell office:value-type="float" office:value="11667" table:style-name="ce36">
            <text:p><text:s text:c="2"/>11 667</text:p>
          </table:table-cell>
          <table:table-cell office:value-type="float" office:value="1311" table:style-name="ce36">
            <text:p><text:s text:c="2"/>1 311</text:p>
          </table:table-cell>
          <table:table-cell office:value-type="float" office:value="922" table:style-name="ce36">
            <text:p><text:s text:c="3"/>922</text:p>
          </table:table-cell>
          <table:table-cell office:value-type="float" office:value="1481" table:style-name="ce36">
            <text:p><text:s text:c="2"/>1 481</text:p>
          </table:table-cell>
          <table:table-cell office:value-type="float" office:value="2797" table:style-name="ce36">
            <text:p><text:s text:c="2"/>2 797</text:p>
          </table:table-cell>
          <table:table-cell office:value-type="float" office:value="2431" table:style-name="ce36">
            <text:p><text:s text:c="2"/>2 431</text:p>
          </table:table-cell>
          <table:table-cell office:value-type="float" office:value="7631" table:style-name="ce36">
            <text:p><text:s text:c="2"/>7 631</text:p>
          </table:table-cell>
          <table:table-cell office:value-type="float" office:value="75948" table:style-name="ce36">
            <text:p><text:s text:c="2"/>75 948</text:p>
          </table:table-cell>
          <table:table-cell table:number-columns-repeated="16373"/>
        </table:table-row>
        <table:table-row table:style-name="ro5">
          <table:table-cell office:value-type="float" office:value="23001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18644" table:style-name="ce36">
            <text:p><text:s text:c="2"/>18 644</text:p>
          </table:table-cell>
          <table:table-cell office:value-type="float" office:value="2149" table:style-name="ce36">
            <text:p><text:s text:c="2"/>2 149</text:p>
          </table:table-cell>
          <table:table-cell office:value-type="float" office:value="470" table:style-name="ce36">
            <text:p><text:s text:c="3"/>47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3" table:style-name="ce36">
            <text:p><text:s text:c="2"/>1 053</text:p>
          </table:table-cell>
          <table:table-cell office:value-type="float" office:value="472" table:style-name="ce36">
            <text:p><text:s text:c="3"/>472</text:p>
          </table:table-cell>
          <table:table-cell office:value-type="float" office:value="1532" table:style-name="ce36">
            <text:p><text:s text:c="2"/>1 532</text:p>
          </table:table-cell>
          <table:table-cell office:value-type="float" office:value="14493" table:style-name="ce36">
            <text:p><text:s text:c="2"/>14 493</text:p>
          </table:table-cell>
          <table:table-cell table:number-columns-repeated="16373"/>
        </table:table-row>
        <table:table-row table:style-name="ro5">
          <table:table-cell office:value-type="float" office:value="23002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29770" table:style-name="ce36">
            <text:p><text:s text:c="2"/>29 770</text:p>
          </table:table-cell>
          <table:table-cell office:value-type="float" office:value="4608" table:style-name="ce36">
            <text:p><text:s text:c="2"/>4 608</text:p>
          </table:table-cell>
          <table:table-cell office:value-type="float" office:value="358" table:style-name="ce36">
            <text:p><text:s text:c="3"/>35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7" table:style-name="ce36">
            <text:p><text:s text:c="2"/>2 437</text:p>
          </table:table-cell>
          <table:table-cell office:value-type="float" office:value="786" table:style-name="ce36">
            <text:p><text:s text:c="3"/>786</text:p>
          </table:table-cell>
          <table:table-cell office:value-type="float" office:value="3241" table:style-name="ce36">
            <text:p><text:s text:c="2"/>3 241</text:p>
          </table:table-cell>
          <table:table-cell office:value-type="float" office:value="21563" table:style-name="ce36">
            <text:p><text:s text:c="2"/>21 563</text:p>
          </table:table-cell>
          <table:table-cell table:number-columns-repeated="16373"/>
        </table:table-row>
        <table:table-row table:style-name="ro5">
          <table:table-cell office:value-type="float" office:value="23003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69225" table:style-name="ce38">
            <text:p><text:s text:c="2"/>69 225</text:p>
          </table:table-cell>
          <table:table-cell office:value-type="float" office:value="14771" table:style-name="ce38">
            <text:p><text:s text:c="2"/>14 771</text:p>
          </table:table-cell>
          <table:table-cell office:value-type="float" office:value="1068" table:style-name="ce38">
            <text:p><text:s text:c="2"/>1 068</text:p>
          </table:table-cell>
          <table:table-cell office:value-type="float" office:value="362" table:style-name="ce38">
            <text:p><text:s text:c="3"/>362</text:p>
          </table:table-cell>
          <table:table-cell office:value-type="float" office:value="382" table:style-name="ce38">
            <text:p><text:s text:c="3"/>382</text:p>
          </table:table-cell>
          <table:table-cell office:value-type="float" office:value="3963" table:style-name="ce38">
            <text:p><text:s text:c="2"/>3 963</text:p>
          </table:table-cell>
          <table:table-cell office:value-type="float" office:value="1542" table:style-name="ce38">
            <text:p><text:s text:c="2"/>1 542</text:p>
          </table:table-cell>
          <table:table-cell office:value-type="float" office:value="6249" table:style-name="ce38">
            <text:p><text:s text:c="2"/>6 249</text:p>
          </table:table-cell>
          <table:table-cell office:value-type="float" office:value="47137" table:style-name="ce38">
            <text:p><text:s text:c="2"/>47 137</text:p>
          </table:table-cell>
          <table:table-cell table:number-columns-repeated="16373"/>
        </table:table-row>
        <table:table-row table:style-name="ro5">
          <table:table-cell office:value-type="float" office:value="24911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11727" table:style-name="ce37">
            <text:p><text:s text:c="2"/>11 727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339" table:style-name="ce37">
            <text:p><text:s text:c="3"/>339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109" table:style-name="ce37">
            <text:p><text:s text:c="3"/>109</text:p>
          </table:table-cell>
          <table:table-cell office:value-type="float" office:value="11255" table:style-name="ce37">
            <text:p><text:s text:c="2"/>11 255</text:p>
          </table:table-cell>
          <table:table-cell table:number-columns-repeated="16373"/>
        </table:table-row>
        <table:table-row table:style-name="ro5">
          <table:table-cell office:value-type="float" office:value="24912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96050" table:style-name="ce37">
            <text:p><text:s text:c="2"/>96 050</text:p>
          </table:table-cell>
          <table:table-cell office:value-type="float" office:value="6564" table:style-name="ce37">
            <text:p><text:s text:c="2"/>6 564</text:p>
          </table:table-cell>
          <table:table-cell office:value-type="float" office:value="2206" table:style-name="ce37">
            <text:p><text:s text:c="2"/>2 206</text:p>
          </table:table-cell>
          <table:table-cell office:value-type="float" office:value="627" table:style-name="ce37">
            <text:p><text:s text:c="3"/>627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1223" table:style-name="ce37">
            <text:p><text:s text:c="2"/>1 223</text:p>
          </table:table-cell>
          <table:table-cell office:value-type="float" office:value="2238" table:style-name="ce37">
            <text:p><text:s text:c="2"/>2 238</text:p>
          </table:table-cell>
          <table:table-cell office:value-type="float" office:value="4279" table:style-name="ce37">
            <text:p><text:s text:c="2"/>4 279</text:p>
          </table:table-cell>
          <table:table-cell office:value-type="float" office:value="83001" table:style-name="ce37">
            <text:p><text:s text:c="2"/>83 001</text:p>
          </table:table-cell>
          <table:table-cell table:number-columns-repeated="16373"/>
        </table:table-row>
        <table:table-row table:style-name="ro5">
          <table:table-cell office:value-type="float" office:value="24921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74815" table:style-name="ce37">
            <text:p><text:s text:c="2"/>74 815</text:p>
          </table:table-cell>
          <table:table-cell office:value-type="float" office:value="8600" table:style-name="ce37">
            <text:p><text:s text:c="2"/>8 600</text:p>
          </table:table-cell>
          <table:table-cell office:value-type="float" office:value="876" table:style-name="ce37">
            <text:p><text:s text:c="3"/>876</text:p>
          </table:table-cell>
          <table:table-cell office:value-type="float" office:value="205" table:style-name="ce37">
            <text:p><text:s text:c="3"/>205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922" table:style-name="ce37">
            <text:p><text:s text:c="3"/>922</text:p>
          </table:table-cell>
          <table:table-cell office:value-type="float" office:value="1599" table:style-name="ce37">
            <text:p><text:s text:c="2"/>1 599</text:p>
          </table:table-cell>
          <table:table-cell office:value-type="float" office:value="2841" table:style-name="ce37">
            <text:p><text:s text:c="2"/>2 841</text:p>
          </table:table-cell>
          <table:table-cell office:value-type="float" office:value="62498" table:style-name="ce37">
            <text:p><text:s text:c="2"/>62 498</text:p>
          </table:table-cell>
          <table:table-cell table:number-columns-repeated="16373"/>
        </table:table-row>
        <table:table-row table:style-name="ro5">
          <table:table-cell office:value-type="float" office:value="24922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6130" table:style-name="ce37">
            <text:p><text:s text:c="2"/>6 130</text:p>
          </table:table-cell>
          <table:table-cell office:value-type="float" office:value="1431" table:style-name="ce37">
            <text:p><text:s text:c="2"/>1 431</text:p>
          </table:table-cell>
          <table:table-cell office:value-type="float" office:value="112" table:style-name="ce37">
            <text:p><text:s text:c="3"/>1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147" table:style-name="ce37">
            <text:p><text:s text:c="3"/>147</text:p>
          </table:table-cell>
          <table:table-cell office:value-type="float" office:value="221" table:style-name="ce37">
            <text:p><text:s text:c="3"/>221</text:p>
          </table:table-cell>
          <table:table-cell office:value-type="float" office:value="4366" table:style-name="ce37">
            <text:p><text:s text:c="2"/>4 366</text:p>
          </table:table-cell>
          <table:table-cell table:number-columns-repeated="16373"/>
        </table:table-row>
        <table:table-row table:style-name="ro5">
          <table:table-cell office:value-type="float" office:value="25001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30803" table:style-name="ce36">
            <text:p><text:s text:c="2"/>130 803</text:p>
          </table:table-cell>
          <table:table-cell office:value-type="float" office:value="20567" table:style-name="ce36">
            <text:p><text:s text:c="2"/>20 567</text:p>
          </table:table-cell>
          <table:table-cell office:value-type="float" office:value="1621" table:style-name="ce36">
            <text:p><text:s text:c="2"/>1 621</text:p>
          </table:table-cell>
          <table:table-cell office:value-type="float" office:value="1410" table:style-name="ce36">
            <text:p><text:s text:c="2"/>1 410</text:p>
          </table:table-cell>
          <table:table-cell office:value-type="float" office:value="1865" table:style-name="ce36">
            <text:p><text:s text:c="2"/>1 865</text:p>
          </table:table-cell>
          <table:table-cell office:value-type="float" office:value="4771" table:style-name="ce36">
            <text:p><text:s text:c="2"/>4 771</text:p>
          </table:table-cell>
          <table:table-cell office:value-type="float" office:value="3276" table:style-name="ce36">
            <text:p><text:s text:c="2"/>3 276</text:p>
          </table:table-cell>
          <table:table-cell office:value-type="float" office:value="11322" table:style-name="ce36">
            <text:p><text:s text:c="2"/>11 322</text:p>
          </table:table-cell>
          <table:table-cell office:value-type="float" office:value="97293" table:style-name="ce36">
            <text:p><text:s text:c="2"/>97 293</text:p>
          </table:table-cell>
          <table:table-cell table:number-columns-repeated="16373"/>
        </table:table-row>
        <table:table-row table:style-name="ro5">
          <table:table-cell office:value-type="float" office:value="26001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22380" table:style-name="ce36">
            <text:p><text:s text:c="2"/>22 380</text:p>
          </table:table-cell>
          <table:table-cell office:value-type="float" office:value="1691" table:style-name="ce36">
            <text:p><text:s text:c="2"/>1 691</text:p>
          </table:table-cell>
          <table:table-cell office:value-type="float" office:value="261" table:style-name="ce36">
            <text:p><text:s text:c="3"/>261</text:p>
          </table:table-cell>
          <table:table-cell office:value-type="float" office:value="251" table:style-name="ce36">
            <text:p><text:s text:c="3"/>251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1001" table:style-name="ce36">
            <text:p><text:s text:c="2"/>1 001</text:p>
          </table:table-cell>
          <table:table-cell office:value-type="float" office:value="1381" table:style-name="ce36">
            <text:p><text:s text:c="2"/>1 381</text:p>
          </table:table-cell>
          <table:table-cell office:value-type="float" office:value="19047" table:style-name="ce36">
            <text:p><text:s text:c="2"/>19 047</text:p>
          </table:table-cell>
          <table:table-cell table:number-columns-repeated="16373"/>
        </table:table-row>
        <table:table-row table:style-name="ro5">
          <table:table-cell office:value-type="float" office:value="26002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44471" table:style-name="ce36">
            <text:p><text:s text:c="2"/>44 471</text:p>
          </table:table-cell>
          <table:table-cell office:value-type="float" office:value="11113" table:style-name="ce36">
            <text:p><text:s text:c="2"/>11 113</text:p>
          </table:table-cell>
          <table:table-cell office:value-type="float" office:value="571" table:style-name="ce36">
            <text:p><text:s text:c="3"/>571</text:p>
          </table:table-cell>
          <table:table-cell office:value-type="float" office:value="451" table:style-name="ce36">
            <text:p><text:s text:c="3"/>451</text:p>
          </table:table-cell>
          <table:table-cell office:value-type="float" office:value="1423" table:style-name="ce36">
            <text:p><text:s text:c="2"/>1 423</text:p>
          </table:table-cell>
          <table:table-cell office:value-type="float" office:value="2271" table:style-name="ce36">
            <text:p><text:s text:c="2"/>2 271</text:p>
          </table:table-cell>
          <table:table-cell office:value-type="float" office:value="1302" table:style-name="ce36">
            <text:p><text:s text:c="2"/>1 302</text:p>
          </table:table-cell>
          <table:table-cell office:value-type="float" office:value="5447" table:style-name="ce36">
            <text:p><text:s text:c="2"/>5 447</text:p>
          </table:table-cell>
          <table:table-cell office:value-type="float" office:value="27340" table:style-name="ce36">
            <text:p><text:s text:c="2"/>27 340</text:p>
          </table:table-cell>
          <table:table-cell table:number-columns-repeated="16373"/>
        </table:table-row>
        <table:table-row table:style-name="ro5">
          <table:table-cell office:value-type="float" office:value="26003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100387" table:style-name="ce36">
            <text:p><text:s text:c="2"/>100 387</text:p>
          </table:table-cell>
          <table:table-cell office:value-type="float" office:value="19125" table:style-name="ce36">
            <text:p><text:s text:c="2"/>19 125</text:p>
          </table:table-cell>
          <table:table-cell office:value-type="float" office:value="1589" table:style-name="ce36">
            <text:p><text:s text:c="2"/>1 589</text:p>
          </table:table-cell>
          <table:table-cell office:value-type="float" office:value="1526" table:style-name="ce36">
            <text:p><text:s text:c="2"/>1 526</text:p>
          </table:table-cell>
          <table:table-cell office:value-type="float" office:value="4112" table:style-name="ce36">
            <text:p><text:s text:c="2"/>4 112</text:p>
          </table:table-cell>
          <table:table-cell office:value-type="float" office:value="6619" table:style-name="ce36">
            <text:p><text:s text:c="2"/>6 619</text:p>
          </table:table-cell>
          <table:table-cell office:value-type="float" office:value="2075" table:style-name="ce36">
            <text:p><text:s text:c="2"/>2 075</text:p>
          </table:table-cell>
          <table:table-cell office:value-type="float" office:value="14332" table:style-name="ce36">
            <text:p><text:s text:c="2"/>14 332</text:p>
          </table:table-cell>
          <table:table-cell office:value-type="float" office:value="65341" table:style-name="ce36">
            <text:p><text:s text:c="2"/>65 341</text:p>
          </table:table-cell>
          <table:table-cell table:number-columns-repeated="16373"/>
        </table:table-row>
        <table:table-row table:style-name="ro5">
          <table:table-cell office:value-type="float" office:value="26004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28708" table:style-name="ce36">
            <text:p><text:s text:c="2"/>28 708</text:p>
          </table:table-cell>
          <table:table-cell office:value-type="float" office:value="6079" table:style-name="ce36">
            <text:p><text:s text:c="2"/>6 079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713" table:style-name="ce36">
            <text:p><text:s text:c="3"/>713</text:p>
          </table:table-cell>
          <table:table-cell office:value-type="float" office:value="398" table:style-name="ce36">
            <text:p><text:s text:c="3"/>398</text:p>
          </table:table-cell>
          <table:table-cell office:value-type="float" office:value="798" table:style-name="ce36">
            <text:p><text:s text:c="3"/>798</text:p>
          </table:table-cell>
          <table:table-cell office:value-type="float" office:value="921" table:style-name="ce36">
            <text:p><text:s text:c="3"/>921</text:p>
          </table:table-cell>
          <table:table-cell office:value-type="float" office:value="2830" table:style-name="ce36">
            <text:p><text:s text:c="2"/>2 830</text:p>
          </table:table-cell>
          <table:table-cell office:value-type="float" office:value="19465" table:style-name="ce36">
            <text:p><text:s text:c="2"/>19 465</text:p>
          </table:table-cell>
          <table:table-cell table:number-columns-repeated="16373"/>
        </table:table-row>
        <table:table-row table:style-name="ro5">
          <table:table-cell office:value-type="float" office:value="27001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92787" table:style-name="ce37">
            <text:p><text:s text:c="2"/>92 787</text:p>
          </table:table-cell>
          <table:table-cell office:value-type="float" office:value="10383" table:style-name="ce37">
            <text:p><text:s text:c="2"/>10 383</text:p>
          </table:table-cell>
          <table:table-cell office:value-type="float" office:value="1006" table:style-name="ce37">
            <text:p><text:s text:c="2"/>1 006</text:p>
          </table:table-cell>
          <table:table-cell office:value-type="float" office:value="2258" table:style-name="ce37">
            <text:p><text:s text:c="2"/>2 258</text:p>
          </table:table-cell>
          <table:table-cell office:value-type="float" office:value="1295" table:style-name="ce37">
            <text:p><text:s text:c="2"/>1 295</text:p>
          </table:table-cell>
          <table:table-cell office:value-type="float" office:value="2537" table:style-name="ce37">
            <text:p><text:s text:c="2"/>2 537</text:p>
          </table:table-cell>
          <table:table-cell office:value-type="float" office:value="2706" table:style-name="ce37">
            <text:p><text:s text:c="2"/>2 706</text:p>
          </table:table-cell>
          <table:table-cell office:value-type="float" office:value="8796" table:style-name="ce37">
            <text:p><text:s text:c="2"/>8 796</text:p>
          </table:table-cell>
          <table:table-cell office:value-type="float" office:value="72602" table:style-name="ce37">
            <text:p><text:s text:c="2"/>72 602</text:p>
          </table:table-cell>
          <table:table-cell table:number-columns-repeated="16373"/>
        </table:table-row>
        <table:table-row table:style-name="ro5">
          <table:table-cell office:value-type="float" office:value="27002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41856" table:style-name="ce38">
            <text:p><text:s text:c="2"/>41 856</text:p>
          </table:table-cell>
          <table:table-cell office:value-type="float" office:value="13949" table:style-name="ce38">
            <text:p><text:s text:c="2"/>13 949</text:p>
          </table:table-cell>
          <table:table-cell office:value-type="float" office:value="483" table:style-name="ce38">
            <text:p><text:s text:c="3"/>483</text:p>
          </table:table-cell>
          <table:table-cell office:value-type="float" office:value="390" table:style-name="ce38">
            <text:p><text:s text:c="3"/>390</text:p>
          </table:table-cell>
          <table:table-cell office:value-type="float" office:value="1576" table:style-name="ce38">
            <text:p><text:s text:c="2"/>1 576</text:p>
          </table:table-cell>
          <table:table-cell office:value-type="float" office:value="5031" table:style-name="ce38">
            <text:p><text:s text:c="2"/>5 031</text:p>
          </table:table-cell>
          <table:table-cell office:value-type="float" office:value="719" table:style-name="ce38">
            <text:p><text:s text:c="3"/>719</text:p>
          </table:table-cell>
          <table:table-cell office:value-type="float" office:value="7716" table:style-name="ce38">
            <text:p><text:s text:c="2"/>7 716</text:p>
          </table:table-cell>
          <table:table-cell office:value-type="float" office:value="19708" table:style-name="ce38">
            <text:p><text:s text:c="2"/>19 708</text:p>
          </table:table-cell>
          <table:table-cell table:number-columns-repeated="16373"/>
        </table:table-row>
        <table:table-row table:style-name="ro5">
          <table:table-cell office:value-type="float" office:value="28001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32873" table:style-name="ce38">
            <text:p><text:s text:c="2"/>32 873</text:p>
          </table:table-cell>
          <table:table-cell office:value-type="float" office:value="5535" table:style-name="ce38">
            <text:p><text:s text:c="2"/>5 535</text:p>
          </table:table-cell>
          <table:table-cell office:value-type="float" office:value="371" table:style-name="ce38">
            <text:p><text:s text:c="3"/>371</text:p>
          </table:table-cell>
          <table:table-cell office:value-type="float" office:value="136" table:style-name="ce38">
            <text:p><text:s text:c="3"/>136</text:p>
          </table:table-cell>
          <table:table-cell office:value-type="float" office:value="42" table:style-name="ce38">
            <text:p><text:s text:c="3"/>42</text:p>
          </table:table-cell>
          <table:table-cell office:value-type="float" office:value="997" table:style-name="ce38">
            <text:p><text:s text:c="3"/>997</text:p>
          </table:table-cell>
          <table:table-cell office:value-type="float" office:value="665" table:style-name="ce38">
            <text:p><text:s text:c="3"/>665</text:p>
          </table:table-cell>
          <table:table-cell office:value-type="float" office:value="1840" table:style-name="ce38">
            <text:p><text:s text:c="2"/>1 840</text:p>
          </table:table-cell>
          <table:table-cell office:value-type="float" office:value="25127" table:style-name="ce38">
            <text:p><text:s text:c="2"/>25 127</text:p>
          </table:table-cell>
          <table:table-cell table:number-columns-repeated="16373"/>
        </table:table-row>
        <table:table-row table:style-name="ro5">
          <table:table-cell office:value-type="float" office:value="28002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19540" table:style-name="ce37">
            <text:p><text:s text:c="2"/>19 540</text:p>
          </table:table-cell>
          <table:table-cell office:value-type="float" office:value="1859" table:style-name="ce37">
            <text:p><text:s text:c="2"/>1 859</text:p>
          </table:table-cell>
          <table:table-cell office:value-type="float" office:value="206" table:style-name="ce37">
            <text:p><text:s text:c="3"/>206</text:p>
          </table:table-cell>
          <table:table-cell office:value-type="float" office:value="136" table:style-name="ce37">
            <text:p><text:s text:c="3"/>136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06" table:style-name="ce37">
            <text:p><text:s text:c="3"/>406</text:p>
          </table:table-cell>
          <table:table-cell office:value-type="float" office:value="596" table:style-name="ce37">
            <text:p><text:s text:c="3"/>596</text:p>
          </table:table-cell>
          <table:table-cell office:value-type="float" office:value="16879" table:style-name="ce37">
            <text:p><text:s text:c="2"/>16 879</text:p>
          </table:table-cell>
          <table:table-cell table:number-columns-repeated="16373"/>
        </table:table-row>
        <table:table-row table:style-name="ro5">
          <table:table-cell office:value-type="float" office:value="28003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148580" table:style-name="ce38">
            <text:p><text:s text:c="2"/>148 580</text:p>
          </table:table-cell>
          <table:table-cell office:value-type="float" office:value="20018" table:style-name="ce38">
            <text:p><text:s text:c="2"/>20 018</text:p>
          </table:table-cell>
          <table:table-cell office:value-type="float" office:value="1799" table:style-name="ce38">
            <text:p><text:s text:c="2"/>1 799</text:p>
          </table:table-cell>
          <table:table-cell office:value-type="float" office:value="3754" table:style-name="ce38">
            <text:p><text:s text:c="2"/>3 754</text:p>
          </table:table-cell>
          <table:table-cell office:value-type="float" office:value="921" table:style-name="ce38">
            <text:p><text:s text:c="3"/>921</text:p>
          </table:table-cell>
          <table:table-cell office:value-type="float" office:value="2192" table:style-name="ce38">
            <text:p><text:s text:c="2"/>2 192</text:p>
          </table:table-cell>
          <table:table-cell office:value-type="float" office:value="4484" table:style-name="ce38">
            <text:p><text:s text:c="2"/>4 484</text:p>
          </table:table-cell>
          <table:table-cell office:value-type="float" office:value="11351" table:style-name="ce38">
            <text:p><text:s text:c="2"/>11 351</text:p>
          </table:table-cell>
          <table:table-cell office:value-type="float" office:value="115412" table:style-name="ce38">
            <text:p><text:s text:c="2"/>115 412</text:p>
          </table:table-cell>
          <table:table-cell table:number-columns-repeated="16373"/>
        </table:table-row>
        <table:table-row table:style-name="ro5">
          <table:table-cell office:value-type="float" office:value="29911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68887" table:style-name="ce36">
            <text:p><text:s text:c="2"/>168 887</text:p>
          </table:table-cell>
          <table:table-cell office:value-type="float" office:value="29352" table:style-name="ce36">
            <text:p><text:s text:c="2"/>29 352</text:p>
          </table:table-cell>
          <table:table-cell office:value-type="float" office:value="2209" table:style-name="ce36">
            <text:p><text:s text:c="2"/>2 209</text:p>
          </table:table-cell>
          <table:table-cell office:value-type="float" office:value="1954" table:style-name="ce36">
            <text:p><text:s text:c="2"/>1 954</text:p>
          </table:table-cell>
          <table:table-cell office:value-type="float" office:value="7863" table:style-name="ce36">
            <text:p><text:s text:c="2"/>7 863</text:p>
          </table:table-cell>
          <table:table-cell office:value-type="float" office:value="11201" table:style-name="ce36">
            <text:p><text:s text:c="2"/>11 201</text:p>
          </table:table-cell>
          <table:table-cell office:value-type="float" office:value="3812" table:style-name="ce36">
            <text:p><text:s text:c="2"/>3 812</text:p>
          </table:table-cell>
          <table:table-cell office:value-type="float" office:value="24830" table:style-name="ce36">
            <text:p><text:s text:c="2"/>24 830</text:p>
          </table:table-cell>
          <table:table-cell office:value-type="float" office:value="112496" table:style-name="ce36">
            <text:p><text:s text:c="2"/>112 496</text:p>
          </table:table-cell>
          <table:table-cell table:number-columns-repeated="16373"/>
        </table:table-row>
        <table:table-row table:style-name="ro5">
          <table:table-cell office:value-type="float" office:value="29912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38361" table:style-name="ce36">
            <text:p><text:s text:c="2"/>38 361</text:p>
          </table:table-cell>
          <table:table-cell office:value-type="float" office:value="6008" table:style-name="ce36">
            <text:p><text:s text:c="2"/>6 008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84" table:style-name="ce36">
            <text:p><text:s text:c="3"/>184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434" table:style-name="ce36">
            <text:p><text:s text:c="3"/>434</text:p>
          </table:table-cell>
          <table:table-cell office:value-type="float" office:value="764" table:style-name="ce36">
            <text:p><text:s text:c="3"/>764</text:p>
          </table:table-cell>
          <table:table-cell office:value-type="float" office:value="1482" table:style-name="ce36">
            <text:p><text:s text:c="2"/>1 482</text:p>
          </table:table-cell>
          <table:table-cell office:value-type="float" office:value="30808" table:style-name="ce36">
            <text:p><text:s text:c="2"/>30 808</text:p>
          </table:table-cell>
          <table:table-cell table:number-columns-repeated="16373"/>
        </table:table-row>
        <table:table-row table:style-name="ro5">
          <table:table-cell office:value-type="float" office:value="29921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113330" table:style-name="ce36">
            <text:p><text:s text:c="2"/>113 330</text:p>
          </table:table-cell>
          <table:table-cell office:value-type="float" office:value="18469" table:style-name="ce36">
            <text:p><text:s text:c="2"/>18 469</text:p>
          </table:table-cell>
          <table:table-cell office:value-type="float" office:value="780" table:style-name="ce36">
            <text:p><text:s text:c="3"/>780</text:p>
          </table:table-cell>
          <table:table-cell office:value-type="float" office:value="2626" table:style-name="ce36">
            <text:p><text:s text:c="2"/>2 626</text:p>
          </table:table-cell>
          <table:table-cell office:value-type="float" office:value="1051" table:style-name="ce36">
            <text:p><text:s text:c="2"/>1 051</text:p>
          </table:table-cell>
          <table:table-cell office:value-type="float" office:value="835" table:style-name="ce36">
            <text:p><text:s text:c="3"/>835</text:p>
          </table:table-cell>
          <table:table-cell office:value-type="float" office:value="3274" table:style-name="ce36">
            <text:p><text:s text:c="2"/>3 274</text:p>
          </table:table-cell>
          <table:table-cell office:value-type="float" office:value="7786" table:style-name="ce36">
            <text:p><text:s text:c="2"/>7 786</text:p>
          </table:table-cell>
          <table:table-cell office:value-type="float" office:value="86295" table:style-name="ce36">
            <text:p><text:s text:c="2"/>86 295</text:p>
          </table:table-cell>
          <table:table-cell table:number-columns-repeated="16373"/>
        </table:table-row>
        <table:table-row table:style-name="ro5">
          <table:table-cell office:value-type="float" office:value="30001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74487" table:style-name="ce36">
            <text:p><text:s text:c="2"/>74 487</text:p>
          </table:table-cell>
          <table:table-cell office:value-type="float" office:value="6769" table:style-name="ce36">
            <text:p><text:s text:c="2"/>6 769</text:p>
          </table:table-cell>
          <table:table-cell office:value-type="float" office:value="507" table:style-name="ce36">
            <text:p><text:s text:c="3"/>507</text:p>
          </table:table-cell>
          <table:table-cell office:value-type="float" office:value="303" table:style-name="ce36">
            <text:p><text:s text:c="3"/>303</text:p>
          </table:table-cell>
          <table:table-cell office:value-type="float" office:value="1607" table:style-name="ce36">
            <text:p><text:s text:c="2"/>1 607</text:p>
          </table:table-cell>
          <table:table-cell office:value-type="float" office:value="1847" table:style-name="ce36">
            <text:p><text:s text:c="2"/>1 847</text:p>
          </table:table-cell>
          <table:table-cell office:value-type="float" office:value="1021" table:style-name="ce36">
            <text:p><text:s text:c="2"/>1 021</text:p>
          </table:table-cell>
          <table:table-cell office:value-type="float" office:value="4778" table:style-name="ce36">
            <text:p><text:s text:c="2"/>4 778</text:p>
          </table:table-cell>
          <table:table-cell office:value-type="float" office:value="62433" table:style-name="ce36">
            <text:p><text:s text:c="2"/>62 433</text:p>
          </table:table-cell>
          <table:table-cell table:number-columns-repeated="16373"/>
        </table:table-row>
        <table:table-row table:style-name="ro5">
          <table:table-cell office:value-type="float" office:value="31801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73151" table:style-name="ce36">
            <text:p><text:s text:c="2"/>73 151</text:p>
          </table:table-cell>
          <table:table-cell office:value-type="float" office:value="29102" table:style-name="ce36">
            <text:p><text:s text:c="2"/>29 102</text:p>
          </table:table-cell>
          <table:table-cell office:value-type="float" office:value="646" table:style-name="ce36">
            <text:p><text:s text:c="3"/>646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5417" table:style-name="ce36">
            <text:p><text:s text:c="2"/>5 417</text:p>
          </table:table-cell>
          <table:table-cell office:value-type="float" office:value="1013" table:style-name="ce36">
            <text:p><text:s text:c="2"/>1 013</text:p>
          </table:table-cell>
          <table:table-cell office:value-type="float" office:value="7413" table:style-name="ce36">
            <text:p><text:s text:c="2"/>7 413</text:p>
          </table:table-cell>
          <table:table-cell office:value-type="float" office:value="35990" table:style-name="ce36">
            <text:p><text:s text:c="2"/>35 990</text:p>
          </table:table-cell>
          <table:table-cell table:number-columns-repeated="16373"/>
        </table:table-row>
        <table:table-row table:style-name="ro5">
          <table:table-cell office:value-type="float" office:value="31802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91052" table:style-name="ce37">
            <text:p><text:s text:c="2"/>91 052</text:p>
          </table:table-cell>
          <table:table-cell office:value-type="float" office:value="35505" table:style-name="ce37">
            <text:p><text:s text:c="2"/>35 505</text:p>
          </table:table-cell>
          <table:table-cell office:value-type="float" office:value="801" table:style-name="ce37">
            <text:p><text:s text:c="3"/>801</text:p>
          </table:table-cell>
          <table:table-cell office:value-type="float" office:value="1482" table:style-name="ce37">
            <text:p><text:s text:c="2"/>1 482</text:p>
          </table:table-cell>
          <table:table-cell office:value-type="float" office:value="1283" table:style-name="ce37">
            <text:p><text:s text:c="2"/>1 283</text:p>
          </table:table-cell>
          <table:table-cell office:value-type="float" office:value="8789" table:style-name="ce37">
            <text:p><text:s text:c="2"/>8 789</text:p>
          </table:table-cell>
          <table:table-cell office:value-type="float" office:value="1316" table:style-name="ce37">
            <text:p><text:s text:c="2"/>1 316</text:p>
          </table:table-cell>
          <table:table-cell office:value-type="float" office:value="12870" table:style-name="ce37">
            <text:p><text:s text:c="2"/>12 870</text:p>
          </table:table-cell>
          <table:table-cell office:value-type="float" office:value="41876" table:style-name="ce37">
            <text:p><text:s text:c="2"/>41 876</text:p>
          </table:table-cell>
          <table:table-cell table:number-columns-repeated="16373"/>
        </table:table-row>
        <table:table-row table:style-name="ro5">
          <table:table-cell office:value-type="float" office:value="33001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84948" table:style-name="ce38">
            <text:p><text:s text:c="2"/>84 9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69" table:style-name="ce38">
            <text:p><text:s text:c="2"/>3 869</text:p>
          </table:table-cell>
          <table:table-cell office:value-type="float" office:value="3869" table:style-name="ce38">
            <text:p><text:s text:c="2"/>3 869</text:p>
          </table:table-cell>
          <table:table-cell office:value-type="float" office:value="81079" table:style-name="ce38">
            <text:p><text:s text:c="2"/>81 079</text:p>
          </table:table-cell>
          <table:table-cell table:number-columns-repeated="16373"/>
        </table:table-row>
        <table:table-row table:style-name="ro5">
          <table:table-cell office:value-type="float" office:value="35001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305292" table:style-name="ce38">
            <text:p><text:s text:c="2"/>305 292</text:p>
          </table:table-cell>
          <table:table-cell office:value-type="float" office:value="1594" table:style-name="ce38">
            <text:p><text:s text:c="2"/>1 5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890" table:style-name="ce38">
            <text:p><text:s text:c="2"/>37 890</text:p>
          </table:table-cell>
          <table:table-cell office:value-type="float" office:value="8565" table:style-name="ce38">
            <text:p><text:s text:c="2"/>8 565</text:p>
          </table:table-cell>
          <table:table-cell office:value-type="float" office:value="46455" table:style-name="ce38">
            <text:p><text:s text:c="2"/>46 455</text:p>
          </table:table-cell>
          <table:table-cell office:value-type="float" office:value="257243" table:style-name="ce38">
            <text:p><text:s text:c="2"/>257 243</text:p>
          </table:table-cell>
          <table:table-cell table:number-columns-repeated="16373"/>
        </table:table-row>
        <table:table-row table:style-name="ro5">
          <table:table-cell office:value-type="float" office:value="36801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71741" table:style-name="ce37">
            <text:p><text:s text:c="2"/>71 741</text:p>
          </table:table-cell>
          <table:table-cell office:value-type="float" office:value="3019" table:style-name="ce37">
            <text:p><text:s text:c="2"/>3 0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2995" table:style-name="ce37">
            <text:p><text:s text:c="2"/>2 995</text:p>
          </table:table-cell>
          <table:table-cell office:value-type="float" office:value="3180" table:style-name="ce37">
            <text:p><text:s text:c="2"/>3 180</text:p>
          </table:table-cell>
          <table:table-cell office:value-type="float" office:value="65542" table:style-name="ce37">
            <text:p><text:s text:c="2"/>65 542</text:p>
          </table:table-cell>
          <table:table-cell table:number-columns-repeated="16373"/>
        </table:table-row>
        <table:table-row table:style-name="ro5">
          <table:table-cell office:value-type="float" office:value="41801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355118" table:style-name="ce38">
            <text:p><text:s text:c="2"/>355 11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8573" table:style-name="ce38">
            <text:p><text:s text:c="2"/>18 573</text:p>
          </table:table-cell>
          <table:table-cell office:value-type="float" office:value="18573" table:style-name="ce38">
            <text:p><text:s text:c="2"/>18 573</text:p>
          </table:table-cell>
          <table:table-cell office:value-type="float" office:value="336545" table:style-name="ce38">
            <text:p><text:s text:c="2"/>336 545</text:p>
          </table:table-cell>
          <table:table-cell table:number-columns-repeated="16373"/>
        </table:table-row>
        <table:table-row table:style-name="ro5">
          <table:table-cell office:value-type="float" office:value="41802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113619" table:style-name="ce36">
            <text:p><text:s text:c="2"/>113 6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37" table:style-name="ce36">
            <text:p><text:s text:c="2"/>6 137</text:p>
          </table:table-cell>
          <table:table-cell office:value-type="float" office:value="6137" table:style-name="ce36">
            <text:p><text:s text:c="2"/>6 137</text:p>
          </table:table-cell>
          <table:table-cell office:value-type="float" office:value="107482" table:style-name="ce36">
            <text:p><text:s text:c="2"/>107 482</text:p>
          </table:table-cell>
          <table:table-cell table:number-columns-repeated="16373"/>
        </table:table-row>
        <table:table-row table:style-name="ro5">
          <table:table-cell office:value-type="float" office:value="41803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42295" table:style-name="ce36">
            <text:p><text:s text:c="2"/>142 2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26" table:style-name="ce36">
            <text:p><text:s text:c="2"/>4 926</text:p>
          </table:table-cell>
          <table:table-cell office:value-type="float" office:value="4926" table:style-name="ce36">
            <text:p><text:s text:c="2"/>4 926</text:p>
          </table:table-cell>
          <table:table-cell office:value-type="float" office:value="137369" table:style-name="ce36">
            <text:p><text:s text:c="2"/>137 369</text:p>
          </table:table-cell>
          <table:table-cell table:number-columns-repeated="16373"/>
        </table:table-row>
        <table:table-row table:style-name="ro5">
          <table:table-cell office:value-type="float" office:value="45001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64841" table:style-name="ce36">
            <text:p><text:s text:c="2"/>64 841</text:p>
          </table:table-cell>
          <table:table-cell office:value-type="float" office:value="-71327" table:style-name="ce36">
            <text:p><text:s/>(-) <text:s/>71 3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6" table:style-name="ce36">
            <text:p><text:s text:c="2"/>1 406</text:p>
          </table:table-cell>
          <table:table-cell office:value-type="float" office:value="1406" table:style-name="ce36">
            <text:p><text:s text:c="2"/>1 406</text:p>
          </table:table-cell>
          <table:table-cell office:value-type="float" office:value="134762" table:style-name="ce36">
            <text:p><text:s text:c="2"/>134 762</text:p>
          </table:table-cell>
          <table:table-cell table:number-columns-repeated="16373"/>
        </table:table-row>
        <table:table-row table:style-name="ro5">
          <table:table-cell office:value-type="float" office:value="46801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42012" table:style-name="ce36">
            <text:p><text:s text:c="2"/>42 012</text:p>
          </table:table-cell>
          <table:table-cell office:value-type="float" office:value="-799885" table:style-name="ce36">
            <text:p><text:s/>(-) <text:s/>799 88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9" table:style-name="ce36">
            <text:p><text:s text:c="3"/>609</text:p>
          </table:table-cell>
          <table:table-cell office:value-type="float" office:value="609" table:style-name="ce36">
            <text:p><text:s text:c="3"/>609</text:p>
          </table:table-cell>
          <table:table-cell office:value-type="float" office:value="841288" table:style-name="ce36">
            <text:p><text:s text:c="2"/>841 288</text:p>
          </table:table-cell>
          <table:table-cell table:number-columns-repeated="16373"/>
        </table:table-row>
        <table:table-row table:style-name="ro5">
          <table:table-cell office:value-type="float" office:value="49001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151869" table:style-name="ce36">
            <text:p><text:s text:c="2"/>151 8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68360" table:style-name="ce36">
            <text:p><text:s/>(-) <text:s/>68 36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49" table:style-name="ce36">
            <text:p><text:s text:c="2"/>1 949</text:p>
          </table:table-cell>
          <table:table-cell office:value-type="float" office:value="5256" table:style-name="ce36">
            <text:p><text:s text:c="2"/>5 256</text:p>
          </table:table-cell>
          <table:table-cell office:value-type="float" office:value="7205" table:style-name="ce36">
            <text:p><text:s text:c="2"/>7 205</text:p>
          </table:table-cell>
          <table:table-cell office:value-type="float" office:value="213024" table:style-name="ce36">
            <text:p><text:s text:c="2"/>213 024</text:p>
          </table:table-cell>
          <table:table-cell table:number-columns-repeated="16373"/>
        </table:table-row>
        <table:table-row table:style-name="ro5">
          <table:table-cell office:value-type="float" office:value="49002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97679" table:style-name="ce38">
            <text:p><text:s text:c="2"/>97 67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967" table:style-name="ce38">
            <text:p><text:s text:c="2"/>7 967</text:p>
          </table:table-cell>
          <table:table-cell office:value-type="float" office:value="376" table:style-name="ce38">
            <text:p><text:s text:c="3"/>376</text:p>
          </table:table-cell>
          <table:table-cell office:value-type="float" office:value="8343" table:style-name="ce38">
            <text:p><text:s text:c="2"/>8 343</text:p>
          </table:table-cell>
          <table:table-cell office:value-type="float" office:value="89336" table:style-name="ce38">
            <text:p><text:s text:c="2"/>89 336</text:p>
          </table:table-cell>
          <table:table-cell table:number-columns-repeated="16373"/>
        </table:table-row>
        <table:table-row table:style-name="ro5">
          <table:table-cell office:value-type="float" office:value="50001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28865" table:style-name="ce37">
            <text:p><text:s text:c="2"/>28 86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-1927" table:style-name="ce37">
            <text:p><text:s/>(-) <text:s/>1 92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6" table:style-name="ce37">
            <text:p><text:s text:c="3"/>216</text:p>
          </table:table-cell>
          <table:table-cell office:value-type="float" office:value="3216" table:style-name="ce37">
            <text:p><text:s text:c="2"/>3 216</text:p>
          </table:table-cell>
          <table:table-cell office:value-type="float" office:value="3432" table:style-name="ce37">
            <text:p><text:s text:c="2"/>3 432</text:p>
          </table:table-cell>
          <table:table-cell office:value-type="float" office:value="27360" table:style-name="ce37">
            <text:p><text:s text:c="2"/>27 360</text:p>
          </table:table-cell>
          <table:table-cell table:number-columns-repeated="16373"/>
        </table:table-row>
        <table:table-row table:style-name="ro5">
          <table:table-cell office:value-type="float" office:value="51001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44725" table:style-name="ce37">
            <text:p><text:s text:c="2"/>44 72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1420" table:style-name="ce37">
            <text:p><text:s text:c="2"/>1 420</text:p>
          </table:table-cell>
          <table:table-cell office:value-type="float" office:value="1717" table:style-name="ce37">
            <text:p><text:s text:c="2"/>1 717</text:p>
          </table:table-cell>
          <table:table-cell office:value-type="float" office:value="43008" table:style-name="ce37">
            <text:p><text:s text:c="2"/>43 008</text:p>
          </table:table-cell>
          <table:table-cell table:number-columns-repeated="16373"/>
        </table:table-row>
        <table:table-row table:style-name="ro5">
          <table:table-cell office:value-type="float" office:value="52801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102172" table:style-name="ce37">
            <text:p><text:s text:c="2"/>102 1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75" table:style-name="ce37">
            <text:p><text:s text:c="2"/>5 475</text:p>
          </table:table-cell>
          <table:table-cell office:value-type="float" office:value="5475" table:style-name="ce37">
            <text:p><text:s text:c="2"/>5 475</text:p>
          </table:table-cell>
          <table:table-cell office:value-type="float" office:value="96697" table:style-name="ce37">
            <text:p><text:s text:c="2"/>96 697</text:p>
          </table:table-cell>
          <table:table-cell table:number-columns-repeated="16373"/>
        </table:table-row>
        <table:table-row table:style-name="ro5">
          <table:table-cell office:value-type="float" office:value="52802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21940" table:style-name="ce37">
            <text:p><text:s text:c="2"/>21 9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22" table:style-name="ce37">
            <text:p><text:s text:c="2"/>1 422</text:p>
          </table:table-cell>
          <table:table-cell office:value-type="float" office:value="1422" table:style-name="ce37">
            <text:p><text:s text:c="2"/>1 422</text:p>
          </table:table-cell>
          <table:table-cell office:value-type="float" office:value="20518" table:style-name="ce37">
            <text:p><text:s text:c="2"/>20 518</text:p>
          </table:table-cell>
          <table:table-cell table:number-columns-repeated="16373"/>
        </table:table-row>
        <table:table-row table:style-name="ro5">
          <table:table-cell office:value-type="float" office:value="55001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44959" table:style-name="ce36">
            <text:p><text:s text:c="2"/>44 9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68" table:style-name="ce36">
            <text:p><text:s text:c="2"/>3 368</text:p>
          </table:table-cell>
          <table:table-cell office:value-type="float" office:value="3368" table:style-name="ce36">
            <text:p><text:s text:c="2"/>3 368</text:p>
          </table:table-cell>
          <table:table-cell office:value-type="float" office:value="41591" table:style-name="ce36">
            <text:p><text:s text:c="2"/>41 591</text:p>
          </table:table-cell>
          <table:table-cell table:number-columns-repeated="16373"/>
        </table:table-row>
        <table:table-row table:style-name="ro5">
          <table:table-cell office:value-type="float" office:value="56001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252520" table:style-name="ce36">
            <text:p><text:s text:c="2"/>252 5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016" table:style-name="ce36">
            <text:p><text:s text:c="2"/>20 016</text:p>
          </table:table-cell>
          <table:table-cell office:value-type="float" office:value="3549" table:style-name="ce36">
            <text:p><text:s text:c="2"/>3 549</text:p>
          </table:table-cell>
          <table:table-cell office:value-type="float" office:value="23565" table:style-name="ce36">
            <text:p><text:s text:c="2"/>23 565</text:p>
          </table:table-cell>
          <table:table-cell office:value-type="float" office:value="228955" table:style-name="ce36">
            <text:p><text:s text:c="2"/>228 955</text:p>
          </table:table-cell>
          <table:table-cell table:number-columns-repeated="16373"/>
        </table:table-row>
        <table:table-row table:style-name="ro5">
          <table:table-cell office:value-type="float" office:value="58001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28385" table:style-name="ce36">
            <text:p><text:s text:c="2"/>28 385</text:p>
          </table:table-cell>
          <table:table-cell office:value-type="float" office:value="8773" table:style-name="ce36">
            <text:p><text:s text:c="2"/>8 773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59" table:style-name="ce36">
            <text:p><text:s text:c="3"/>659</text:p>
          </table:table-cell>
          <table:table-cell office:value-type="float" office:value="661" table:style-name="ce36">
            <text:p><text:s text:c="3"/>661</text:p>
          </table:table-cell>
          <table:table-cell office:value-type="float" office:value="18895" table:style-name="ce36">
            <text:p><text:s text:c="2"/>18 895</text:p>
          </table:table-cell>
          <table:table-cell table:number-columns-repeated="16373"/>
        </table:table-row>
        <table:table-row table:style-name="ro5">
          <table:table-cell office:value-type="float" office:value="59801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45225" table:style-name="ce36">
            <text:p><text:s text:c="2"/>45 2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0" table:style-name="ce36">
            <text:p><text:s text:c="2"/>1 680</text:p>
          </table:table-cell>
          <table:table-cell office:value-type="float" office:value="1686" table:style-name="ce36">
            <text:p><text:s text:c="2"/>1 686</text:p>
          </table:table-cell>
          <table:table-cell office:value-type="float" office:value="43539" table:style-name="ce36">
            <text:p><text:s text:c="2"/>43 539</text:p>
          </table:table-cell>
          <table:table-cell table:number-columns-repeated="16373"/>
        </table:table-row>
        <table:table-row table:style-name="ro5">
          <table:table-cell office:value-type="float" office:value="61001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95102" table:style-name="ce36">
            <text:p><text:s text:c="2"/>195 1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986" table:style-name="ce36">
            <text:p><text:s text:c="2"/>30 986</text:p>
          </table:table-cell>
          <table:table-cell office:value-type="float" office:value="6522" table:style-name="ce36">
            <text:p><text:s text:c="2"/>6 522</text:p>
          </table:table-cell>
          <table:table-cell office:value-type="float" office:value="37508" table:style-name="ce36">
            <text:p><text:s text:c="2"/>37 508</text:p>
          </table:table-cell>
          <table:table-cell office:value-type="float" office:value="157594" table:style-name="ce36">
            <text:p><text:s text:c="2"/>157 594</text:p>
          </table:table-cell>
          <table:table-cell table:number-columns-repeated="16373"/>
        </table:table-row>
        <table:table-row table:style-name="ro5">
          <table:table-cell office:value-type="float" office:value="62801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43121" table:style-name="ce37">
            <text:p><text:s text:c="2"/>143 121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83" table:style-name="ce37">
            <text:p><text:s text:c="2"/>5 783</text:p>
          </table:table-cell>
          <table:table-cell office:value-type="float" office:value="5783" table:style-name="ce37">
            <text:p><text:s text:c="2"/>5 783</text:p>
          </table:table-cell>
          <table:table-cell office:value-type="float" office:value="137110" table:style-name="ce37">
            <text:p><text:s text:c="2"/>137 110</text:p>
          </table:table-cell>
          <table:table-cell table:number-columns-repeated="16373"/>
        </table:table-row>
        <table:table-row table:style-name="ro5">
          <table:table-cell office:value-type="float" office:value="64801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634122" table:style-name="ce37">
            <text:p><text:s text:c="2"/>634 1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7418" table:style-name="ce37">
            <text:p><text:s text:c="2"/>67 418</text:p>
          </table:table-cell>
          <table:table-cell office:value-type="float" office:value="67418" table:style-name="ce37">
            <text:p><text:s text:c="2"/>67 418</text:p>
          </table:table-cell>
          <table:table-cell office:value-type="float" office:value="566704" table:style-name="ce37">
            <text:p><text:s text:c="2"/>566 704</text:p>
          </table:table-cell>
          <table:table-cell table:number-columns-repeated="16373"/>
        </table:table-row>
        <table:table-row table:style-name="ro5">
          <table:table-cell office:value-type="float" office:value="68001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204881" table:style-name="ce37">
            <text:p><text:s text:c="2"/>204 8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48" table:style-name="ce37">
            <text:p><text:s text:c="2"/>1 148</text:p>
          </table:table-cell>
          <table:table-cell office:value-type="float" office:value="1148" table:style-name="ce37">
            <text:p><text:s text:c="2"/>1 148</text:p>
          </table:table-cell>
          <table:table-cell office:value-type="float" office:value="203733" table:style-name="ce37">
            <text:p><text:s text:c="2"/>203 733</text:p>
          </table:table-cell>
          <table:table-cell table:number-columns-repeated="16373"/>
        </table:table-row>
        <table:table-row table:style-name="ro5">
          <table:table-cell office:value-type="float" office:value="68002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399352" table:style-name="ce37">
            <text:p><text:s text:c="2"/>399 3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9352" table:style-name="ce37">
            <text:p><text:s text:c="2"/>399 352</text:p>
          </table:table-cell>
          <table:table-cell table:number-columns-repeated="16373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213931" table:style-name="ce37">
            <text:p><text:s text:c="2"/>213 9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37" table:style-name="ce37">
            <text:p><text:s text:c="2"/>10 737</text:p>
          </table:table-cell>
          <table:table-cell office:value-type="float" office:value="10737" table:style-name="ce37">
            <text:p><text:s text:c="2"/>10 737</text:p>
          </table:table-cell>
          <table:table-cell office:value-type="float" office:value="203194" table:style-name="ce37">
            <text:p><text:s text:c="2"/>203 194</text:p>
          </table:table-cell>
          <table:table-cell table:number-columns-repeated="16373"/>
        </table:table-row>
        <table:table-row table:style-name="ro5">
          <table:table-cell office:value-type="float" office:value="71801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47851" table:style-name="ce36">
            <text:p><text:s text:c="2"/>47 8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47804" table:style-name="ce36">
            <text:p><text:s text:c="2"/>47 804</text:p>
          </table:table-cell>
          <table:table-cell table:number-columns-repeated="16373"/>
        </table:table-row>
        <table:table-row table:style-name="ro5">
          <table:table-cell office:value-type="float" office:value="71802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71151" table:style-name="ce36">
            <text:p><text:s text:c="2"/>71 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67" table:style-name="ce36">
            <text:p><text:s text:c="2"/>3 467</text:p>
          </table:table-cell>
          <table:table-cell office:value-type="float" office:value="3467" table:style-name="ce36">
            <text:p><text:s text:c="2"/>3 467</text:p>
          </table:table-cell>
          <table:table-cell office:value-type="float" office:value="67684" table:style-name="ce36">
            <text:p><text:s text:c="2"/>67 684</text:p>
          </table:table-cell>
          <table:table-cell table:number-columns-repeated="16373"/>
        </table:table-row>
        <table:table-row table:style-name="ro5">
          <table:table-cell office:value-type="float" office:value="73801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123161" table:style-name="ce36">
            <text:p><text:s text:c="2"/>123 1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84" table:style-name="ce36">
            <text:p><text:s text:c="2"/>6 184</text:p>
          </table:table-cell>
          <table:table-cell office:value-type="float" office:value="6184" table:style-name="ce36">
            <text:p><text:s text:c="2"/>6 184</text:p>
          </table:table-cell>
          <table:table-cell office:value-type="float" office:value="116977" table:style-name="ce36">
            <text:p><text:s text:c="2"/>116 977</text:p>
          </table:table-cell>
          <table:table-cell table:number-columns-repeated="16373"/>
        </table:table-row>
        <table:table-row table:style-name="ro5">
          <table:table-cell office:value-type="float" office:value="77001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121758" table:style-name="ce36">
            <text:p><text:s text:c="2"/>121 7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084" table:style-name="ce36">
            <text:p><text:s text:c="2"/>10 084</text:p>
          </table:table-cell>
          <table:table-cell office:value-type="float" office:value="10084" table:style-name="ce36">
            <text:p><text:s text:c="2"/>10 084</text:p>
          </table:table-cell>
          <table:table-cell office:value-type="float" office:value="111674" table:style-name="ce36">
            <text:p><text:s text:c="2"/>111 674</text:p>
          </table:table-cell>
          <table:table-cell table:number-columns-repeated="16373"/>
        </table:table-row>
        <table:table-row table:style-name="ro5">
          <table:table-cell office:value-type="float" office:value="78801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95527" table:style-name="ce36">
            <text:p><text:s text:c="2"/>95 5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70" table:style-name="ce36">
            <text:p><text:s text:c="2"/>2 070</text:p>
          </table:table-cell>
          <table:table-cell office:value-type="float" office:value="2070" table:style-name="ce36">
            <text:p><text:s text:c="2"/>2 070</text:p>
          </table:table-cell>
          <table:table-cell office:value-type="float" office:value="93457" table:style-name="ce36">
            <text:p><text:s text:c="2"/>93 457</text:p>
          </table:table-cell>
          <table:table-cell table:number-columns-repeated="16373"/>
        </table:table-row>
        <table:table-row table:style-name="ro5">
          <table:table-cell office:value-type="float" office:value="78802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135123" table:style-name="ce37">
            <text:p><text:s text:c="2"/>135 1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196" table:style-name="ce37">
            <text:p><text:s text:c="2"/>8 196</text:p>
          </table:table-cell>
          <table:table-cell office:value-type="float" office:value="8196" table:style-name="ce37">
            <text:p><text:s text:c="2"/>8 196</text:p>
          </table:table-cell>
          <table:table-cell office:value-type="float" office:value="126927" table:style-name="ce37">
            <text:p><text:s text:c="2"/>126 927</text:p>
          </table:table-cell>
          <table:table-cell table:number-columns-repeated="16373"/>
        </table:table-row>
        <table:table-row table:style-name="ro5">
          <table:table-cell office:value-type="float" office:value="80001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39029" table:style-name="ce37">
            <text:p><text:s text:c="2"/>39 0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1" table:style-name="ce37">
            <text:p><text:s text:c="2"/>1 671</text:p>
          </table:table-cell>
          <table:table-cell office:value-type="float" office:value="1671" table:style-name="ce37">
            <text:p><text:s text:c="2"/>1 671</text:p>
          </table:table-cell>
          <table:table-cell office:value-type="float" office:value="37358" table:style-name="ce37">
            <text:p><text:s text:c="2"/>37 358</text:p>
          </table:table-cell>
          <table:table-cell table:number-columns-repeated="16373"/>
        </table:table-row>
        <table:table-row table:style-name="ro5">
          <table:table-cell office:value-type="float" office:value="84001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659794" table:style-name="ce37">
            <text:p><text:s text:c="2"/>659 7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9794" table:style-name="ce37">
            <text:p><text:s text:c="2"/>659 794</text:p>
          </table:table-cell>
          <table:table-cell table:number-columns-repeated="16373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13590" table:style-name="ce37">
            <text:p><text:s text:c="2"/>13 5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90" table:style-name="ce37">
            <text:p><text:s text:c="2"/>13 590</text:p>
          </table:table-cell>
          <table:table-cell table:number-columns-repeated="16373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289991" table:style-name="ce37">
            <text:p><text:s text:c="2"/>289 9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9991" table:style-name="ce37">
            <text:p><text:s text:c="2"/>289 991</text:p>
          </table:table-cell>
          <table:table-cell table:number-columns-repeated="16373"/>
        </table:table-row>
        <table:table-row table:style-name="ro5">
          <table:table-cell office:value-type="float" office:value="85921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115451" table:style-name="ce36">
            <text:p><text:s text:c="2"/>115 4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6" table:style-name="ce36">
            <text:p><text:s text:c="2"/>2 016</text:p>
          </table:table-cell>
          <table:table-cell office:value-type="float" office:value="2016" table:style-name="ce36">
            <text:p><text:s text:c="2"/>2 016</text:p>
          </table:table-cell>
          <table:table-cell office:value-type="float" office:value="113435" table:style-name="ce36">
            <text:p><text:s text:c="2"/>113 435</text:p>
          </table:table-cell>
          <table:table-cell table:number-columns-repeated="16373"/>
        </table:table-row>
        <table:table-row table:style-name="ro5">
          <table:table-cell office:value-type="float" office:value="86911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175433" table:style-name="ce36">
            <text:p><text:s text:c="2"/>175 4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433" table:style-name="ce36">
            <text:p><text:s text:c="2"/>175 433</text:p>
          </table:table-cell>
          <table:table-cell table:number-columns-repeated="16373"/>
        </table:table-row>
        <table:table-row table:style-name="ro5">
          <table:table-cell office:value-type="float" office:value="86921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234950" table:style-name="ce36">
            <text:p><text:s text:c="2"/>234 9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20" table:style-name="ce36">
            <text:p><text:s text:c="2"/>6 120</text:p>
          </table:table-cell>
          <table:table-cell office:value-type="float" office:value="6120" table:style-name="ce36">
            <text:p><text:s text:c="2"/>6 120</text:p>
          </table:table-cell>
          <table:table-cell office:value-type="float" office:value="228830" table:style-name="ce36">
            <text:p><text:s text:c="2"/>228 830</text:p>
          </table:table-cell>
          <table:table-cell table:number-columns-repeated="16373"/>
        </table:table-row>
        <table:table-row table:style-name="ro5">
          <table:table-cell office:value-type="float" office:value="90801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4935" table:style-name="ce36">
            <text:p><text:s text:c="2"/>44 9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289" table:style-name="ce36">
            <text:p><text:s text:c="2"/>6 289</text:p>
          </table:table-cell>
          <table:table-cell office:value-type="float" office:value="6292" table:style-name="ce36">
            <text:p><text:s text:c="2"/>6 292</text:p>
          </table:table-cell>
          <table:table-cell office:value-type="float" office:value="38643" table:style-name="ce36">
            <text:p><text:s text:c="2"/>38 643</text:p>
          </table:table-cell>
          <table:table-cell table:number-columns-repeated="16373"/>
        </table:table-row>
        <table:table-row table:style-name="ro5">
          <table:table-cell office:value-type="float" office:value="94801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72237" table:style-name="ce36">
            <text:p><text:s text:c="2"/>72 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237" table:style-name="ce36">
            <text:p><text:s text:c="2"/>72 237</text:p>
          </table:table-cell>
          <table:table-cell table:number-columns-repeated="16373"/>
        </table:table-row>
        <table:table-row table:style-name="ro5">
          <table:table-cell office:value-type="float" office:value="94802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24269" table:style-name="ce37">
            <text:p><text:s text:c="2"/>24 26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20" table:style-name="ce37">
            <text:p><text:s text:c="2"/>1 020</text:p>
          </table:table-cell>
          <table:table-cell office:value-type="float" office:value="1020" table:style-name="ce37">
            <text:p><text:s text:c="2"/>1 020</text:p>
          </table:table-cell>
          <table:table-cell office:value-type="float" office:value="23249" table:style-name="ce37">
            <text:p><text:s text:c="2"/>23 249</text:p>
          </table:table-cell>
          <table:table-cell table:number-columns-repeated="16373"/>
        </table:table-row>
        <table:table-row table:style-name="ro5">
          <table:table-cell office:value-type="float" office:value="94803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41809" table:style-name="ce37">
            <text:p><text:s text:c="2"/>41 8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9" table:style-name="ce37">
            <text:p><text:s text:c="3"/>559</text:p>
          </table:table-cell>
          <table:table-cell office:value-type="float" office:value="559" table:style-name="ce37">
            <text:p><text:s text:c="3"/>559</text:p>
          </table:table-cell>
          <table:table-cell office:value-type="float" office:value="41250" table:style-name="ce37">
            <text:p><text:s text:c="2"/>41 250</text:p>
          </table:table-cell>
          <table:table-cell table:number-columns-repeated="16373"/>
        </table:table-row>
        <table:table-row table:style-name="ro5">
          <table:table-cell office:value-type="float" office:value="97001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63236" table:style-name="ce37">
            <text:p><text:s text:c="2"/>63 2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236" table:style-name="ce37">
            <text:p><text:s text:c="2"/>63 236</text:p>
          </table:table-cell>
          <table:table-cell table:number-columns-repeated="16373"/>
        </table:table-row>
        <table:table-row table:style-name="ro5">
          <table:table-cell table:style-name="ce10"/>
          <table:table-cell table:style-name="ce11"/>
          <table:table-cell table:number-columns-repeated="9" table:style-name="ce53"/>
          <table:table-cell table:number-columns-repeated="1637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11414039" table:style-name="ce48">
            <text:p><text:s/>11 414 039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0" table:style-name="ce48">
            <text:p><text:s text:c="3"/>0</text:p>
          </table:table-cell>
          <table:table-cell office:value-type="float" office:value="32153" table:style-name="ce48">
            <text:p><text:s text:c="2"/>32 153</text:p>
          </table:table-cell>
          <table:table-cell office:value-type="float" office:value="42691" table:style-name="ce48">
            <text:p><text:s text:c="2"/>42 691</text:p>
          </table:table-cell>
          <table:table-cell office:value-type="float" office:value="376549" table:style-name="ce48">
            <text:p><text:s text:c="2"/>376 549</text:p>
          </table:table-cell>
          <table:table-cell office:value-type="float" office:value="341896" table:style-name="ce48">
            <text:p><text:s text:c="2"/>341 896</text:p>
          </table:table-cell>
          <table:table-cell office:value-type="float" office:value="793289" table:style-name="ce48">
            <text:p><text:s text:c="2"/>793 289</text:p>
          </table:table-cell>
          <table:table-cell office:value-type="float" office:value="10620750" table:style-name="ce48">
            <text:p><text:s/>10 620 750</text:p>
          </table:table-cell>
          <table:table-cell table:number-columns-repeated="16373" table:style-name="ce16"/>
        </table:table-row>
        <table:table-row table:style-name="ro4">
          <table:table-cell table:style-name="ce31"/>
          <table:table-cell table:number-columns-repeated="10" table:style-name="ce32"/>
          <table:table-cell table:number-columns-repeated="16373"/>
        </table:table-row>
        <table:table-row table:number-rows-repeated="1048440" table:style-name="ro7">
          <table:table-cell table:number-columns-repeated="16384"/>
        </table:table-row>
        <table:named-expressions>
          <table:named-range table:name="Print_Area" table:cell-range-address="oferta.$A$1:oferta.$G$136" table:base-cell-address="oferta.$A$1"/>
        </table:named-expressions>
      </table:table>
      <table:table table:name="producao" table:style-name="ta1">
        <table:table-column table:style-name="co1" table:default-cell-style-name="ce1"/>
        <table:table-column table:style-name="co2" table:default-cell-style-name="ce1"/>
        <table:table-column table:style-name="co5" table:number-columns-repeated="68" table:default-cell-style-name="ce1"/>
        <table:table-column table:style-name="co5" table:default-cell-style-name="ce43"/>
        <table:table-column table:style-name="co4" table:number-columns-repeated="16313" table:default-cell-style-name="ce1"/>
        <table:table-row table:style-name="ro1">
          <table:table-cell office:value-type="string" table:style-name="ce17">
            <text:p>Tabela 3 - Recursos de bens e serviços - 2016</text:p>
          </table:table-cell>
          <table:table-cell table:number-columns-repeated="6" table:style-name="ce17"/>
          <table:table-cell table:number-columns-repeated="63" table:style-name="ce19"/>
          <table:table-cell table:style-name="ce42"/>
          <table:table-cell table:number-columns-repeated="16313" table:style-name="ce19"/>
        </table:table-row>
        <table:table-row table:style-name="ro2">
          <table:table-cell table:number-columns-repeated="6" table:style-name="ce1"/>
          <table:table-cell table:style-name="ce2"/>
          <table:table-cell table:number-columns-repeated="63" table:style-name="ce1"/>
          <table:table-cell table:style-name="ce43"/>
          <table:table-cell table:number-columns-repeated="16313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40">
            <text:p>Produção das atividades (preços do ano anterior em 1 000 000 R$)</text:p>
          </table:table-cell>
          <table:table-cell table:number-columns-repeated="5" table:style-name="ce44"/>
          <table:table-cell table:number-columns-repeated="63" table:style-name="ce41"/>
          <table:table-cell table:number-columns-repeated="16313"/>
        </table:table-row>
        <table:table-row table:style-name="ro3">
          <table:covered-table-cell/>
          <table:covered-table-cell/>
          <table:table-cell office:value-type="string" table:style-name="ce27">
            <text:p>0191</text:p>
            <text:p>Agricultura, inclusive o apoio à agricultura e a pós-colheita</text:p>
          </table:table-cell>
          <table:table-cell office:value-type="string" table:style-name="ce27">
            <text:p>0192</text:p>
            <text:p>Pecuária, inclusive o apoio à pecuária</text:p>
          </table:table-cell>
          <table:table-cell office:value-type="string" table:style-name="ce27">
            <text:p>0280</text:p>
            <text:p>Produção florestal; pesca e aquicultura</text:p>
          </table:table-cell>
          <table:table-cell office:value-type="string" table:style-name="ce45">
            <text:p>0580</text:p>
            <text:p>Extração de carvão mineral e de minerais não-metálicos</text:p>
          </table:table-cell>
          <table:table-cell office:value-type="string" table:style-name="ce27">
            <text:p>0680</text:p>
            <text:p>Extração de petróleo e gás, inclusive as atividades de apoio</text:p>
          </table:table-cell>
          <table:table-cell office:value-type="string" table:style-name="ce27">
            <text:p>0791</text:p>
            <text:p>Extração de minério de ferro, inclusive beneficiamentos e a aglomeração</text:p>
          </table:table-cell>
          <table:table-cell office:value-type="string" table:style-name="ce27">
            <text:p>0792</text:p>
            <text:p>Extração de minerais metálicos não-ferrosos, inclusive beneficiamentos</text:p>
          </table:table-cell>
          <table:table-cell office:value-type="string" table:style-name="ce27">
            <text:p>1091</text:p>
            <text:p>Abate e produtos de carne, inclusive os produtos do laticínio e da pesca</text:p>
          </table:table-cell>
          <table:table-cell office:value-type="string" table:style-name="ce27">
            <text:p>1092</text:p>
            <text:p>Fabricação e refino de açúcar</text:p>
          </table:table-cell>
          <table:table-cell office:value-type="string" table:style-name="ce27">
            <text:p>1093</text:p>
            <text:p>Outros produtos alimentares</text:p>
          </table:table-cell>
          <table:table-cell office:value-type="string" table:style-name="ce27">
            <text:p>1100</text:p>
            <text:p>Fabricação de bebidas</text:p>
          </table:table-cell>
          <table:table-cell office:value-type="string" table:style-name="ce27">
            <text:p>1200</text:p>
            <text:p>Fabricação de produtos do fumo</text:p>
          </table:table-cell>
          <table:table-cell office:value-type="string" table:style-name="ce27">
            <text:p>1300</text:p>
            <text:p>Fabricação de produtos têxteis</text:p>
          </table:table-cell>
          <table:table-cell office:value-type="string" table:style-name="ce27">
            <text:p>1400</text:p>
            <text:p>Confecção de artefatos do vestuário e acessórios</text:p>
          </table:table-cell>
          <table:table-cell office:value-type="string" table:style-name="ce27">
            <text:p>1500</text:p>
            <text:p>Fabricação de calçados e de artefatos de couro</text:p>
          </table:table-cell>
          <table:table-cell office:value-type="string" table:style-name="ce27">
            <text:p>1600</text:p>
            <text:p>Fabricação de produtos da madeira</text:p>
          </table:table-cell>
          <table:table-cell office:value-type="string" table:style-name="ce27">
            <text:p>1700</text:p>
            <text:p>Fabricação de celulose, papel e produtos de papel</text:p>
          </table:table-cell>
          <table:table-cell office:value-type="string" table:style-name="ce27">
            <text:p>1800</text:p>
            <text:p>Impressão e reprodução de gravações</text:p>
          </table:table-cell>
          <table:table-cell office:value-type="string" table:style-name="ce27">
            <text:p>1991</text:p>
            <text:p>Refino de petróleo e coquerias</text:p>
          </table:table-cell>
          <table:table-cell office:value-type="string" table:style-name="ce27">
            <text:p>1992</text:p>
            <text:p>Fabricação de biocombustíveis</text:p>
          </table:table-cell>
          <table:table-cell office:value-type="string" table:style-name="ce27">
            <text:p>2091</text:p>
            <text:p>Fabricação de químicos orgânicos e inorgânicos, resinas e elastômeros</text:p>
          </table:table-cell>
          <table:table-cell office:value-type="string" table:style-name="ce27">
            <text:p>2092</text:p>
            <text:p>Fabricação de defensivos, desinfestantes, tintas e químicos diversos</text:p>
          </table:table-cell>
          <table:table-cell office:value-type="string" table:style-name="ce27">
            <text:p>2093</text:p>
            <text:p>Fabricação de produtos de limpeza, cosméticos/perfumaria e higiene pessoal</text:p>
          </table:table-cell>
          <table:table-cell office:value-type="string" table:style-name="ce27">
            <text:p>2100</text:p>
            <text:p>Fabricação de produtos farmoquímicos e farmacêuticos</text:p>
          </table:table-cell>
          <table:table-cell office:value-type="string" table:style-name="ce27">
            <text:p>2200</text:p>
            <text:p>Fabricação de produtos de borracha e de material plástico</text:p>
          </table:table-cell>
          <table:table-cell office:value-type="string" table:style-name="ce27">
            <text:p>2300</text:p>
            <text:p>Fabricação de produtos de minerais não-metálicos</text:p>
          </table:table-cell>
          <table:table-cell office:value-type="string" table:style-name="ce27">
            <text:p>2491</text:p>
            <text:p>Produção de ferro-gusa/ferroligas, siderurgia e tubos de aço sem costura</text:p>
          </table:table-cell>
          <table:table-cell office:value-type="string" table:style-name="ce27">
            <text:p>2492</text:p>
            <text:p>Metalurgia de metais não-ferrosos e a fundição de metais</text:p>
          </table:table-cell>
          <table:table-cell office:value-type="string" table:style-name="ce27">
            <text:p>2500</text:p>
            <text:p>Fabricação de produtos de metal, exceto máquinas e equipamentos</text:p>
          </table:table-cell>
          <table:table-cell office:value-type="string" table:style-name="ce27">
            <text:p>2600</text:p>
            <text:p>Fabricação de equipamentos de informática, produtos eletrônicos e ópticos</text:p>
          </table:table-cell>
          <table:table-cell office:value-type="string" table:style-name="ce27">
            <text:p>2700</text:p>
            <text:p>Fabricação de máquinas e equipamentos elétricos</text:p>
          </table:table-cell>
          <table:table-cell office:value-type="string" table:style-name="ce27">
            <text:p>2800</text:p>
            <text:p>Fabricação de máquinas e equipamentos mecânicos</text:p>
          </table:table-cell>
          <table:table-cell office:value-type="string" table:style-name="ce27">
            <text:p>2991</text:p>
            <text:p>Fabricação de automóveis, caminhões e ônibus, exceto peças</text:p>
          </table:table-cell>
          <table:table-cell office:value-type="string" table:style-name="ce27">
            <text:p>2992</text:p>
            <text:p>Fabricação de peças e acessórios para veículos automotores</text:p>
          </table:table-cell>
          <table:table-cell office:value-type="string" table:style-name="ce27">
            <text:p>3000</text:p>
            <text:p>Fabricação de outros equipamentos de transporte, exceto veículos automotores</text:p>
          </table:table-cell>
          <table:table-cell office:value-type="string" table:style-name="ce27">
            <text:p>3180</text:p>
            <text:p>Fabricação de móveis e de produtos de indústrias diversas</text:p>
          </table:table-cell>
          <table:table-cell office:value-type="string" table:style-name="ce27">
            <text:p>3300</text:p>
            <text:p>Manutenção, reparação e instalação de máquinas e equipamentos</text:p>
          </table:table-cell>
          <table:table-cell office:value-type="string" table:style-name="ce27">
            <text:p>3500</text:p>
            <text:p>Energia elétrica, gás natural e outras utilidades</text:p>
          </table:table-cell>
          <table:table-cell office:value-type="string" table:style-name="ce27">
            <text:p>3680</text:p>
            <text:p>Água, esgoto e gestão de resíduos</text:p>
          </table:table-cell>
          <table:table-cell office:value-type="string" table:style-name="ce27">
            <text:p>4180</text:p>
            <text:p>Construção</text:p>
          </table:table-cell>
          <table:table-cell office:value-type="string" table:style-name="ce27">
            <text:p>4500</text:p>
            <text:p>Comércio e reparação de veículos automotores e motocicletas</text:p>
          </table:table-cell>
          <table:table-cell office:value-type="string" table:style-name="ce27">
            <text:p>4680</text:p>
            <text:p>Comércio por atacado e a varejo, exceto veículos automotores</text:p>
          </table:table-cell>
          <table:table-cell office:value-type="string" table:style-name="ce27">
            <text:p>4900</text:p>
            <text:p>Transporte terrestre</text:p>
          </table:table-cell>
          <table:table-cell office:value-type="string" table:style-name="ce27">
            <text:p>5000</text:p>
            <text:p>Transporte aquaviário</text:p>
          </table:table-cell>
          <table:table-cell office:value-type="string" table:style-name="ce27">
            <text:p>5100</text:p>
            <text:p>Transporte aéreo</text:p>
          </table:table-cell>
          <table:table-cell office:value-type="string" table:style-name="ce27">
            <text:p>5280</text:p>
            <text:p>Armazenamento, atividades auxiliares dos transportes e correio</text:p>
          </table:table-cell>
          <table:table-cell office:value-type="string" table:style-name="ce27">
            <text:p>5500</text:p>
            <text:p>Alojamento</text:p>
          </table:table-cell>
          <table:table-cell office:value-type="string" table:style-name="ce27">
            <text:p>5600</text:p>
            <text:p>Alimentação</text:p>
          </table:table-cell>
          <table:table-cell office:value-type="string" table:style-name="ce27">
            <text:p>5800</text:p>
            <text:p>Edição e edição integrada à impressão</text:p>
          </table:table-cell>
          <table:table-cell office:value-type="string" table:style-name="ce27">
            <text:p>5980</text:p>
            <text:p>Atividades de televisão, rádio, cinema e <text:s/>gravação/edição de som e imagem</text:p>
          </table:table-cell>
          <table:table-cell office:value-type="string" table:style-name="ce27">
            <text:p>6100</text:p>
            <text:p>Telecomunicações</text:p>
          </table:table-cell>
          <table:table-cell office:value-type="string" table:style-name="ce27">
            <text:p>6280</text:p>
            <text:p>Desenvolvimento de sistemas e outros serviços de informação</text:p>
          </table:table-cell>
          <table:table-cell office:value-type="string" table:style-name="ce45">
            <text:p>6480</text:p>
            <text:p>Intermediação financeira, seguros e previdência complementar</text:p>
          </table:table-cell>
          <table:table-cell office:value-type="string" table:style-name="ce27">
            <text:p>6800</text:p>
            <text:p>Atividades imobiliárias</text:p>
          </table:table-cell>
          <table:table-cell office:value-type="string" table:style-name="ce27">
            <text:p>6980</text:p>
            <text:p>Atividades jurídicas, contábeis, consultoria e sedes de empresas<text:s/></text:p>
          </table:table-cell>
          <table:table-cell office:value-type="string" table:style-name="ce27">
            <text:p>7180</text:p>
            <text:p>Serviços de arquitetura, engenharia, testes/análises técnicas e P &amp; D</text:p>
          </table:table-cell>
          <table:table-cell office:value-type="string" table:style-name="ce27">
            <text:p>7380</text:p>
            <text:p>Outras atividades profissionais, científicas e técnicas</text:p>
          </table:table-cell>
          <table:table-cell office:value-type="string" table:style-name="ce27">
            <text:p>7700</text:p>
            <text:p>Aluguéis não-imobiliários e gestão de ativos de propriedade intelectual</text:p>
          </table:table-cell>
          <table:table-cell office:value-type="string" table:style-name="ce27">
            <text:p>7880</text:p>
            <text:p>Outras atividades administrativas e serviços complementares</text:p>
          </table:table-cell>
          <table:table-cell office:value-type="string" table:style-name="ce27">
            <text:p>8000</text:p>
            <text:p>Atividades de vigilância, segurança e investigação</text:p>
          </table:table-cell>
          <table:table-cell office:value-type="string" table:style-name="ce27">
            <text:p>8400</text:p>
            <text:p>Administração pública, defesa e seguridade social</text:p>
          </table:table-cell>
          <table:table-cell office:value-type="string" table:style-name="ce27">
            <text:p>8591</text:p>
            <text:p>Educação pública</text:p>
          </table:table-cell>
          <table:table-cell office:value-type="string" table:style-name="ce27">
            <text:p>8592</text:p>
            <text:p>Educação privada</text:p>
          </table:table-cell>
          <table:table-cell office:value-type="string" table:style-name="ce27">
            <text:p>8691</text:p>
            <text:p>Saúde pública</text:p>
          </table:table-cell>
          <table:table-cell office:value-type="string" table:style-name="ce27">
            <text:p>8692</text:p>
            <text:p>Saúde privada</text:p>
          </table:table-cell>
          <table:table-cell office:value-type="string" table:style-name="ce27">
            <text:p>9080</text:p>
            <text:p>Atividades artísticas, criativas e de espetáculos</text:p>
          </table:table-cell>
          <table:table-cell office:value-type="string" table:style-name="ce27">
            <text:p>9480</text:p>
            <text:p>Organizações associativas e outros serviços pessoais</text:p>
          </table:table-cell>
          <table:table-cell office:value-type="string" table:style-name="ce27">
            <text:p>9700</text:p>
            <text:p>Serviços domésticos</text:p>
          </table:table-cell>
          <table:table-cell office:value-type="string" table:style-name="ce34">
            <text:p>Total</text:p>
            <text:p>do produto</text:p>
          </table:table-cell>
          <table:table-cell table:number-columns-repeated="16313"/>
        </table:table-row>
        <table:table-row table:style-name="ro4">
          <table:table-cell table:number-columns-repeated="70" table:style-name="ce3"/>
          <table:table-cell table:style-name="ce7"/>
          <table:table-cell table:number-columns-repeated="16313"/>
        </table:table-row>
        <table:table-row table:style-name="ro5">
          <table:table-cell office:value-type="float" office:value="1911" table:style-name="ce20">
            <text:p>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10268" table:style-name="ce36">
            <text:p><text:s text:c="2"/>10 268</text:p>
          </table:table-cell>
          <table:table-cell office:value-type="float" office:value="318" table:style-name="ce36">
            <text:p><text:s text:c="3"/>31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78" table:style-name="ce36">
            <text:p><text:s text:c="2"/>10 778</text:p>
          </table:table-cell>
          <table:table-cell table:number-columns-repeated="16313"/>
        </table:table-row>
        <table:table-row table:style-name="ro5">
          <table:table-cell office:value-type="float" office:value="1912" table:style-name="ce20">
            <text:p>1912</text:p>
          </table:table-cell>
          <table:table-cell office:value-type="string" table:style-name="ce21">
            <text:p>Milho em grão</text:p>
          </table:table-cell>
          <table:table-cell office:value-type="float" office:value="20747" table:style-name="ce36">
            <text:p><text:s text:c="2"/>20 747</text:p>
          </table:table-cell>
          <table:table-cell office:value-type="float" office:value="1266" table:style-name="ce36">
            <text:p><text:s text:c="2"/>1 266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32" table:style-name="ce36">
            <text:p><text:s text:c="2"/>22 132</text:p>
          </table:table-cell>
          <table:table-cell table:number-columns-repeated="16313"/>
        </table:table-row>
        <table:table-row table:style-name="ro5">
          <table:table-cell office:value-type="float" office:value="1913" table:style-name="ce20">
            <text:p>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7884" table:style-name="ce36">
            <text:p><text:s text:c="2"/>7 884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94" table:style-name="ce36">
            <text:p><text:s text:c="2"/>7 894</text:p>
          </table:table-cell>
          <table:table-cell table:number-columns-repeated="16313"/>
        </table:table-row>
        <table:table-row table:style-name="ro5">
          <table:table-cell office:value-type="float" office:value="1914" table:style-name="ce20">
            <text:p>1914</text:p>
          </table:table-cell>
          <table:table-cell office:value-type="string" table:style-name="ce21">
            <text:p>Cana-de-açúcar</text:p>
          </table:table-cell>
          <table:table-cell office:value-type="float" office:value="46663" table:style-name="ce36">
            <text:p><text:s text:c="2"/>46 663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910" table:style-name="ce36">
            <text:p><text:s text:c="2"/>46 910</text:p>
          </table:table-cell>
          <table:table-cell table:number-columns-repeated="16313"/>
        </table:table-row>
        <table:table-row table:style-name="ro5">
          <table:table-cell office:value-type="float" office:value="1915" table:style-name="ce22">
            <text:p>1915</text:p>
          </table:table-cell>
          <table:table-cell office:value-type="string" table:style-name="ce23">
            <text:p>Soja <text:s/>em grão</text:p>
          </table:table-cell>
          <table:table-cell office:value-type="float" office:value="104199" table:style-name="ce36">
            <text:p><text:s text:c="2"/>104 199</text:p>
          </table:table-cell>
          <table:table-cell office:value-type="float" office:value="2872" table:style-name="ce36">
            <text:p><text:s text:c="2"/>2 872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118" table:style-name="ce36">
            <text:p><text:s text:c="2"/>107 118</text:p>
          </table:table-cell>
          <table:table-cell table:number-columns-repeated="16313"/>
        </table:table-row>
        <table:table-row table:style-name="ro5">
          <table:table-cell office:value-type="float" office:value="1916" table:style-name="ce5">
            <text:p>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48496" table:style-name="ce37">
            <text:p><text:s text:c="2"/>48 496</text:p>
          </table:table-cell>
          <table:table-cell office:value-type="float" office:value="1770" table:style-name="ce37">
            <text:p><text:s text:c="2"/>1 77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0546" table:style-name="ce37">
            <text:p><text:s text:c="2"/>50 546</text:p>
          </table:table-cell>
          <table:table-cell table:number-columns-repeated="16313"/>
        </table:table-row>
        <table:table-row table:style-name="ro5">
          <table:table-cell office:value-type="float" office:value="1917" table:style-name="ce5">
            <text:p>1917</text:p>
          </table:table-cell>
          <table:table-cell office:value-type="string" table:style-name="ce3">
            <text:p>Laranja</text:p>
          </table:table-cell>
          <table:table-cell office:value-type="float" office:value="5729" table:style-name="ce37">
            <text:p><text:s text:c="2"/>5 729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784" table:style-name="ce37">
            <text:p><text:s text:c="2"/>5 784</text:p>
          </table:table-cell>
          <table:table-cell table:number-columns-repeated="16313"/>
        </table:table-row>
        <table:table-row table:style-name="ro5">
          <table:table-cell office:value-type="float" office:value="1918" table:style-name="ce5">
            <text:p>1918</text:p>
          </table:table-cell>
          <table:table-cell office:value-type="string" table:style-name="ce3">
            <text:p>Café em grão</text:p>
          </table:table-cell>
          <table:table-cell office:value-type="float" office:value="18946" table:style-name="ce37">
            <text:p><text:s text:c="2"/>18 946</text:p>
          </table:table-cell>
          <table:table-cell office:value-type="float" office:value="596" table:style-name="ce37">
            <text:p><text:s text:c="3"/>596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2" table:style-name="ce37">
            <text:p><text:s text:c="3"/>17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737" table:style-name="ce37">
            <text:p><text:s text:c="2"/>19 737</text:p>
          </table:table-cell>
          <table:table-cell table:number-columns-repeated="16313"/>
        </table:table-row>
        <table:table-row table:style-name="ro5">
          <table:table-cell office:value-type="float" office:value="1919" table:style-name="ce5">
            <text:p>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19951" table:style-name="ce37">
            <text:p><text:s text:c="2"/>19 951</text:p>
          </table:table-cell>
          <table:table-cell office:value-type="float" office:value="467" table:style-name="ce37">
            <text:p><text:s text:c="3"/>467</text:p>
          </table:table-cell>
          <table:table-cell office:value-type="float" office:value="123" table:style-name="ce37">
            <text:p><text:s text:c="3"/>1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2" table:style-name="ce37">
            <text:p><text:s text:c="3"/>1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0673" table:style-name="ce37">
            <text:p><text:s text:c="2"/>20 673</text:p>
          </table:table-cell>
          <table:table-cell table:number-columns-repeated="16313"/>
        </table:table-row>
        <table:table-row table:style-name="ro5">
          <table:table-cell office:value-type="float" office:value="1921" table:style-name="ce6">
            <text:p>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4780" table:style-name="ce37">
            <text:p><text:s text:c="2"/>4 780</text:p>
          </table:table-cell>
          <table:table-cell office:value-type="float" office:value="66554" table:style-name="ce37">
            <text:p><text:s text:c="2"/>66 554</text:p>
          </table:table-cell>
          <table:table-cell office:value-type="float" office:value="231" table:style-name="ce37">
            <text:p><text:s text:c="3"/>2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583" table:style-name="ce37">
            <text:p><text:s text:c="2"/>71 583</text:p>
          </table:table-cell>
          <table:table-cell table:number-columns-repeated="16313"/>
        </table:table-row>
        <table:table-row table:style-name="ro5">
          <table:table-cell office:value-type="float" office:value="1922" table:style-name="ce20">
            <text:p>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2436" table:style-name="ce36">
            <text:p><text:s text:c="2"/>2 436</text:p>
          </table:table-cell>
          <table:table-cell office:value-type="float" office:value="22093" table:style-name="ce36">
            <text:p><text:s text:c="2"/>22 093</text:p>
          </table:table-cell>
          <table:table-cell office:value-type="float" office:value="67" table:style-name="ce36">
            <text:p><text:s text:c="3"/>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597" table:style-name="ce36">
            <text:p><text:s text:c="2"/>24 597</text:p>
          </table:table-cell>
          <table:table-cell table:number-columns-repeated="16313"/>
        </table:table-row>
        <table:table-row table:style-name="ro5">
          <table:table-cell office:value-type="float" office:value="1923" table:style-name="ce20">
            <text:p>1923</text:p>
          </table:table-cell>
          <table:table-cell office:value-type="string" table:style-name="ce21">
            <text:p>Suínos</text:p>
          </table:table-cell>
          <table:table-cell office:value-type="float" office:value="486" table:style-name="ce36">
            <text:p><text:s text:c="3"/>486</text:p>
          </table:table-cell>
          <table:table-cell office:value-type="float" office:value="8189" table:style-name="ce36">
            <text:p><text:s text:c="2"/>8 1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75" table:style-name="ce36">
            <text:p><text:s text:c="2"/>8 675</text:p>
          </table:table-cell>
          <table:table-cell table:number-columns-repeated="16313"/>
        </table:table-row>
        <table:table-row table:style-name="ro5">
          <table:table-cell office:value-type="float" office:value="1924" table:style-name="ce20">
            <text:p>1924</text:p>
          </table:table-cell>
          <table:table-cell office:value-type="string" table:style-name="ce21">
            <text:p>Aves e ovos</text:p>
          </table:table-cell>
          <table:table-cell office:value-type="float" office:value="474" table:style-name="ce36">
            <text:p><text:s text:c="3"/>474</text:p>
          </table:table-cell>
          <table:table-cell office:value-type="float" office:value="23754" table:style-name="ce36">
            <text:p><text:s text:c="2"/>23 754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242" table:style-name="ce36">
            <text:p><text:s text:c="2"/>24 242</text:p>
          </table:table-cell>
          <table:table-cell table:number-columns-repeated="16313"/>
        </table:table-row>
        <table:table-row table:style-name="ro5">
          <table:table-cell office:value-type="float" office:value="2801" table:style-name="ce20">
            <text:p>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928" table:style-name="ce36">
            <text:p><text:s text:c="3"/>928</text:p>
          </table:table-cell>
          <table:table-cell office:value-type="float" office:value="1037" table:style-name="ce36">
            <text:p><text:s text:c="2"/>1 037</text:p>
          </table:table-cell>
          <table:table-cell office:value-type="float" office:value="19521" table:style-name="ce36">
            <text:p><text:s text:c="2"/>19 5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" table:style-name="ce36">
            <text:p><text:s text:c="3"/>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524" table:style-name="ce36">
            <text:p><text:s text:c="2"/>21 524</text:p>
          </table:table-cell>
          <table:table-cell table:number-columns-repeated="16313"/>
        </table:table-row>
        <table:table-row table:style-name="ro5">
          <table:table-cell office:value-type="float" office:value="2802" table:style-name="ce22">
            <text:p>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460" table:style-name="ce36">
            <text:p><text:s text:c="3"/>460</text:p>
          </table:table-cell>
          <table:table-cell office:value-type="float" office:value="11602" table:style-name="ce36">
            <text:p><text:s text:c="2"/>11 6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46" table:style-name="ce36">
            <text:p><text:s text:c="2"/>12 446</text:p>
          </table:table-cell>
          <table:table-cell table:number-columns-repeated="16313"/>
        </table:table-row>
        <table:table-row table:style-name="ro5">
          <table:table-cell office:value-type="float" office:value="5801" table:style-name="ce5">
            <text:p>5801</text:p>
          </table:table-cell>
          <table:table-cell office:value-type="string" table:style-name="ce3">
            <text:p>Carvão miner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4" table:style-name="ce37">
            <text:p><text:s text:c="2"/>1 0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84" table:style-name="ce37">
            <text:p><text:s text:c="2"/>1 084</text:p>
          </table:table-cell>
          <table:table-cell table:number-columns-repeated="16313"/>
        </table:table-row>
        <table:table-row table:style-name="ro5">
          <table:table-cell office:value-type="float" office:value="5802" table:style-name="ce5">
            <text:p>5802</text:p>
          </table:table-cell>
          <table:table-cell office:value-type="string" table:style-name="ce3">
            <text:p>Minerais não-metálicos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224" table:style-name="ce37">
            <text:p><text:s text:c="3"/>224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15175" table:style-name="ce37">
            <text:p><text:s text:c="2"/>15 1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59" table:style-name="ce37">
            <text:p><text:s text:c="3"/>259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8" table:style-name="ce37">
            <text:p><text:s text:c="3"/>54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8" table:style-name="ce37">
            <text:p><text:s text:c="3"/>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748" table:style-name="ce37">
            <text:p><text:s text:c="2"/>16 748</text:p>
          </table:table-cell>
          <table:table-cell table:number-columns-repeated="16313"/>
        </table:table-row>
        <table:table-row table:style-name="ro5">
          <table:table-cell office:value-type="float" office:value="6801" table:style-name="ce5">
            <text:p>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4594" table:style-name="ce37">
            <text:p><text:s text:c="2"/>164 5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8" table:style-name="ce37">
            <text:p><text:s text:c="3"/>3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5040" table:style-name="ce37">
            <text:p><text:s text:c="2"/>165 040</text:p>
          </table:table-cell>
          <table:table-cell table:number-columns-repeated="16313"/>
        </table:table-row>
        <table:table-row table:style-name="ro5">
          <table:table-cell office:value-type="float" office:value="7911" table:style-name="ce5">
            <text:p>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812" table:style-name="ce37">
            <text:p><text:s text:c="2"/>45 8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91" table:style-name="ce37">
            <text:p><text:s text:c="3"/>6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510" table:style-name="ce37">
            <text:p><text:s text:c="2"/>46 510</text:p>
          </table:table-cell>
          <table:table-cell table:number-columns-repeated="16313"/>
        </table:table-row>
        <table:table-row table:style-name="ro5">
          <table:table-cell office:value-type="float" office:value="7921" table:style-name="ce6">
            <text:p>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7" table:style-name="ce37">
            <text:p><text:s text:c="3"/>437</text:p>
          </table:table-cell>
          <table:table-cell office:value-type="float" office:value="13498" table:style-name="ce37">
            <text:p><text:s text:c="2"/>13 49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38" table:style-name="ce37">
            <text:p><text:s text:c="3"/>338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4322" table:style-name="ce37">
            <text:p><text:s text:c="2"/>14 322</text:p>
          </table:table-cell>
          <table:table-cell table:number-columns-repeated="16313"/>
        </table:table-row>
        <table:table-row table:style-name="ro5">
          <table:table-cell office:value-type="float" office:value="10911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375" table:style-name="ce36">
            <text:p><text:s text:c="3"/>375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8348" table:style-name="ce36">
            <text:p><text:s text:c="2"/>118 3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6" table:style-name="ce36">
            <text:p><text:s text:c="3"/>83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" table:style-name="ce36">
            <text:p><text:s text:c="3"/>2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4" table:style-name="ce36">
            <text:p><text:s text:c="3"/>9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944" table:style-name="ce36">
            <text:p><text:s text:c="2"/>120 944</text:p>
          </table:table-cell>
          <table:table-cell table:number-columns-repeated="16313"/>
        </table:table-row>
        <table:table-row table:style-name="ro5">
          <table:table-cell office:value-type="float" office:value="10912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866" table:style-name="ce36">
            <text:p><text:s text:c="2"/>14 8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63" table:style-name="ce36">
            <text:p><text:s text:c="3"/>4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03" table:style-name="ce36">
            <text:p><text:s text:c="2"/>15 403</text:p>
          </table:table-cell>
          <table:table-cell table:number-columns-repeated="16313"/>
        </table:table-row>
        <table:table-row table:style-name="ro5">
          <table:table-cell office:value-type="float" office:value="10913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0309" table:style-name="ce36">
            <text:p><text:s text:c="2"/>50 30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0" table:style-name="ce36">
            <text:p><text:s text:c="2"/>1 1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10" table:style-name="ce36">
            <text:p><text:s text:c="2"/>2 5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993" table:style-name="ce36">
            <text:p><text:s text:c="2"/>53 993</text:p>
          </table:table-cell>
          <table:table-cell table:number-columns-repeated="16313"/>
        </table:table-row>
        <table:table-row table:style-name="ro5">
          <table:table-cell office:value-type="float" office:value="10914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079" table:style-name="ce36">
            <text:p><text:s text:c="2"/>4 0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01" table:style-name="ce36">
            <text:p><text:s text:c="2"/>4 101</text:p>
          </table:table-cell>
          <table:table-cell table:number-columns-repeated="16313"/>
        </table:table-row>
        <table:table-row table:style-name="ro5">
          <table:table-cell office:value-type="float" office:value="10915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06" table:style-name="ce36">
            <text:p><text:s text:c="2"/>16 20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3" table:style-name="ce36">
            <text:p><text:s text:c="2"/>2 6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08" table:style-name="ce36">
            <text:p><text:s text:c="2"/>18 908</text:p>
          </table:table-cell>
          <table:table-cell table:number-columns-repeated="16313"/>
        </table:table-row>
        <table:table-row table:style-name="ro5">
          <table:table-cell office:value-type="float" office:value="10916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1104" table:style-name="ce37">
            <text:p><text:s text:c="2"/>1 10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484" table:style-name="ce37">
            <text:p><text:s text:c="2"/>41 48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13" table:style-name="ce37">
            <text:p><text:s text:c="3"/>7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3432" table:style-name="ce37">
            <text:p><text:s text:c="2"/>43 432</text:p>
          </table:table-cell>
          <table:table-cell table:number-columns-repeated="16313"/>
        </table:table-row>
        <table:table-row table:style-name="ro5">
          <table:table-cell office:value-type="float" office:value="10921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146" table:style-name="ce38">
            <text:p><text:s text:c="3"/>146</text:p>
          </table:table-cell>
          <table:table-cell office:value-type="float" office:value="50" table:style-name="ce38">
            <text:p><text:s text:c="3"/>50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33155" table:style-name="ce38">
            <text:p><text:s text:c="2"/>33 155</text:p>
          </table:table-cell>
          <table:table-cell office:value-type="float" office:value="464" table:style-name="ce38">
            <text:p><text:s text:c="3"/>46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822" table:style-name="ce38">
            <text:p><text:s text:c="2"/>6 8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0672" table:style-name="ce38">
            <text:p><text:s text:c="2"/>40 672</text:p>
          </table:table-cell>
          <table:table-cell table:number-columns-repeated="16313"/>
        </table:table-row>
        <table:table-row table:style-name="ro5">
          <table:table-cell office:value-type="float" office:value="10931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16" table:style-name="ce37">
            <text:p><text:s text:c="3"/>4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779" table:style-name="ce37">
            <text:p><text:s text:c="2"/>21 779</text:p>
          </table:table-cell>
          <table:table-cell office:value-type="float" office:value="606" table:style-name="ce37">
            <text:p><text:s text:c="3"/>60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140" table:style-name="ce37">
            <text:p><text:s text:c="2"/>23 140</text:p>
          </table:table-cell>
          <table:table-cell table:number-columns-repeated="16313"/>
        </table:table-row>
        <table:table-row table:style-name="ro5">
          <table:table-cell office:value-type="float" office:value="10932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3" table:style-name="ce37">
            <text:p><text:s text:c="3"/>5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2695" table:style-name="ce37">
            <text:p><text:s text:c="2"/>52 69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82" table:style-name="ce37">
            <text:p><text:s text:c="3"/>382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49" table:style-name="ce37">
            <text:p><text:s text:c="2"/>4 44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232" table:style-name="ce37">
            <text:p><text:s text:c="2"/>58 232</text:p>
          </table:table-cell>
          <table:table-cell table:number-columns-repeated="16313"/>
        </table:table-row>
        <table:table-row table:style-name="ro5">
          <table:table-cell office:value-type="float" office:value="10933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10638" table:style-name="ce37">
            <text:p><text:s text:c="2"/>10 6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3" table:style-name="ce37">
            <text:p><text:s text:c="3"/>16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950" table:style-name="ce37">
            <text:p><text:s text:c="2"/>10 950</text:p>
          </table:table-cell>
          <table:table-cell table:number-columns-repeated="16313"/>
        </table:table-row>
        <table:table-row table:style-name="ro5">
          <table:table-cell office:value-type="float" office:value="10934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301" table:style-name="ce36">
            <text:p><text:s text:c="3"/>301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5" table:style-name="ce36">
            <text:p><text:s text:c="3"/>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219" table:style-name="ce36">
            <text:p><text:s text:c="2"/>12 2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5" table:style-name="ce36">
            <text:p><text:s text:c="3"/>7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62" table:style-name="ce36">
            <text:p><text:s text:c="2"/>13 262</text:p>
          </table:table-cell>
          <table:table-cell table:number-columns-repeated="16313"/>
        </table:table-row>
        <table:table-row table:style-name="ro5">
          <table:table-cell office:value-type="float" office:value="10935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1744" table:style-name="ce36">
            <text:p><text:s text:c="2"/>1 744</text:p>
          </table:table-cell>
          <table:table-cell office:value-type="float" office:value="665" table:style-name="ce36">
            <text:p><text:s text:c="3"/>665</text:p>
          </table:table-cell>
          <table:table-cell office:value-type="float" office:value="273" table:style-name="ce36">
            <text:p><text:s text:c="3"/>27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28635" table:style-name="ce36">
            <text:p><text:s text:c="2"/>28 635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6" table:style-name="ce36">
            <text:p><text:s text:c="3"/>36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50" table:style-name="ce36">
            <text:p><text:s text:c="2"/>1 1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2768" table:style-name="ce36">
            <text:p><text:s text:c="2"/>32 768</text:p>
          </table:table-cell>
          <table:table-cell table:number-columns-repeated="16313"/>
        </table:table-row>
        <table:table-row table:style-name="ro5">
          <table:table-cell office:value-type="float" office:value="10936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11" table:style-name="ce36">
            <text:p><text:s text:c="2"/>2 0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615" table:style-name="ce36">
            <text:p><text:s text:c="2"/>30 6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" table:style-name="ce36">
            <text:p><text:s text:c="3"/>23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053" table:style-name="ce36">
            <text:p><text:s text:c="2"/>33 053</text:p>
          </table:table-cell>
          <table:table-cell table:number-columns-repeated="16313"/>
        </table:table-row>
        <table:table-row table:style-name="ro5">
          <table:table-cell office:value-type="float" office:value="10937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7" table:style-name="ce36">
            <text:p><text:s text:c="2"/>2 387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72563" table:style-name="ce36">
            <text:p><text:s text:c="2"/>72 563</text:p>
          </table:table-cell>
          <table:table-cell office:value-type="float" office:value="161" table:style-name="ce36">
            <text:p><text:s text:c="3"/>1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496" table:style-name="ce36">
            <text:p><text:s text:c="3"/>496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299" table:style-name="ce36">
            <text:p><text:s text:c="3"/>29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30" table:style-name="ce36">
            <text:p><text:s text:c="2"/>21 4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668" table:style-name="ce36">
            <text:p><text:s text:c="2"/>97 668</text:p>
          </table:table-cell>
          <table:table-cell table:number-columns-repeated="16313"/>
        </table:table-row>
        <table:table-row table:style-name="ro5">
          <table:table-cell office:value-type="float" office:value="11001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149" table:style-name="ce36">
            <text:p><text:s text:c="3"/>149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2413" table:style-name="ce36">
            <text:p><text:s text:c="2"/>2 413</text:p>
          </table:table-cell>
          <table:table-cell office:value-type="float" office:value="70964" table:style-name="ce36">
            <text:p><text:s text:c="2"/>70 9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4" table:style-name="ce36">
            <text:p><text:s text:c="3"/>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3" table:style-name="ce36">
            <text:p><text:s text:c="2"/>1 3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5410" table:style-name="ce36">
            <text:p><text:s text:c="2"/>75 410</text:p>
          </table:table-cell>
          <table:table-cell table:number-columns-repeated="16313"/>
        </table:table-row>
        <table:table-row table:style-name="ro5">
          <table:table-cell office:value-type="float" office:value="12001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09" table:style-name="ce37">
            <text:p><text:s text:c="2"/>13 00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70" table:style-name="ce37">
            <text:p><text:s text:c="2"/>13 070</text:p>
          </table:table-cell>
          <table:table-cell table:number-columns-repeated="16313"/>
        </table:table-row>
        <table:table-row table:style-name="ro5">
          <table:table-cell office:value-type="float" office:value="13001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039" table:style-name="ce37">
            <text:p><text:s text:c="2"/>1 039</text:p>
          </table:table-cell>
          <table:table-cell office:value-type="float" office:value="268" table:style-name="ce37">
            <text:p><text:s text:c="3"/>268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818" table:style-name="ce37">
            <text:p><text:s text:c="2"/>6 818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212" table:style-name="ce37">
            <text:p><text:s text:c="2"/>8 212</text:p>
          </table:table-cell>
          <table:table-cell table:number-columns-repeated="16313"/>
        </table:table-row>
        <table:table-row table:style-name="ro5">
          <table:table-cell office:value-type="float" office:value="13002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915" table:style-name="ce37">
            <text:p><text:s text:c="2"/>15 915</text:p>
          </table:table-cell>
          <table:table-cell office:value-type="float" office:value="218" table:style-name="ce37">
            <text:p><text:s text:c="3"/>21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1" table:style-name="ce37">
            <text:p><text:s text:c="3"/>211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690" table:style-name="ce37">
            <text:p><text:s text:c="2"/>16 690</text:p>
          </table:table-cell>
          <table:table-cell table:number-columns-repeated="16313"/>
        </table:table-row>
        <table:table-row table:style-name="ro5">
          <table:table-cell office:value-type="float" office:value="13003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324" table:style-name="ce37">
            <text:p><text:s text:c="2"/>19 324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8" table:style-name="ce37">
            <text:p><text:s text:c="3"/>31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44" table:style-name="ce37">
            <text:p><text:s text:c="3"/>544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88" table:style-name="ce37">
            <text:p><text:s text:c="3"/>18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3" table:style-name="ce37">
            <text:p><text:s text:c="3"/>363</text:p>
          </table:table-cell>
          <table:table-cell office:value-type="float" office:value="43" table:style-name="ce37">
            <text:p><text:s text:c="3"/>4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293" table:style-name="ce37">
            <text:p><text:s text:c="2"/>21 293</text:p>
          </table:table-cell>
          <table:table-cell table:number-columns-repeated="16313"/>
        </table:table-row>
        <table:table-row table:style-name="ro5">
          <table:table-cell office:value-type="float" office:value="14001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58959" table:style-name="ce38">
            <text:p><text:s text:c="2"/>58 959</text:p>
          </table:table-cell>
          <table:table-cell office:value-type="float" office:value="147" table:style-name="ce38">
            <text:p><text:s text:c="3"/>14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8" table:style-name="ce38">
            <text:p><text:s text:c="3"/>1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80" table:style-name="ce38">
            <text:p><text:s text:c="3"/>9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0616" table:style-name="ce38">
            <text:p><text:s text:c="2"/>60 616</text:p>
          </table:table-cell>
          <table:table-cell table:number-columns-repeated="16313"/>
        </table:table-row>
        <table:table-row table:style-name="ro5">
          <table:table-cell office:value-type="float" office:value="15001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38442" table:style-name="ce36">
            <text:p><text:s text:c="2"/>38 44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495" table:style-name="ce36">
            <text:p><text:s text:c="2"/>39 495</text:p>
          </table:table-cell>
          <table:table-cell table:number-columns-repeated="16313"/>
        </table:table-row>
        <table:table-row table:style-name="ro5">
          <table:table-cell office:value-type="float" office:value="16001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151" table:style-name="ce36">
            <text:p><text:s text:c="2"/>26 151</text:p>
          </table:table-cell>
          <table:table-cell office:value-type="float" office:value="125" table:style-name="ce36">
            <text:p><text:s text:c="3"/>1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74" table:style-name="ce36">
            <text:p><text:s text:c="3"/>7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959" table:style-name="ce36">
            <text:p><text:s text:c="2"/>26 959</text:p>
          </table:table-cell>
          <table:table-cell table:number-columns-repeated="16313"/>
        </table:table-row>
        <table:table-row table:style-name="ro5">
          <table:table-cell office:value-type="float" office:value="17001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08" table:style-name="ce36">
            <text:p><text:s text:c="2"/>23 80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808" table:style-name="ce36">
            <text:p><text:s text:c="2"/>23 808</text:p>
          </table:table-cell>
          <table:table-cell table:number-columns-repeated="16313"/>
        </table:table-row>
        <table:table-row table:style-name="ro5">
          <table:table-cell office:value-type="float" office:value="17002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017" table:style-name="ce36">
            <text:p><text:s text:c="2"/>54 017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814" table:style-name="ce36">
            <text:p><text:s text:c="3"/>8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1" table:style-name="ce36">
            <text:p><text:s text:c="3"/>371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0" table:style-name="ce36">
            <text:p><text:s text:c="3"/>1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5941" table:style-name="ce36">
            <text:p><text:s text:c="2"/>55 941</text:p>
          </table:table-cell>
          <table:table-cell table:number-columns-repeated="16313"/>
        </table:table-row>
        <table:table-row table:style-name="ro5">
          <table:table-cell office:value-type="float" office:value="18001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8" table:style-name="ce36">
            <text:p><text:s text:c="3"/>268</text:p>
          </table:table-cell>
          <table:table-cell office:value-type="float" office:value="16223" table:style-name="ce36">
            <text:p><text:s text:c="2"/>16 2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79" table:style-name="ce36">
            <text:p><text:s text:c="3"/>1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1" table:style-name="ce36">
            <text:p><text:s text:c="3"/>33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7" table:style-name="ce36">
            <text:p><text:s text:c="3"/>2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466" table:style-name="ce36">
            <text:p><text:s text:c="2"/>17 466</text:p>
          </table:table-cell>
          <table:table-cell table:number-columns-repeated="16313"/>
        </table:table-row>
        <table:table-row table:style-name="ro5">
          <table:table-cell office:value-type="float" office:value="19911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87" table:style-name="ce37">
            <text:p><text:s text:c="2"/>10 58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587" table:style-name="ce37">
            <text:p><text:s text:c="2"/>10 587</text:p>
          </table:table-cell>
          <table:table-cell table:number-columns-repeated="16313"/>
        </table:table-row>
        <table:table-row table:style-name="ro5">
          <table:table-cell office:value-type="float" office:value="19912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094" table:style-name="ce37">
            <text:p><text:s text:c="2"/>85 09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5094" table:style-name="ce37">
            <text:p><text:s text:c="2"/>85 094</text:p>
          </table:table-cell>
          <table:table-cell table:number-columns-repeated="16313"/>
        </table:table-row>
        <table:table-row table:style-name="ro5">
          <table:table-cell office:value-type="float" office:value="19913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58" table:style-name="ce37">
            <text:p><text:s text:c="2"/>5 6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658" table:style-name="ce37">
            <text:p><text:s text:c="2"/>5 658</text:p>
          </table:table-cell>
          <table:table-cell table:number-columns-repeated="16313"/>
        </table:table-row>
        <table:table-row table:style-name="ro5">
          <table:table-cell office:value-type="float" office:value="19914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46" table:style-name="ce37">
            <text:p><text:s text:c="2"/>13 0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46" table:style-name="ce37">
            <text:p><text:s text:c="2"/>13 046</text:p>
          </table:table-cell>
          <table:table-cell table:number-columns-repeated="16313"/>
        </table:table-row>
        <table:table-row table:style-name="ro5">
          <table:table-cell office:value-type="float" office:value="19915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666" table:style-name="ce38">
            <text:p><text:s text:c="2"/>106 66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6666" table:style-name="ce38">
            <text:p><text:s text:c="2"/>106 666</text:p>
          </table:table-cell>
          <table:table-cell table:number-columns-repeated="16313"/>
        </table:table-row>
        <table:table-row table:style-name="ro5">
          <table:table-cell office:value-type="float" office:value="19916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44" table:style-name="ce36">
            <text:p><text:s text:c="2"/>1 54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7514" table:style-name="ce36">
            <text:p><text:s text:c="2"/>137 5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30" table:style-name="ce36">
            <text:p><text:s text:c="2"/>2 230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63" table:style-name="ce36">
            <text:p><text:s text:c="2"/>2 5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4646" table:style-name="ce36">
            <text:p><text:s text:c="2"/>144 646</text:p>
          </table:table-cell>
          <table:table-cell table:number-columns-repeated="16313"/>
        </table:table-row>
        <table:table-row table:style-name="ro5">
          <table:table-cell office:value-type="float" office:value="19921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208" table:style-name="ce36">
            <text:p><text:s text:c="2"/>17 208</text:p>
          </table:table-cell>
          <table:table-cell office:value-type="float" office:value="3731" table:style-name="ce36">
            <text:p><text:s text:c="2"/>3 731</text:p>
          </table:table-cell>
          <table:table-cell office:value-type="float" office:value="119" table:style-name="ce36">
            <text:p><text:s text:c="3"/>1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198" table:style-name="ce36">
            <text:p><text:s text:c="2"/>34 198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0" table:style-name="ce36">
            <text:p><text:s text:c="3"/>48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6046" table:style-name="ce36">
            <text:p><text:s text:c="2"/>56 046</text:p>
          </table:table-cell>
          <table:table-cell table:number-columns-repeated="16313"/>
        </table:table-row>
        <table:table-row table:style-name="ro5">
          <table:table-cell office:value-type="float" office:value="20911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6" table:style-name="ce36">
            <text:p><text:s text:c="3"/>7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243" table:style-name="ce36">
            <text:p><text:s text:c="2"/>27 243</text:p>
          </table:table-cell>
          <table:table-cell office:value-type="float" office:value="894" table:style-name="ce36">
            <text:p><text:s text:c="3"/>894</text:p>
          </table:table-cell>
          <table:table-cell office:value-type="float" office:value="207" table:style-name="ce36">
            <text:p><text:s text:c="3"/>207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228" table:style-name="ce36">
            <text:p><text:s text:c="3"/>228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1498" table:style-name="ce36">
            <text:p><text:s text:c="2"/>1 498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5" table:style-name="ce36">
            <text:p><text:s text:c="3"/>4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946" table:style-name="ce36">
            <text:p><text:s text:c="2"/>30 946</text:p>
          </table:table-cell>
          <table:table-cell table:number-columns-repeated="16313"/>
        </table:table-row>
        <table:table-row table:style-name="ro5">
          <table:table-cell office:value-type="float" office:value="20912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7" table:style-name="ce36">
            <text:p><text:s text:c="3"/>2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38359" table:style-name="ce36">
            <text:p><text:s text:c="2"/>38 359</text:p>
          </table:table-cell>
          <table:table-cell office:value-type="float" office:value="230" table:style-name="ce36">
            <text:p><text:s text:c="3"/>23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" table:style-name="ce36">
            <text:p><text:s text:c="3"/>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4" table:style-name="ce36">
            <text:p><text:s text:c="3"/>4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409" table:style-name="ce36">
            <text:p><text:s text:c="2"/>39 409</text:p>
          </table:table-cell>
          <table:table-cell table:number-columns-repeated="16313"/>
        </table:table-row>
        <table:table-row table:style-name="ro5">
          <table:table-cell office:value-type="float" office:value="20913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23" table:style-name="ce36">
            <text:p><text:s text:c="3"/>9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35917" table:style-name="ce36">
            <text:p><text:s text:c="2"/>35 917</text:p>
          </table:table-cell>
          <table:table-cell office:value-type="float" office:value="1831" table:style-name="ce36">
            <text:p><text:s text:c="2"/>1 831</text:p>
          </table:table-cell>
          <table:table-cell office:value-type="float" office:value="459" table:style-name="ce36">
            <text:p><text:s text:c="3"/>459</text:p>
          </table:table-cell>
          <table:table-cell office:value-type="float" office:value="229" table:style-name="ce36">
            <text:p><text:s text:c="3"/>229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613" table:style-name="ce36">
            <text:p><text:s text:c="2"/>39 613</text:p>
          </table:table-cell>
          <table:table-cell table:number-columns-repeated="16313"/>
        </table:table-row>
        <table:table-row table:style-name="ro5">
          <table:table-cell office:value-type="float" office:value="20914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3" table:style-name="ce37">
            <text:p><text:s text:c="3"/>55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1775" table:style-name="ce37">
            <text:p><text:s text:c="2"/>31 775</text:p>
          </table:table-cell>
          <table:table-cell office:value-type="float" office:value="2227" table:style-name="ce37">
            <text:p><text:s text:c="2"/>2 227</text:p>
          </table:table-cell>
          <table:table-cell office:value-type="float" office:value="82" table:style-name="ce37">
            <text:p><text:s text:c="3"/>82</text:p>
          </table:table-cell>
          <table:table-cell office:value-type="float" office:value="29" table:style-name="ce37">
            <text:p><text:s text:c="3"/>29</text:p>
          </table:table-cell>
          <table:table-cell office:value-type="float" office:value="583" table:style-name="ce37">
            <text:p><text:s text:c="3"/>583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9" table:style-name="ce37">
            <text:p><text:s text:c="3"/>1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5" table:style-name="ce37">
            <text:p><text:s text:c="3"/>45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5511" table:style-name="ce37">
            <text:p><text:s text:c="2"/>35 511</text:p>
          </table:table-cell>
          <table:table-cell table:number-columns-repeated="16313"/>
        </table:table-row>
        <table:table-row table:style-name="ro5">
          <table:table-cell office:value-type="float" office:value="20921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4" table:style-name="ce38">
            <text:p><text:s text:c="3"/>224</text:p>
          </table:table-cell>
          <table:table-cell office:value-type="float" office:value="28130" table:style-name="ce38">
            <text:p><text:s text:c="2"/>28 130</text:p>
          </table:table-cell>
          <table:table-cell office:value-type="float" office:value="948" table:style-name="ce38">
            <text:p><text:s text:c="3"/>948</text:p>
          </table:table-cell>
          <table:table-cell office:value-type="float" office:value="419" table:style-name="ce38">
            <text:p><text:s text:c="3"/>4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9721" table:style-name="ce38">
            <text:p><text:s text:c="2"/>29 721</text:p>
          </table:table-cell>
          <table:table-cell table:number-columns-repeated="16313"/>
        </table:table-row>
        <table:table-row table:style-name="ro5">
          <table:table-cell office:value-type="float" office:value="20922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50" table:style-name="ce38">
            <text:p><text:s text:c="3"/>150</text:p>
          </table:table-cell>
          <table:table-cell office:value-type="float" office:value="33" table:style-name="ce38">
            <text:p><text:s text:c="3"/>3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85" table:style-name="ce38">
            <text:p><text:s text:c="2"/>1 385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" table:style-name="ce38">
            <text:p><text:s text:c="3"/>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8" table:style-name="ce38">
            <text:p><text:s text:c="3"/>248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2560" table:style-name="ce38">
            <text:p><text:s text:c="2"/>2 560</text:p>
          </table:table-cell>
          <table:table-cell office:value-type="float" office:value="20382" table:style-name="ce38">
            <text:p><text:s text:c="2"/>20 382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69" table:style-name="ce38">
            <text:p><text:s text:c="3"/>69</text:p>
          </table:table-cell>
          <table:table-cell office:value-type="float" office:value="139" table:style-name="ce38">
            <text:p><text:s text:c="3"/>139</text:p>
          </table:table-cell>
          <table:table-cell office:value-type="float" office:value="321" table:style-name="ce38">
            <text:p><text:s text:c="3"/>321</text:p>
          </table:table-cell>
          <table:table-cell office:value-type="float" office:value="46" table:style-name="ce38">
            <text:p><text:s text:c="3"/>46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977" table:style-name="ce38">
            <text:p><text:s text:c="2"/>25 977</text:p>
          </table:table-cell>
          <table:table-cell table:number-columns-repeated="16313"/>
        </table:table-row>
        <table:table-row table:style-name="ro5">
          <table:table-cell office:value-type="float" office:value="20923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0" table:style-name="ce37">
            <text:p><text:s text:c="3"/>230</text:p>
          </table:table-cell>
          <table:table-cell office:value-type="float" office:value="15470" table:style-name="ce37">
            <text:p><text:s text:c="2"/>15 470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237" table:style-name="ce37">
            <text:p><text:s text:c="3"/>2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" table:style-name="ce37">
            <text:p><text:s text:c="3"/>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099" table:style-name="ce37">
            <text:p><text:s text:c="2"/>16 099</text:p>
          </table:table-cell>
          <table:table-cell table:number-columns-repeated="16313"/>
        </table:table-row>
        <table:table-row table:style-name="ro5">
          <table:table-cell office:value-type="float" office:value="20931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4" table:style-name="ce38">
            <text:p><text:s text:c="3"/>8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2" table:style-name="ce38">
            <text:p><text:s text:c="3"/>5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811" table:style-name="ce38">
            <text:p><text:s text:c="3"/>811</text:p>
          </table:table-cell>
          <table:table-cell office:value-type="float" office:value="570" table:style-name="ce38">
            <text:p><text:s text:c="3"/>570</text:p>
          </table:table-cell>
          <table:table-cell office:value-type="float" office:value="34083" table:style-name="ce38">
            <text:p><text:s text:c="2"/>34 083</text:p>
          </table:table-cell>
          <table:table-cell office:value-type="float" office:value="484" table:style-name="ce38">
            <text:p><text:s text:c="3"/>484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19" table:style-name="ce38">
            <text:p><text:s text:c="3"/>1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6346" table:style-name="ce38">
            <text:p><text:s text:c="2"/>36 346</text:p>
          </table:table-cell>
          <table:table-cell table:number-columns-repeated="16313"/>
        </table:table-row>
        <table:table-row table:style-name="ro5">
          <table:table-cell office:value-type="float" office:value="21001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" table:style-name="ce36">
            <text:p><text:s text:c="3"/>3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6" table:style-name="ce36">
            <text:p><text:s text:c="3"/>1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99" table:style-name="ce36">
            <text:p><text:s text:c="3"/>99</text:p>
          </table:table-cell>
          <table:table-cell office:value-type="float" office:value="53707" table:style-name="ce36">
            <text:p><text:s text:c="2"/>53 707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8" table:style-name="ce36">
            <text:p><text:s text:c="3"/>2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89" table:style-name="ce36">
            <text:p><text:s text:c="2"/>6 4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408" table:style-name="ce36">
            <text:p><text:s text:c="2"/>61 408</text:p>
          </table:table-cell>
          <table:table-cell table:number-columns-repeated="16313"/>
        </table:table-row>
        <table:table-row table:style-name="ro5">
          <table:table-cell office:value-type="float" office:value="22001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" table:style-name="ce36">
            <text:p><text:s text:c="3"/>4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104" table:style-name="ce36">
            <text:p><text:s text:c="3"/>1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214" table:style-name="ce36">
            <text:p><text:s text:c="2"/>23 2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1" table:style-name="ce36">
            <text:p><text:s text:c="3"/>2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922" table:style-name="ce36">
            <text:p><text:s text:c="2"/>23 922</text:p>
          </table:table-cell>
          <table:table-cell table:number-columns-repeated="16313"/>
        </table:table-row>
        <table:table-row table:style-name="ro5">
          <table:table-cell office:value-type="float" office:value="22002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" table:style-name="ce36">
            <text:p><text:s text:c="3"/>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0" table:style-name="ce36">
            <text:p><text:s text:c="3"/>28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457" table:style-name="ce36">
            <text:p><text:s text:c="3"/>457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1" table:style-name="ce36">
            <text:p><text:s text:c="3"/>511</text:p>
          </table:table-cell>
          <table:table-cell office:value-type="float" office:value="51" table:style-name="ce36">
            <text:p><text:s text:c="3"/>51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16" table:style-name="ce36">
            <text:p><text:s text:c="3"/>16</text:p>
          </table:table-cell>
          <table:table-cell office:value-type="float" office:value="64090" table:style-name="ce36">
            <text:p><text:s text:c="2"/>64 090</text:p>
          </table:table-cell>
          <table:table-cell office:value-type="float" office:value="188" table:style-name="ce36">
            <text:p><text:s text:c="3"/>188</text:p>
          </table:table-cell>
          <table:table-cell office:value-type="float" office:value="96" table:style-name="ce36">
            <text:p><text:s text:c="3"/>96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203" table:style-name="ce36">
            <text:p><text:s text:c="3"/>20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9" table:style-name="ce36">
            <text:p><text:s text:c="3"/>15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620" table:style-name="ce36">
            <text:p><text:s text:c="3"/>62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4" table:style-name="ce36">
            <text:p><text:s text:c="3"/>384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8066" table:style-name="ce36">
            <text:p><text:s text:c="2"/>68 066</text:p>
          </table:table-cell>
          <table:table-cell table:number-columns-repeated="16313"/>
        </table:table-row>
        <table:table-row table:style-name="ro5">
          <table:table-cell office:value-type="float" office:value="23001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5" table:style-name="ce36">
            <text:p><text:s text:c="3"/>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913" table:style-name="ce36">
            <text:p><text:s text:c="2"/>13 913</text:p>
          </table:table-cell>
          <table:table-cell office:value-type="float" office:value="253" table:style-name="ce36">
            <text:p><text:s text:c="3"/>2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261" table:style-name="ce36">
            <text:p><text:s text:c="2"/>14 261</text:p>
          </table:table-cell>
          <table:table-cell table:number-columns-repeated="16313"/>
        </table:table-row>
        <table:table-row table:style-name="ro5">
          <table:table-cell office:value-type="float" office:value="23002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" table:style-name="ce36">
            <text:p><text:s text:c="3"/>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20833" table:style-name="ce36">
            <text:p><text:s text:c="2"/>20 8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" table:style-name="ce36">
            <text:p><text:s text:c="3"/>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4" table:style-name="ce36">
            <text:p><text:s text:c="3"/>3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366" table:style-name="ce36">
            <text:p><text:s text:c="2"/>21 366</text:p>
          </table:table-cell>
          <table:table-cell table:number-columns-repeated="16313"/>
        </table:table-row>
        <table:table-row table:style-name="ro5">
          <table:table-cell office:value-type="float" office:value="23003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0" table:style-name="ce38">
            <text:p><text:s text:c="3"/>3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" table:style-name="ce38">
            <text:p><text:s text:c="3"/>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" table:style-name="ce38">
            <text:p><text:s text:c="3"/>58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41734" table:style-name="ce38">
            <text:p><text:s text:c="2"/>41 73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9" table:style-name="ce38">
            <text:p><text:s text:c="3"/>39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145" table:style-name="ce38">
            <text:p><text:s text:c="3"/>14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4" table:style-name="ce38">
            <text:p><text:s text:c="3"/>14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2858" table:style-name="ce38">
            <text:p><text:s text:c="2"/>42 858</text:p>
          </table:table-cell>
          <table:table-cell table:number-columns-repeated="16313"/>
        </table:table-row>
        <table:table-row table:style-name="ro5">
          <table:table-cell office:value-type="float" office:value="24911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4" table:style-name="ce37">
            <text:p><text:s text:c="3"/>6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8" table:style-name="ce37">
            <text:p><text:s text:c="3"/>5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636" table:style-name="ce37">
            <text:p><text:s text:c="2"/>10 6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765" table:style-name="ce37">
            <text:p><text:s text:c="2"/>10 765</text:p>
          </table:table-cell>
          <table:table-cell table:number-columns-repeated="16313"/>
        </table:table-row>
        <table:table-row table:style-name="ro5">
          <table:table-cell office:value-type="float" office:value="24912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" table:style-name="ce37">
            <text:p><text:s text:c="3"/>1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20" table:style-name="ce37">
            <text:p><text:s text:c="3"/>20</text:p>
          </table:table-cell>
          <table:table-cell office:value-type="float" office:value="74045" table:style-name="ce37">
            <text:p><text:s text:c="2"/>74 045</text:p>
          </table:table-cell>
          <table:table-cell office:value-type="float" office:value="22" table:style-name="ce37">
            <text:p><text:s text:c="3"/>22</text:p>
          </table:table-cell>
          <table:table-cell office:value-type="float" office:value="1133" table:style-name="ce37">
            <text:p><text:s text:c="2"/>1 133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315" table:style-name="ce37">
            <text:p><text:s text:c="3"/>3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0" table:style-name="ce37">
            <text:p><text:s text:c="3"/>130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40" table:style-name="ce37">
            <text:p><text:s text:c="3"/>4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5914" table:style-name="ce37">
            <text:p><text:s text:c="2"/>75 914</text:p>
          </table:table-cell>
          <table:table-cell table:number-columns-repeated="16313"/>
        </table:table-row>
        <table:table-row table:style-name="ro5">
          <table:table-cell office:value-type="float" office:value="24921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6" table:style-name="ce37">
            <text:p><text:s text:c="3"/>94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1" table:style-name="ce37">
            <text:p><text:s text:c="3"/>2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253" table:style-name="ce37">
            <text:p><text:s text:c="3"/>253</text:p>
          </table:table-cell>
          <table:table-cell office:value-type="float" office:value="48657" table:style-name="ce37">
            <text:p><text:s text:c="2"/>48 657</text:p>
          </table:table-cell>
          <table:table-cell office:value-type="float" office:value="517" table:style-name="ce37">
            <text:p><text:s text:c="3"/>5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68" table:style-name="ce37">
            <text:p><text:s text:c="3"/>468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4" table:style-name="ce37">
            <text:p><text:s text:c="3"/>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8" table:style-name="ce37">
            <text:p><text:s text:c="3"/>1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1448" table:style-name="ce37">
            <text:p><text:s text:c="2"/>51 448</text:p>
          </table:table-cell>
          <table:table-cell table:number-columns-repeated="16313"/>
        </table:table-row>
        <table:table-row table:style-name="ro5">
          <table:table-cell office:value-type="float" office:value="24922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44" table:style-name="ce37">
            <text:p><text:s text:c="2"/>3 944</text:p>
          </table:table-cell>
          <table:table-cell office:value-type="float" office:value="39" table:style-name="ce37">
            <text:p><text:s text:c="3"/>3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5" table:style-name="ce37">
            <text:p><text:s text:c="3"/>5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087" table:style-name="ce37">
            <text:p><text:s text:c="2"/>4 087</text:p>
          </table:table-cell>
          <table:table-cell table:number-columns-repeated="16313"/>
        </table:table-row>
        <table:table-row table:style-name="ro5">
          <table:table-cell office:value-type="float" office:value="25001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8" table:style-name="ce36">
            <text:p><text:s text:c="3"/>16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4" table:style-name="ce36">
            <text:p><text:s text:c="3"/>5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" table:style-name="ce36">
            <text:p><text:s text:c="3"/>29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91" table:style-name="ce36">
            <text:p><text:s text:c="3"/>391</text:p>
          </table:table-cell>
          <table:table-cell office:value-type="float" office:value="82" table:style-name="ce36">
            <text:p><text:s text:c="3"/>82</text:p>
          </table:table-cell>
          <table:table-cell office:value-type="float" office:value="2839" table:style-name="ce36">
            <text:p><text:s text:c="2"/>2 839</text:p>
          </table:table-cell>
          <table:table-cell office:value-type="float" office:value="452" table:style-name="ce36">
            <text:p><text:s text:c="3"/>452</text:p>
          </table:table-cell>
          <table:table-cell office:value-type="float" office:value="75677" table:style-name="ce36">
            <text:p><text:s text:c="2"/>75 677</text:p>
          </table:table-cell>
          <table:table-cell office:value-type="float" office:value="66" table:style-name="ce36">
            <text:p><text:s text:c="3"/>66</text:p>
          </table:table-cell>
          <table:table-cell office:value-type="float" office:value="605" table:style-name="ce36">
            <text:p><text:s text:c="3"/>605</text:p>
          </table:table-cell>
          <table:table-cell office:value-type="float" office:value="2037" table:style-name="ce36">
            <text:p><text:s text:c="2"/>2 037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1257" table:style-name="ce36">
            <text:p><text:s text:c="2"/>1 257</text:p>
          </table:table-cell>
          <table:table-cell office:value-type="float" office:value="554" table:style-name="ce36">
            <text:p><text:s text:c="3"/>554</text:p>
          </table:table-cell>
          <table:table-cell office:value-type="float" office:value="661" table:style-name="ce36">
            <text:p><text:s text:c="3"/>661</text:p>
          </table:table-cell>
          <table:table-cell office:value-type="float" office:value="182" table:style-name="ce36">
            <text:p><text:s text:c="3"/>1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7" table:style-name="ce36">
            <text:p><text:s text:c="3"/>70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7" table:style-name="ce36">
            <text:p><text:s text:c="3"/>8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" table:style-name="ce36">
            <text:p><text:s text:c="3"/>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6270" table:style-name="ce36">
            <text:p><text:s text:c="2"/>86 270</text:p>
          </table:table-cell>
          <table:table-cell table:number-columns-repeated="16313"/>
        </table:table-row>
        <table:table-row table:style-name="ro5">
          <table:table-cell office:value-type="float" office:value="26001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89" table:style-name="ce36">
            <text:p><text:s text:c="2"/>3 389</text:p>
          </table:table-cell>
          <table:table-cell office:value-type="float" office:value="107" table:style-name="ce36">
            <text:p><text:s text:c="3"/>107</text:p>
          </table:table-cell>
          <table:table-cell office:value-type="float" office:value="22" table:style-name="ce36">
            <text:p><text:s text:c="3"/>2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40" table:style-name="ce36">
            <text:p><text:s text:c="2"/>3 540</text:p>
          </table:table-cell>
          <table:table-cell table:number-columns-repeated="16313"/>
        </table:table-row>
        <table:table-row table:style-name="ro5">
          <table:table-cell office:value-type="float" office:value="26002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6455" table:style-name="ce36">
            <text:p><text:s text:c="2"/>16 455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8" table:style-name="ce36">
            <text:p><text:s text:c="3"/>7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4" table:style-name="ce36">
            <text:p><text:s text:c="3"/>8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384" table:style-name="ce36">
            <text:p><text:s text:c="2"/>17 384</text:p>
          </table:table-cell>
          <table:table-cell table:number-columns-repeated="16313"/>
        </table:table-row>
        <table:table-row table:style-name="ro5">
          <table:table-cell office:value-type="float" office:value="26003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43097" table:style-name="ce36">
            <text:p><text:s text:c="2"/>43 097</text:p>
          </table:table-cell>
          <table:table-cell office:value-type="float" office:value="232" table:style-name="ce36">
            <text:p><text:s text:c="3"/>2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" table:style-name="ce36">
            <text:p><text:s text:c="3"/>24</text:p>
          </table:table-cell>
          <table:table-cell office:value-type="float" office:value="53" table:style-name="ce36">
            <text:p><text:s text:c="3"/>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6" table:style-name="ce36">
            <text:p><text:s text:c="3"/>1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684" table:style-name="ce36">
            <text:p><text:s text:c="2"/>43 684</text:p>
          </table:table-cell>
          <table:table-cell table:number-columns-repeated="16313"/>
        </table:table-row>
        <table:table-row table:style-name="ro5">
          <table:table-cell office:value-type="float" office:value="26004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" table:style-name="ce36">
            <text:p><text:s text:c="3"/>23</text:p>
          </table:table-cell>
          <table:table-cell office:value-type="float" office:value="7544" table:style-name="ce36">
            <text:p><text:s text:c="2"/>7 544</text:p>
          </table:table-cell>
          <table:table-cell office:value-type="float" office:value="243" table:style-name="ce36">
            <text:p><text:s text:c="3"/>243</text:p>
          </table:table-cell>
          <table:table-cell office:value-type="float" office:value="262" table:style-name="ce36">
            <text:p><text:s text:c="3"/>2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1" table:style-name="ce36">
            <text:p><text:s text:c="3"/>141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3" table:style-name="ce36">
            <text:p><text:s text:c="3"/>35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66" table:style-name="ce36">
            <text:p><text:s text:c="2"/>8 866</text:p>
          </table:table-cell>
          <table:table-cell table:number-columns-repeated="16313"/>
        </table:table-row>
        <table:table-row table:style-name="ro5">
          <table:table-cell office:value-type="float" office:value="27001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01" table:style-name="ce37">
            <text:p><text:s text:c="3"/>101</text:p>
          </table:table-cell>
          <table:table-cell office:value-type="float" office:value="23" table:style-name="ce37">
            <text:p><text:s text:c="3"/>23</text:p>
          </table:table-cell>
          <table:table-cell office:value-type="float" office:value="170" table:style-name="ce37">
            <text:p><text:s text:c="3"/>170</text:p>
          </table:table-cell>
          <table:table-cell office:value-type="float" office:value="288" table:style-name="ce37">
            <text:p><text:s text:c="3"/>288</text:p>
          </table:table-cell>
          <table:table-cell office:value-type="float" office:value="509" table:style-name="ce37">
            <text:p><text:s text:c="3"/>509</text:p>
          </table:table-cell>
          <table:table-cell office:value-type="float" office:value="1441" table:style-name="ce37">
            <text:p><text:s text:c="2"/>1 441</text:p>
          </table:table-cell>
          <table:table-cell office:value-type="float" office:value="47820" table:style-name="ce37">
            <text:p><text:s text:c="2"/>47 820</text:p>
          </table:table-cell>
          <table:table-cell office:value-type="float" office:value="1174" table:style-name="ce37">
            <text:p><text:s text:c="2"/>1 174</text:p>
          </table:table-cell>
          <table:table-cell office:value-type="float" office:value="818" table:style-name="ce37">
            <text:p><text:s text:c="3"/>818</text:p>
          </table:table-cell>
          <table:table-cell office:value-type="float" office:value="773" table:style-name="ce37">
            <text:p><text:s text:c="3"/>77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676" table:style-name="ce37">
            <text:p><text:s text:c="3"/>67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53876" table:style-name="ce37">
            <text:p><text:s text:c="2"/>53 876</text:p>
          </table:table-cell>
          <table:table-cell table:number-columns-repeated="16313"/>
        </table:table-row>
        <table:table-row table:style-name="ro5">
          <table:table-cell office:value-type="float" office:value="27002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46" table:style-name="ce38">
            <text:p><text:s text:c="3"/>246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337" table:style-name="ce38">
            <text:p><text:s text:c="3"/>337</text:p>
          </table:table-cell>
          <table:table-cell office:value-type="float" office:value="15202" table:style-name="ce38">
            <text:p><text:s text:c="2"/>15 202</text:p>
          </table:table-cell>
          <table:table-cell office:value-type="float" office:value="795" table:style-name="ce38">
            <text:p><text:s text:c="3"/>7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8" table:style-name="ce38">
            <text:p><text:s text:c="3"/>58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316" table:style-name="ce38">
            <text:p><text:s text:c="2"/>17 316</text:p>
          </table:table-cell>
          <table:table-cell table:number-columns-repeated="16313"/>
        </table:table-row>
        <table:table-row table:style-name="ro5">
          <table:table-cell office:value-type="float" office:value="28001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203" table:style-name="ce38">
            <text:p><text:s text:c="3"/>203</text:p>
          </table:table-cell>
          <table:table-cell office:value-type="float" office:value="29" table:style-name="ce38">
            <text:p><text:s text:c="3"/>29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22503" table:style-name="ce38">
            <text:p><text:s text:c="2"/>22 503</text:p>
          </table:table-cell>
          <table:table-cell office:value-type="float" office:value="274" table:style-name="ce38">
            <text:p><text:s text:c="3"/>274</text:p>
          </table:table-cell>
          <table:table-cell office:value-type="float" office:value="181" table:style-name="ce38">
            <text:p><text:s text:c="3"/>18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9" table:style-name="ce38">
            <text:p><text:s text:c="3"/>49</text:p>
          </table:table-cell>
          <table:table-cell office:value-type="float" office:value="14" table:style-name="ce38">
            <text:p><text:s text:c="3"/>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7" table:style-name="ce38">
            <text:p><text:s text:c="3"/>10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660" table:style-name="ce38">
            <text:p><text:s text:c="2"/>23 660</text:p>
          </table:table-cell>
          <table:table-cell table:number-columns-repeated="16313"/>
        </table:table-row>
        <table:table-row table:style-name="ro5">
          <table:table-cell office:value-type="float" office:value="28002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203" table:style-name="ce37">
            <text:p><text:s text:c="3"/>20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12699" table:style-name="ce37">
            <text:p><text:s text:c="2"/>12 699</text:p>
          </table:table-cell>
          <table:table-cell office:value-type="float" office:value="41" table:style-name="ce37">
            <text:p><text:s text:c="3"/>41</text:p>
          </table:table-cell>
          <table:table-cell office:value-type="float" office:value="25" table:style-name="ce37">
            <text:p><text:s text:c="3"/>25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7" table:style-name="ce37">
            <text:p><text:s text:c="3"/>4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75" table:style-name="ce37">
            <text:p><text:s text:c="2"/>13 175</text:p>
          </table:table-cell>
          <table:table-cell table:number-columns-repeated="16313"/>
        </table:table-row>
        <table:table-row table:style-name="ro5">
          <table:table-cell office:value-type="float" office:value="28003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23" table:style-name="ce38">
            <text:p><text:s text:c="3"/>23</text:p>
          </table:table-cell>
          <table:table-cell office:value-type="float" office:value="451" table:style-name="ce38">
            <text:p><text:s text:c="3"/>451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7" table:style-name="ce38">
            <text:p><text:s text:c="3"/>7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3" table:style-name="ce38">
            <text:p><text:s text:c="3"/>3</text:p>
          </table:table-cell>
          <table:table-cell office:value-type="float" office:value="213" table:style-name="ce38">
            <text:p><text:s text:c="3"/>213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13" table:style-name="ce38">
            <text:p><text:s text:c="3"/>13</text:p>
          </table:table-cell>
          <table:table-cell office:value-type="float" office:value="80" table:style-name="ce38">
            <text:p><text:s text:c="3"/>80</text:p>
          </table:table-cell>
          <table:table-cell office:value-type="float" office:value="282" table:style-name="ce38">
            <text:p><text:s text:c="3"/>282</text:p>
          </table:table-cell>
          <table:table-cell office:value-type="float" office:value="170" table:style-name="ce38">
            <text:p><text:s text:c="3"/>170</text:p>
          </table:table-cell>
          <table:table-cell office:value-type="float" office:value="90" table:style-name="ce38">
            <text:p><text:s text:c="3"/>9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97" table:style-name="ce38">
            <text:p><text:s text:c="3"/>597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359" table:style-name="ce38">
            <text:p><text:s text:c="3"/>359</text:p>
          </table:table-cell>
          <table:table-cell office:value-type="float" office:value="380" table:style-name="ce38">
            <text:p><text:s text:c="3"/>380</text:p>
          </table:table-cell>
          <table:table-cell office:value-type="float" office:value="1111" table:style-name="ce38">
            <text:p><text:s text:c="2"/>1 111</text:p>
          </table:table-cell>
          <table:table-cell office:value-type="float" office:value="2173" table:style-name="ce38">
            <text:p><text:s text:c="2"/>2 173</text:p>
          </table:table-cell>
          <table:table-cell office:value-type="float" office:value="1491" table:style-name="ce38">
            <text:p><text:s text:c="2"/>1 491</text:p>
          </table:table-cell>
          <table:table-cell office:value-type="float" office:value="59065" table:style-name="ce38">
            <text:p><text:s text:c="2"/>59 065</text:p>
          </table:table-cell>
          <table:table-cell office:value-type="float" office:value="572" table:style-name="ce38">
            <text:p><text:s text:c="3"/>572</text:p>
          </table:table-cell>
          <table:table-cell office:value-type="float" office:value="1044" table:style-name="ce38">
            <text:p><text:s text:c="2"/>1 044</text:p>
          </table:table-cell>
          <table:table-cell office:value-type="float" office:value="380" table:style-name="ce38">
            <text:p><text:s text:c="3"/>380</text:p>
          </table:table-cell>
          <table:table-cell office:value-type="float" office:value="443" table:style-name="ce38">
            <text:p><text:s text:c="3"/>443</text:p>
          </table:table-cell>
          <table:table-cell office:value-type="float" office:value="429" table:style-name="ce38">
            <text:p><text:s text:c="3"/>429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730" table:style-name="ce38">
            <text:p><text:s text:c="3"/>73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" table:style-name="ce38">
            <text:p><text:s text:c="3"/>2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" table:style-name="ce38">
            <text:p><text:s text:c="3"/>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76" table:style-name="ce38">
            <text:p><text:s text:c="3"/>1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70809" table:style-name="ce38">
            <text:p><text:s text:c="2"/>70 809</text:p>
          </table:table-cell>
          <table:table-cell table:number-columns-repeated="16313"/>
        </table:table-row>
        <table:table-row table:style-name="ro5">
          <table:table-cell office:value-type="float" office:value="29911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96195" table:style-name="ce36">
            <text:p><text:s text:c="2"/>96 1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6206" table:style-name="ce36">
            <text:p><text:s text:c="2"/>96 206</text:p>
          </table:table-cell>
          <table:table-cell table:number-columns-repeated="16313"/>
        </table:table-row>
        <table:table-row table:style-name="ro5">
          <table:table-cell office:value-type="float" office:value="29912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" table:style-name="ce36">
            <text:p><text:s text:c="3"/>1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04" table:style-name="ce36">
            <text:p><text:s text:c="3"/>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0" table:style-name="ce36">
            <text:p><text:s text:c="3"/>1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160" table:style-name="ce36">
            <text:p><text:s text:c="3"/>160</text:p>
          </table:table-cell>
          <table:table-cell office:value-type="float" office:value="27552" table:style-name="ce36">
            <text:p><text:s text:c="2"/>27 552</text:p>
          </table:table-cell>
          <table:table-cell office:value-type="float" office:value="282" table:style-name="ce36">
            <text:p><text:s text:c="3"/>28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" table:style-name="ce36">
            <text:p><text:s text:c="3"/>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5" table:style-name="ce36">
            <text:p><text:s text:c="3"/>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8424" table:style-name="ce36">
            <text:p><text:s text:c="2"/>28 424</text:p>
          </table:table-cell>
          <table:table-cell table:number-columns-repeated="16313"/>
        </table:table-row>
        <table:table-row table:style-name="ro5">
          <table:table-cell office:value-type="float" office:value="29921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9" table:style-name="ce36">
            <text:p><text:s text:c="3"/>4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0" table:style-name="ce36">
            <text:p><text:s text:c="3"/>710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37" table:style-name="ce36">
            <text:p><text:s text:c="3"/>37</text:p>
          </table:table-cell>
          <table:table-cell office:value-type="float" office:value="135" table:style-name="ce36">
            <text:p><text:s text:c="3"/>135</text:p>
          </table:table-cell>
          <table:table-cell office:value-type="float" office:value="272" table:style-name="ce36">
            <text:p><text:s text:c="3"/>272</text:p>
          </table:table-cell>
          <table:table-cell office:value-type="float" office:value="117" table:style-name="ce36">
            <text:p><text:s text:c="3"/>117</text:p>
          </table:table-cell>
          <table:table-cell office:value-type="float" office:value="151" table:style-name="ce36">
            <text:p><text:s text:c="3"/>151</text:p>
          </table:table-cell>
          <table:table-cell office:value-type="float" office:value="1817" table:style-name="ce36">
            <text:p><text:s text:c="2"/>1 817</text:p>
          </table:table-cell>
          <table:table-cell office:value-type="float" office:value="1364" table:style-name="ce36">
            <text:p><text:s text:c="2"/>1 364</text:p>
          </table:table-cell>
          <table:table-cell office:value-type="float" office:value="56196" table:style-name="ce36">
            <text:p><text:s text:c="2"/>56 196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19" table:style-name="ce36">
            <text:p><text:s text:c="3"/>19</text:p>
          </table:table-cell>
          <table:table-cell office:value-type="float" office:value="17" table:style-name="ce36">
            <text:p><text:s text:c="3"/>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6" table:style-name="ce36">
            <text:p><text:s text:c="3"/>58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1795" table:style-name="ce36">
            <text:p><text:s text:c="2"/>61 795</text:p>
          </table:table-cell>
          <table:table-cell table:number-columns-repeated="16313"/>
        </table:table-row>
        <table:table-row table:style-name="ro5">
          <table:table-cell office:value-type="float" office:value="30001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9" table:style-name="ce36">
            <text:p><text:s text:c="3"/>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78" table:style-name="ce36">
            <text:p><text:s text:c="3"/>178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148" table:style-name="ce36">
            <text:p><text:s text:c="3"/>148</text:p>
          </table:table-cell>
          <table:table-cell office:value-type="float" office:value="105" table:style-name="ce36">
            <text:p><text:s text:c="3"/>105</text:p>
          </table:table-cell>
          <table:table-cell office:value-type="float" office:value="749" table:style-name="ce36">
            <text:p><text:s text:c="3"/>749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39318" table:style-name="ce36">
            <text:p><text:s text:c="2"/>39 318</text:p>
          </table:table-cell>
          <table:table-cell office:value-type="float" office:value="115" table:style-name="ce36">
            <text:p><text:s text:c="3"/>115</text:p>
          </table:table-cell>
          <table:table-cell office:value-type="float" office:value="426" table:style-name="ce36">
            <text:p><text:s text:c="3"/>4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588" table:style-name="ce36">
            <text:p><text:s text:c="2"/>41 588</text:p>
          </table:table-cell>
          <table:table-cell table:number-columns-repeated="16313"/>
        </table:table-row>
        <table:table-row table:style-name="ro5">
          <table:table-cell office:value-type="float" office:value="31801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7" table:style-name="ce36">
            <text:p><text:s text:c="3"/>9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99" table:style-name="ce36">
            <text:p><text:s text:c="3"/>199</text:p>
          </table:table-cell>
          <table:table-cell office:value-type="float" office:value="18" table:style-name="ce36">
            <text:p><text:s text:c="3"/>1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" table:style-name="ce36">
            <text:p><text:s text:c="3"/>21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1" table:style-name="ce36">
            <text:p><text:s text:c="3"/>81</text:p>
          </table:table-cell>
          <table:table-cell office:value-type="float" office:value="132" table:style-name="ce36">
            <text:p><text:s text:c="3"/>13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" table:style-name="ce36">
            <text:p><text:s text:c="3"/>11</text:p>
          </table:table-cell>
          <table:table-cell office:value-type="float" office:value="46" table:style-name="ce36">
            <text:p><text:s text:c="3"/>46</text:p>
          </table:table-cell>
          <table:table-cell office:value-type="float" office:value="32752" table:style-name="ce36">
            <text:p><text:s text:c="2"/>32 752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83" table:style-name="ce36">
            <text:p><text:s text:c="3"/>7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455" table:style-name="ce36">
            <text:p><text:s text:c="2"/>34 455</text:p>
          </table:table-cell>
          <table:table-cell table:number-columns-repeated="16313"/>
        </table:table-row>
        <table:table-row table:style-name="ro5">
          <table:table-cell office:value-type="float" office:value="31802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" table:style-name="ce37">
            <text:p><text:s text:c="3"/>126</text:p>
          </table:table-cell>
          <table:table-cell office:value-type="float" office:value="127" table:style-name="ce37">
            <text:p><text:s text:c="3"/>127</text:p>
          </table:table-cell>
          <table:table-cell office:value-type="float" office:value="42" table:style-name="ce37">
            <text:p><text:s text:c="3"/>42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238" table:style-name="ce37">
            <text:p><text:s text:c="3"/>238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32" table:style-name="ce37">
            <text:p><text:s text:c="3"/>32</text:p>
          </table:table-cell>
          <table:table-cell office:value-type="float" office:value="537" table:style-name="ce37">
            <text:p><text:s text:c="3"/>537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432" table:style-name="ce37">
            <text:p><text:s text:c="3"/>432</text:p>
          </table:table-cell>
          <table:table-cell office:value-type="float" office:value="37" table:style-name="ce37">
            <text:p><text:s text:c="3"/>3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191" table:style-name="ce37">
            <text:p><text:s text:c="3"/>19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4" table:style-name="ce37">
            <text:p><text:s text:c="3"/>74</text:p>
          </table:table-cell>
          <table:table-cell office:value-type="float" office:value="28307" table:style-name="ce37">
            <text:p><text:s text:c="2"/>28 3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7" table:style-name="ce37">
            <text:p><text:s text:c="3"/>27</text:p>
          </table:table-cell>
          <table:table-cell office:value-type="float" office:value="236" table:style-name="ce37">
            <text:p><text:s text:c="3"/>236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0891" table:style-name="ce37">
            <text:p><text:s text:c="2"/>30 891</text:p>
          </table:table-cell>
          <table:table-cell table:number-columns-repeated="16313"/>
        </table:table-row>
        <table:table-row table:style-name="ro5">
          <table:table-cell office:value-type="float" office:value="33001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8" table:style-name="ce38">
            <text:p><text:s text:c="3"/>338</text:p>
          </table:table-cell>
          <table:table-cell office:value-type="float" office:value="11" table:style-name="ce38">
            <text:p><text:s text:c="3"/>11</text:p>
          </table:table-cell>
          <table:table-cell office:value-type="float" office:value="349" table:style-name="ce38">
            <text:p><text:s text:c="3"/>349</text:p>
          </table:table-cell>
          <table:table-cell office:value-type="float" office:value="249" table:style-name="ce38">
            <text:p><text:s text:c="3"/>249</text:p>
          </table:table-cell>
          <table:table-cell office:value-type="float" office:value="41" table:style-name="ce38">
            <text:p><text:s text:c="3"/>41</text:p>
          </table:table-cell>
          <table:table-cell office:value-type="float" office:value="936" table:style-name="ce38">
            <text:p><text:s text:c="3"/>93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" table:style-name="ce38">
            <text:p><text:s text:c="3"/>16</text:p>
          </table:table-cell>
          <table:table-cell office:value-type="float" office:value="48" table:style-name="ce38">
            <text:p><text:s text:c="3"/>48</text:p>
          </table:table-cell>
          <table:table-cell office:value-type="float" office:value="21" table:style-name="ce38">
            <text:p><text:s text:c="3"/>21</text:p>
          </table:table-cell>
          <table:table-cell office:value-type="float" office:value="55571" table:style-name="ce38">
            <text:p><text:s text:c="2"/>55 57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873" table:style-name="ce38">
            <text:p><text:s text:c="2"/>5 87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01" table:style-name="ce38">
            <text:p><text:s text:c="2"/>2 50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" table:style-name="ce38">
            <text:p><text:s text:c="3"/>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974" table:style-name="ce38">
            <text:p><text:s text:c="2"/>65 974</text:p>
          </table:table-cell>
          <table:table-cell table:number-columns-repeated="16313"/>
        </table:table-row>
        <table:table-row table:style-name="ro5">
          <table:table-cell office:value-type="float" office:value="35001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0912" table:style-name="ce38">
            <text:p><text:s text:c="2"/>250 9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78" table:style-name="ce38">
            <text:p><text:s text:c="3"/>47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51390" table:style-name="ce38">
            <text:p><text:s text:c="2"/>251 390</text:p>
          </table:table-cell>
          <table:table-cell table:number-columns-repeated="16313"/>
        </table:table-row>
        <table:table-row table:style-name="ro5">
          <table:table-cell office:value-type="float" office:value="36801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3313" table:style-name="ce37">
            <text:p><text:s text:c="2"/>63 31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29" table:style-name="ce37">
            <text:p><text:s text:c="2"/>2 22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65542" table:style-name="ce37">
            <text:p><text:s text:c="2"/>65 542</text:p>
          </table:table-cell>
          <table:table-cell table:number-columns-repeated="16313"/>
        </table:table-row>
        <table:table-row table:style-name="ro5">
          <table:table-cell office:value-type="float" office:value="41801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419" table:style-name="ce38">
            <text:p><text:s text:c="3"/>419</text:p>
          </table:table-cell>
          <table:table-cell office:value-type="float" office:value="796" table:style-name="ce38">
            <text:p><text:s text:c="3"/>796</text:p>
          </table:table-cell>
          <table:table-cell office:value-type="float" office:value="56" table:style-name="ce38">
            <text:p><text:s text:c="3"/>5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4438" table:style-name="ce38">
            <text:p><text:s text:c="2"/>334 43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35857" table:style-name="ce38">
            <text:p><text:s text:c="2"/>335 857</text:p>
          </table:table-cell>
          <table:table-cell table:number-columns-repeated="16313"/>
        </table:table-row>
        <table:table-row table:style-name="ro5">
          <table:table-cell office:value-type="float" office:value="41802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3" table:style-name="ce36">
            <text:p><text:s text:c="3"/>3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269" table:style-name="ce36">
            <text:p><text:s text:c="2"/>8 26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9204" table:style-name="ce36">
            <text:p><text:s text:c="2"/>99 20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7482" table:style-name="ce36">
            <text:p><text:s text:c="2"/>107 482</text:p>
          </table:table-cell>
          <table:table-cell table:number-columns-repeated="16313"/>
        </table:table-row>
        <table:table-row table:style-name="ro5">
          <table:table-cell office:value-type="float" office:value="41803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388" table:style-name="ce36">
            <text:p><text:s text:c="2"/>1 388</text:p>
          </table:table-cell>
          <table:table-cell office:value-type="float" office:value="2749" table:style-name="ce36">
            <text:p><text:s text:c="2"/>2 749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1489" table:style-name="ce36">
            <text:p><text:s text:c="2"/>131 4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822" table:style-name="ce36">
            <text:p><text:s text:c="2"/>135 822</text:p>
          </table:table-cell>
          <table:table-cell table:number-columns-repeated="16313"/>
        </table:table-row>
        <table:table-row table:style-name="ro5">
          <table:table-cell office:value-type="float" office:value="45001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358" table:style-name="ce36">
            <text:p><text:s text:c="2"/>2 358</text:p>
          </table:table-cell>
          <table:table-cell office:value-type="float" office:value="177" table:style-name="ce36">
            <text:p><text:s text:c="3"/>17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2121" table:style-name="ce36">
            <text:p><text:s text:c="2"/>132 121</text:p>
          </table:table-cell>
          <table:table-cell office:value-type="float" office:value="70" table:style-name="ce36">
            <text:p><text:s text:c="3"/>7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-65" table:style-name="ce36">
            <text:p><text:s/>(-) <text:s text:c="2"/>6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01" table:style-name="ce36">
            <text:p><text:s text:c="3"/>1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4762" table:style-name="ce36">
            <text:p><text:s text:c="2"/>134 762</text:p>
          </table:table-cell>
          <table:table-cell table:number-columns-repeated="16313"/>
        </table:table-row>
        <table:table-row table:style-name="ro5">
          <table:table-cell office:value-type="float" office:value="46801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91" table:style-name="ce36">
            <text:p><text:s text:c="3"/>791</text:p>
          </table:table-cell>
          <table:table-cell office:value-type="float" office:value="432" table:style-name="ce36">
            <text:p><text:s text:c="3"/>432</text:p>
          </table:table-cell>
          <table:table-cell office:value-type="float" office:value="4188" table:style-name="ce36">
            <text:p><text:s text:c="2"/>4 188</text:p>
          </table:table-cell>
          <table:table-cell office:value-type="float" office:value="1269" table:style-name="ce36">
            <text:p><text:s text:c="2"/>1 269</text:p>
          </table:table-cell>
          <table:table-cell office:value-type="float" office:value="64" table:style-name="ce36">
            <text:p><text:s text:c="3"/>64</text:p>
          </table:table-cell>
          <table:table-cell office:value-type="float" office:value="194" table:style-name="ce36">
            <text:p><text:s text:c="3"/>194</text:p>
          </table:table-cell>
          <table:table-cell office:value-type="float" office:value="277" table:style-name="ce36">
            <text:p><text:s text:c="3"/>277</text:p>
          </table:table-cell>
          <table:table-cell office:value-type="float" office:value="349" table:style-name="ce36">
            <text:p><text:s text:c="3"/>349</text:p>
          </table:table-cell>
          <table:table-cell office:value-type="float" office:value="63" table:style-name="ce36">
            <text:p><text:s text:c="3"/>63</text:p>
          </table:table-cell>
          <table:table-cell office:value-type="float" office:value="172" table:style-name="ce36">
            <text:p><text:s text:c="3"/>172</text:p>
          </table:table-cell>
          <table:table-cell office:value-type="float" office:value="61" table:style-name="ce36">
            <text:p><text:s text:c="3"/>61</text:p>
          </table:table-cell>
          <table:table-cell office:value-type="float" office:value="21" table:style-name="ce36">
            <text:p><text:s text:c="3"/>21</text:p>
          </table:table-cell>
          <table:table-cell office:value-type="float" office:value="50" table:style-name="ce36">
            <text:p><text:s text:c="3"/>50</text:p>
          </table:table-cell>
          <table:table-cell office:value-type="float" office:value="1112" table:style-name="ce36">
            <text:p><text:s text:c="2"/>1 112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246" table:style-name="ce36">
            <text:p><text:s text:c="3"/>246</text:p>
          </table:table-cell>
          <table:table-cell office:value-type="float" office:value="162" table:style-name="ce36">
            <text:p><text:s text:c="3"/>162</text:p>
          </table:table-cell>
          <table:table-cell office:value-type="float" office:value="373" table:style-name="ce36">
            <text:p><text:s text:c="3"/>373</text:p>
          </table:table-cell>
          <table:table-cell office:value-type="float" office:value="192" table:style-name="ce36">
            <text:p><text:s text:c="3"/>192</text:p>
          </table:table-cell>
          <table:table-cell office:value-type="float" office:value="114" table:style-name="ce36">
            <text:p><text:s text:c="3"/>114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423" table:style-name="ce36">
            <text:p><text:s text:c="3"/>423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329" table:style-name="ce36">
            <text:p><text:s text:c="3"/>329</text:p>
          </table:table-cell>
          <table:table-cell office:value-type="float" office:value="1181" table:style-name="ce36">
            <text:p><text:s text:c="2"/>1 18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466" table:style-name="ce36">
            <text:p><text:s text:c="3"/>466</text:p>
          </table:table-cell>
          <table:table-cell office:value-type="float" office:value="239" table:style-name="ce36">
            <text:p><text:s text:c="3"/>239</text:p>
          </table:table-cell>
          <table:table-cell office:value-type="float" office:value="48" table:style-name="ce36">
            <text:p><text:s text:c="3"/>4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821933" table:style-name="ce36">
            <text:p><text:s text:c="2"/>821 933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52" table:style-name="ce36">
            <text:p><text:s text:c="3"/>5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7" table:style-name="ce36">
            <text:p><text:s text:c="3"/>7</text:p>
          </table:table-cell>
          <table:table-cell office:value-type="float" office:value="140" table:style-name="ce36">
            <text:p><text:s text:c="3"/>140</text:p>
          </table:table-cell>
          <table:table-cell office:value-type="float" office:value="144" table:style-name="ce36">
            <text:p><text:s text:c="3"/>144</text:p>
          </table:table-cell>
          <table:table-cell office:value-type="float" office:value="183" table:style-name="ce36">
            <text:p><text:s text:c="3"/>183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346" table:style-name="ce36">
            <text:p><text:s text:c="3"/>346</text:p>
          </table:table-cell>
          <table:table-cell office:value-type="float" office:value="805" table:style-name="ce36">
            <text:p><text:s text:c="3"/>80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-205" table:style-name="ce36">
            <text:p><text:s/>(-) <text:s text:c="2"/>205</text:p>
          </table:table-cell>
          <table:table-cell office:value-type="float" office:value="55" table:style-name="ce36">
            <text:p><text:s text:c="3"/>55</text:p>
          </table:table-cell>
          <table:table-cell office:value-type="float" office:value="43" table:style-name="ce36">
            <text:p><text:s text:c="3"/>43</text:p>
          </table:table-cell>
          <table:table-cell office:value-type="float" office:value="68" table:style-name="ce36">
            <text:p><text:s text:c="3"/>68</text:p>
          </table:table-cell>
          <table:table-cell office:value-type="float" office:value="100" table:style-name="ce36">
            <text:p><text:s text:c="3"/>100</text:p>
          </table:table-cell>
          <table:table-cell office:value-type="float" office:value="266" table:style-name="ce36">
            <text:p><text:s text:c="3"/>266</text:p>
          </table:table-cell>
          <table:table-cell office:value-type="float" office:value="8" table:style-name="ce36">
            <text:p><text:s text:c="3"/>8</text:p>
          </table:table-cell>
          <table:table-cell office:value-type="float" office:value="88" table:style-name="ce36">
            <text:p><text:s text:c="3"/>8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5" table:style-name="ce36">
            <text:p><text:s text:c="3"/>85</text:p>
          </table:table-cell>
          <table:table-cell office:value-type="float" office:value="859" table:style-name="ce36">
            <text:p><text:s text:c="3"/>85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39298" table:style-name="ce36">
            <text:p><text:s text:c="2"/>839 298</text:p>
          </table:table-cell>
          <table:table-cell table:number-columns-repeated="16313"/>
        </table:table-row>
        <table:table-row table:style-name="ro5">
          <table:table-cell office:value-type="float" office:value="49001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247" table:style-name="ce36">
            <text:p><text:s text:c="2"/>1 247</text:p>
          </table:table-cell>
          <table:table-cell office:value-type="float" office:value="211723" table:style-name="ce36">
            <text:p><text:s text:c="2"/>211 72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2997" table:style-name="ce36">
            <text:p><text:s text:c="2"/>212 997</text:p>
          </table:table-cell>
          <table:table-cell table:number-columns-repeated="16313"/>
        </table:table-row>
        <table:table-row table:style-name="ro5">
          <table:table-cell office:value-type="float" office:value="49002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4482" table:style-name="ce37">
            <text:p><text:s text:c="2"/>84 48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2252" table:style-name="ce37">
            <text:p><text:s text:c="2"/>2 2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6734" table:style-name="ce37">
            <text:p><text:s text:c="2"/>86 734</text:p>
          </table:table-cell>
          <table:table-cell table:number-columns-repeated="16313"/>
        </table:table-row>
        <table:table-row table:style-name="ro5">
          <table:table-cell office:value-type="float" office:value="50001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491" table:style-name="ce38">
            <text:p><text:s text:c="2"/>1 491</text:p>
          </table:table-cell>
          <table:table-cell office:value-type="float" office:value="19269" table:style-name="ce38">
            <text:p><text:s text:c="2"/>19 269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3" table:style-name="ce38">
            <text:p><text:s text:c="2"/>1 983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2775" table:style-name="ce38">
            <text:p><text:s text:c="2"/>22 775</text:p>
          </table:table-cell>
          <table:table-cell table:number-columns-repeated="16313"/>
        </table:table-row>
        <table:table-row table:style-name="ro5">
          <table:table-cell office:value-type="float" office:value="51001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367" table:style-name="ce38">
            <text:p><text:s text:c="2"/>35 3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368" table:style-name="ce38">
            <text:p><text:s text:c="2"/>35 368</text:p>
          </table:table-cell>
          <table:table-cell table:number-columns-repeated="16313"/>
        </table:table-row>
        <table:table-row table:style-name="ro5">
          <table:table-cell office:value-type="float" office:value="52801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48" table:style-name="ce37">
            <text:p><text:s text:c="3"/>448</text:p>
          </table:table-cell>
          <table:table-cell office:value-type="float" office:value="1207" table:style-name="ce37">
            <text:p><text:s text:c="2"/>1 207</text:p>
          </table:table-cell>
          <table:table-cell office:value-type="float" office:value="1677" table:style-name="ce37">
            <text:p><text:s text:c="2"/>1 67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87524" table:style-name="ce37">
            <text:p><text:s text:c="2"/>87 524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675" table:style-name="ce37">
            <text:p><text:s text:c="2"/>3 67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4531" table:style-name="ce37">
            <text:p><text:s text:c="2"/>94 531</text:p>
          </table:table-cell>
          <table:table-cell table:number-columns-repeated="16313"/>
        </table:table-row>
        <table:table-row table:style-name="ro5">
          <table:table-cell office:value-type="float" office:value="52802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512" table:style-name="ce38">
            <text:p><text:s text:c="2"/>20 51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0512" table:style-name="ce38">
            <text:p><text:s text:c="2"/>20 512</text:p>
          </table:table-cell>
          <table:table-cell table:number-columns-repeated="16313"/>
        </table:table-row>
        <table:table-row table:style-name="ro5">
          <table:table-cell office:value-type="float" office:value="55001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112" table:style-name="ce36">
            <text:p><text:s text:c="3"/>112</text:p>
          </table:table-cell>
          <table:table-cell office:value-type="float" office:value="13" table:style-name="ce36">
            <text:p><text:s text:c="3"/>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4641" table:style-name="ce36">
            <text:p><text:s text:c="2"/>24 64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0" table:style-name="ce36">
            <text:p><text:s text:c="3"/>580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402" table:style-name="ce36">
            <text:p><text:s text:c="2"/>25 402</text:p>
          </table:table-cell>
          <table:table-cell table:number-columns-repeated="16313"/>
        </table:table-row>
        <table:table-row table:style-name="ro5">
          <table:table-cell office:value-type="float" office:value="56001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938" table:style-name="ce36">
            <text:p><text:s text:c="2"/>2 93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4420" table:style-name="ce36">
            <text:p><text:s text:c="2"/>214 4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83" table:style-name="ce36">
            <text:p><text:s text:c="3"/>38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7741" table:style-name="ce36">
            <text:p><text:s text:c="2"/>217 741</text:p>
          </table:table-cell>
          <table:table-cell table:number-columns-repeated="16313"/>
        </table:table-row>
        <table:table-row table:style-name="ro5">
          <table:table-cell office:value-type="float" office:value="58001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6912" table:style-name="ce36">
            <text:p><text:s text:c="2"/>16 91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6" table:style-name="ce36">
            <text:p><text:s text:c="3"/>226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139" table:style-name="ce36">
            <text:p><text:s text:c="2"/>17 139</text:p>
          </table:table-cell>
          <table:table-cell table:number-columns-repeated="16313"/>
        </table:table-row>
        <table:table-row table:style-name="ro5">
          <table:table-cell office:value-type="float" office:value="59801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258" table:style-name="ce36">
            <text:p><text:s text:c="2"/>42 25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7" table:style-name="ce36">
            <text:p><text:s text:c="3"/>5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315" table:style-name="ce36">
            <text:p><text:s text:c="2"/>42 315</text:p>
          </table:table-cell>
          <table:table-cell table:number-columns-repeated="16313"/>
        </table:table-row>
        <table:table-row table:style-name="ro5">
          <table:table-cell office:value-type="float" office:value="61001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452" table:style-name="ce36">
            <text:p><text:s text:c="2"/>156 45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56488" table:style-name="ce36">
            <text:p><text:s text:c="2"/>156 488</text:p>
          </table:table-cell>
          <table:table-cell table:number-columns-repeated="16313"/>
        </table:table-row>
        <table:table-row table:style-name="ro5">
          <table:table-cell office:value-type="float" office:value="62801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707" table:style-name="ce37">
            <text:p><text:s text:c="3"/>707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3248" table:style-name="ce37">
            <text:p><text:s text:c="2"/>123 248</text:p>
          </table:table-cell>
          <table:table-cell office:value-type="float" office:value="910" table:style-name="ce37">
            <text:p><text:s text:c="3"/>91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18" table:style-name="ce37">
            <text:p><text:s text:c="2"/>1 31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99" table:style-name="ce37">
            <text:p><text:s text:c="3"/>99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6283" table:style-name="ce37">
            <text:p><text:s text:c="2"/>126 283</text:p>
          </table:table-cell>
          <table:table-cell table:number-columns-repeated="16313"/>
        </table:table-row>
        <table:table-row table:style-name="ro5">
          <table:table-cell office:value-type="float" office:value="64801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39960" table:style-name="ce38">
            <text:p><text:s text:c="2"/>539 9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4" table:style-name="ce38">
            <text:p><text:s text:c="3"/>4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40374" table:style-name="ce38">
            <text:p><text:s text:c="2"/>540 374</text:p>
          </table:table-cell>
          <table:table-cell table:number-columns-repeated="16313"/>
        </table:table-row>
        <table:table-row table:style-name="ro5">
          <table:table-cell office:value-type="float" office:value="68001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36" table:style-name="ce38">
            <text:p><text:s text:c="3"/>36</text:p>
          </table:table-cell>
          <table:table-cell office:value-type="float" office:value="20" table:style-name="ce38">
            <text:p><text:s text:c="3"/>20</text:p>
          </table:table-cell>
          <table:table-cell office:value-type="float" office:value="8" table:style-name="ce38">
            <text:p><text:s text:c="3"/>8</text:p>
          </table:table-cell>
          <table:table-cell office:value-type="float" office:value="57" table:style-name="ce38">
            <text:p><text:s text:c="3"/>57</text:p>
          </table:table-cell>
          <table:table-cell office:value-type="float" office:value="492" table:style-name="ce38">
            <text:p><text:s text:c="3"/>49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5" table:style-name="ce38">
            <text:p><text:s text:c="3"/>35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755" table:style-name="ce38">
            <text:p><text:s text:c="3"/>755</text:p>
          </table:table-cell>
          <table:table-cell office:value-type="float" office:value="214" table:style-name="ce38">
            <text:p><text:s text:c="3"/>21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81" table:style-name="ce38">
            <text:p><text:s text:c="3"/>381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27" table:style-name="ce38">
            <text:p><text:s text:c="3"/>27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1690" table:style-name="ce38">
            <text:p><text:s text:c="2"/>1 690</text:p>
          </table:table-cell>
          <table:table-cell office:value-type="float" office:value="1048" table:style-name="ce38">
            <text:p><text:s text:c="2"/>1 048</text:p>
          </table:table-cell>
          <table:table-cell office:value-type="float" office:value="261" table:style-name="ce38">
            <text:p><text:s text:c="3"/>261</text:p>
          </table:table-cell>
          <table:table-cell office:value-type="float" office:value="86" table:style-name="ce38">
            <text:p><text:s text:c="3"/>86</text:p>
          </table:table-cell>
          <table:table-cell office:value-type="float" office:value="2428" table:style-name="ce38">
            <text:p><text:s text:c="2"/>2 428</text:p>
          </table:table-cell>
          <table:table-cell office:value-type="float" office:value="1162" table:style-name="ce38">
            <text:p><text:s text:c="2"/>1 162</text:p>
          </table:table-cell>
          <table:table-cell office:value-type="float" office:value="32" table:style-name="ce38">
            <text:p><text:s text:c="3"/>32</text:p>
          </table:table-cell>
          <table:table-cell office:value-type="float" office:value="475" table:style-name="ce38">
            <text:p><text:s text:c="3"/>475</text:p>
          </table:table-cell>
          <table:table-cell office:value-type="float" office:value="1890" table:style-name="ce38">
            <text:p><text:s text:c="2"/>1 890</text:p>
          </table:table-cell>
          <table:table-cell office:value-type="float" office:value="1107" table:style-name="ce38">
            <text:p><text:s text:c="2"/>1 107</text:p>
          </table:table-cell>
          <table:table-cell office:value-type="float" office:value="2105" table:style-name="ce38">
            <text:p><text:s text:c="2"/>2 105</text:p>
          </table:table-cell>
          <table:table-cell office:value-type="float" office:value="2438" table:style-name="ce38">
            <text:p><text:s text:c="2"/>2 438</text:p>
          </table:table-cell>
          <table:table-cell office:value-type="float" office:value="1423" table:style-name="ce38">
            <text:p><text:s text:c="2"/>1 423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993" table:style-name="ce38">
            <text:p><text:s text:c="3"/>993</text:p>
          </table:table-cell>
          <table:table-cell office:value-type="float" office:value="327" table:style-name="ce38">
            <text:p><text:s text:c="3"/>327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771" table:style-name="ce38">
            <text:p><text:s text:c="3"/>771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292" table:style-name="ce38">
            <text:p><text:s text:c="3"/>292</text:p>
          </table:table-cell>
          <table:table-cell office:value-type="float" office:value="30" table:style-name="ce38">
            <text:p><text:s text:c="3"/>30</text:p>
          </table:table-cell>
          <table:table-cell office:value-type="float" office:value="3806" table:style-name="ce38">
            <text:p><text:s text:c="2"/>3 806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1410" table:style-name="ce38">
            <text:p><text:s text:c="2"/>1 410</text:p>
          </table:table-cell>
          <table:table-cell office:value-type="float" office:value="18" table:style-name="ce38">
            <text:p><text:s text:c="3"/>18</text:p>
          </table:table-cell>
          <table:table-cell office:value-type="float" office:value="2537" table:style-name="ce38">
            <text:p><text:s text:c="2"/>2 537</text:p>
          </table:table-cell>
          <table:table-cell office:value-type="float" office:value="1927" table:style-name="ce38">
            <text:p><text:s text:c="2"/>1 927</text:p>
          </table:table-cell>
          <table:table-cell office:value-type="float" office:value="527" table:style-name="ce38">
            <text:p><text:s text:c="3"/>527</text:p>
          </table:table-cell>
          <table:table-cell office:value-type="float" office:value="458" table:style-name="ce38">
            <text:p><text:s text:c="3"/>458</text:p>
          </table:table-cell>
          <table:table-cell office:value-type="float" office:value="969" table:style-name="ce38">
            <text:p><text:s text:c="3"/>969</text:p>
          </table:table-cell>
          <table:table-cell office:value-type="float" office:value="206" table:style-name="ce38">
            <text:p><text:s text:c="3"/>206</text:p>
          </table:table-cell>
          <table:table-cell office:value-type="float" office:value="1010" table:style-name="ce38">
            <text:p><text:s text:c="2"/>1 010</text:p>
          </table:table-cell>
          <table:table-cell office:value-type="float" office:value="185" table:style-name="ce38">
            <text:p><text:s text:c="3"/>185</text:p>
          </table:table-cell>
          <table:table-cell office:value-type="float" office:value="82" table:style-name="ce38">
            <text:p><text:s text:c="3"/>82</text:p>
          </table:table-cell>
          <table:table-cell office:value-type="float" office:value="820" table:style-name="ce38">
            <text:p><text:s text:c="3"/>820</text:p>
          </table:table-cell>
          <table:table-cell office:value-type="float" office:value="324" table:style-name="ce38">
            <text:p><text:s text:c="3"/>324</text:p>
          </table:table-cell>
          <table:table-cell office:value-type="float" office:value="7596" table:style-name="ce38">
            <text:p><text:s text:c="2"/>7 596</text:p>
          </table:table-cell>
          <table:table-cell office:value-type="float" office:value="145921" table:style-name="ce38">
            <text:p><text:s text:c="2"/>145 921</text:p>
          </table:table-cell>
          <table:table-cell office:value-type="float" office:value="190" table:style-name="ce38">
            <text:p><text:s text:c="3"/>190</text:p>
          </table:table-cell>
          <table:table-cell office:value-type="float" office:value="1017" table:style-name="ce38">
            <text:p><text:s text:c="2"/>1 017</text:p>
          </table:table-cell>
          <table:table-cell office:value-type="float" office:value="266" table:style-name="ce38">
            <text:p><text:s text:c="3"/>266</text:p>
          </table:table-cell>
          <table:table-cell office:value-type="float" office:value="2062" table:style-name="ce38">
            <text:p><text:s text:c="2"/>2 062</text:p>
          </table:table-cell>
          <table:table-cell office:value-type="float" office:value="1224" table:style-name="ce38">
            <text:p><text:s text:c="2"/>1 224</text:p>
          </table:table-cell>
          <table:table-cell office:value-type="float" office:value="37" table:style-name="ce38">
            <text:p><text:s text:c="3"/>37</text:p>
          </table:table-cell>
          <table:table-cell office:value-type="float" office:value="1816" table:style-name="ce38">
            <text:p><text:s text:c="2"/>1 816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225" table:style-name="ce38">
            <text:p><text:s text:c="3"/>225</text:p>
          </table:table-cell>
          <table:table-cell office:value-type="float" office:value="1" table:style-name="ce38">
            <text:p><text:s text:c="3"/>1</text:p>
          </table:table-cell>
          <table:table-cell office:value-type="float" office:value="589" table:style-name="ce38">
            <text:p><text:s text:c="3"/>589</text:p>
          </table:table-cell>
          <table:table-cell office:value-type="float" office:value="346" table:style-name="ce38">
            <text:p><text:s text:c="3"/>346</text:p>
          </table:table-cell>
          <table:table-cell office:value-type="float" office:value="316" table:style-name="ce38">
            <text:p><text:s text:c="3"/>31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375" table:style-name="ce38">
            <text:p><text:s text:c="2"/>198 375</text:p>
          </table:table-cell>
          <table:table-cell table:number-columns-repeated="16313"/>
        </table:table-row>
        <table:table-row table:style-name="ro5">
          <table:table-cell office:value-type="float" office:value="68002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9352" table:style-name="ce37">
            <text:p><text:s text:c="2"/>399 352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99352" table:style-name="ce37">
            <text:p><text:s text:c="2"/>399 352</text:p>
          </table:table-cell>
          <table:table-cell table:number-columns-repeated="16313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260" table:style-name="ce38">
            <text:p><text:s text:c="2"/>1 26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1024" table:style-name="ce38">
            <text:p><text:s text:c="2"/>191 02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214" table:style-name="ce38">
            <text:p><text:s text:c="2"/>6 214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98593" table:style-name="ce38">
            <text:p><text:s text:c="2"/>198 593</text:p>
          </table:table-cell>
          <table:table-cell table:number-columns-repeated="16313"/>
        </table:table-row>
        <table:table-row table:style-name="ro5">
          <table:table-cell office:value-type="float" office:value="71801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" table:style-name="ce36">
            <text:p><text:s text:c="3"/>4</text:p>
          </table:table-cell>
          <table:table-cell office:value-type="float" office:value="56" table:style-name="ce36">
            <text:p><text:s text:c="3"/>56</text:p>
          </table:table-cell>
          <table:table-cell office:value-type="float" office:value="181" table:style-name="ce36">
            <text:p><text:s text:c="3"/>181</text:p>
          </table:table-cell>
          <table:table-cell office:value-type="float" office:value="15" table:style-name="ce36">
            <text:p><text:s text:c="3"/>15</text:p>
          </table:table-cell>
          <table:table-cell office:value-type="float" office:value="270" table:style-name="ce36">
            <text:p><text:s text:c="3"/>270</text:p>
          </table:table-cell>
          <table:table-cell office:value-type="float" office:value="34" table:style-name="ce36">
            <text:p><text:s text:c="3"/>34</text:p>
          </table:table-cell>
          <table:table-cell office:value-type="float" office:value="196" table:style-name="ce36">
            <text:p><text:s text:c="3"/>196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60" table:style-name="ce36">
            <text:p><text:s text:c="3"/>6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65" table:style-name="ce36">
            <text:p><text:s text:c="3"/>65</text:p>
          </table:table-cell>
          <table:table-cell office:value-type="float" office:value="205" table:style-name="ce36">
            <text:p><text:s text:c="3"/>205</text:p>
          </table:table-cell>
          <table:table-cell office:value-type="float" office:value="40" table:style-name="ce36">
            <text:p><text:s text:c="3"/>40</text:p>
          </table:table-cell>
          <table:table-cell office:value-type="float" office:value="202" table:style-name="ce36">
            <text:p><text:s text:c="3"/>202</text:p>
          </table:table-cell>
          <table:table-cell office:value-type="float" office:value="28" table:style-name="ce36">
            <text:p><text:s text:c="3"/>2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5" table:style-name="ce36">
            <text:p><text:s text:c="3"/>415</text:p>
          </table:table-cell>
          <table:table-cell office:value-type="float" office:value="830" table:style-name="ce36">
            <text:p><text:s text:c="3"/>830</text:p>
          </table:table-cell>
          <table:table-cell office:value-type="float" office:value="336" table:style-name="ce36">
            <text:p><text:s text:c="3"/>336</text:p>
          </table:table-cell>
          <table:table-cell office:value-type="float" office:value="973" table:style-name="ce36">
            <text:p><text:s text:c="3"/>973</text:p>
          </table:table-cell>
          <table:table-cell office:value-type="float" office:value="242" table:style-name="ce36">
            <text:p><text:s text:c="3"/>242</text:p>
          </table:table-cell>
          <table:table-cell office:value-type="float" office:value="153" table:style-name="ce36">
            <text:p><text:s text:c="3"/>153</text:p>
          </table:table-cell>
          <table:table-cell office:value-type="float" office:value="187" table:style-name="ce36">
            <text:p><text:s text:c="3"/>187</text:p>
          </table:table-cell>
          <table:table-cell office:value-type="float" office:value="92" table:style-name="ce36">
            <text:p><text:s text:c="3"/>92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998" table:style-name="ce36">
            <text:p><text:s text:c="3"/>998</text:p>
          </table:table-cell>
          <table:table-cell office:value-type="float" office:value="685" table:style-name="ce36">
            <text:p><text:s text:c="3"/>685</text:p>
          </table:table-cell>
          <table:table-cell office:value-type="float" office:value="1708" table:style-name="ce36">
            <text:p><text:s text:c="2"/>1 708</text:p>
          </table:table-cell>
          <table:table-cell office:value-type="float" office:value="916" table:style-name="ce36">
            <text:p><text:s text:c="3"/>916</text:p>
          </table:table-cell>
          <table:table-cell office:value-type="float" office:value="308" table:style-name="ce36">
            <text:p><text:s text:c="3"/>308</text:p>
          </table:table-cell>
          <table:table-cell office:value-type="float" office:value="380" table:style-name="ce36">
            <text:p><text:s text:c="3"/>380</text:p>
          </table:table-cell>
          <table:table-cell office:value-type="float" office:value="86" table:style-name="ce36">
            <text:p><text:s text:c="3"/>86</text:p>
          </table:table-cell>
          <table:table-cell office:value-type="float" office:value="30" table:style-name="ce36">
            <text:p><text:s text:c="3"/>30</text:p>
          </table:table-cell>
          <table:table-cell office:value-type="float" office:value="260" table:style-name="ce36">
            <text:p><text:s text:c="3"/>260</text:p>
          </table:table-cell>
          <table:table-cell office:value-type="float" office:value="12" table:style-name="ce36">
            <text:p><text:s text:c="3"/>12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02" table:style-name="ce36">
            <text:p><text:s text:c="3"/>70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" table:style-name="ce36">
            <text:p><text:s text:c="3"/>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64" table:style-name="ce36">
            <text:p><text:s text:c="3"/>264</text:p>
          </table:table-cell>
          <table:table-cell office:value-type="float" office:value="1073" table:style-name="ce36">
            <text:p><text:s text:c="2"/>1 073</text:p>
          </table:table-cell>
          <table:table-cell office:value-type="float" office:value="78" table:style-name="ce36">
            <text:p><text:s text:c="3"/>78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25" table:style-name="ce36">
            <text:p><text:s text:c="2"/>4 72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1" table:style-name="ce36">
            <text:p><text:s text:c="3"/>71</text:p>
          </table:table-cell>
          <table:table-cell office:value-type="float" office:value="62" table:style-name="ce36">
            <text:p><text:s text:c="3"/>6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189" table:style-name="ce36">
            <text:p><text:s text:c="2"/>11 189</text:p>
          </table:table-cell>
          <table:table-cell office:value-type="float" office:value="16570" table:style-name="ce36">
            <text:p><text:s text:c="2"/>16 570</text:p>
          </table:table-cell>
          <table:table-cell office:value-type="float" office:value="1023" table:style-name="ce36">
            <text:p><text:s text:c="2"/>1 023</text:p>
          </table:table-cell>
          <table:table-cell office:value-type="float" office:value="1747" table:style-name="ce36">
            <text:p><text:s text:c="2"/>1 747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04" table:style-name="ce36">
            <text:p><text:s text:c="2"/>47 804</text:p>
          </table:table-cell>
          <table:table-cell table:number-columns-repeated="16313"/>
        </table:table-row>
        <table:table-row table:style-name="ro5">
          <table:table-cell office:value-type="float" office:value="71802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9346" table:style-name="ce36">
            <text:p><text:s text:c="2"/>59 3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358" table:style-name="ce36">
            <text:p><text:s text:c="2"/>1 358</text:p>
          </table:table-cell>
          <table:table-cell office:value-type="float" office:value="79" table:style-name="ce36">
            <text:p><text:s text:c="3"/>79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0784" table:style-name="ce36">
            <text:p><text:s text:c="2"/>60 784</text:p>
          </table:table-cell>
          <table:table-cell table:number-columns-repeated="16313"/>
        </table:table-row>
        <table:table-row table:style-name="ro5">
          <table:table-cell office:value-type="float" office:value="73801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89" table:style-name="ce36">
            <text:p><text:s text:c="3"/>189</text:p>
          </table:table-cell>
          <table:table-cell office:value-type="float" office:value="11946" table:style-name="ce36">
            <text:p><text:s text:c="2"/>11 94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5" table:style-name="ce36">
            <text:p><text:s text:c="3"/>3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417" table:style-name="ce36">
            <text:p><text:s text:c="2"/>91 41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8830" table:style-name="ce36">
            <text:p><text:s text:c="2"/>8 830</text:p>
          </table:table-cell>
          <table:table-cell office:value-type="float" office:value="27" table:style-name="ce36">
            <text:p><text:s text:c="3"/>2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" table:style-name="ce36">
            <text:p><text:s text:c="3"/>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520" table:style-name="ce36">
            <text:p><text:s text:c="2"/>2 52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4965" table:style-name="ce36">
            <text:p><text:s text:c="2"/>114 965</text:p>
          </table:table-cell>
          <table:table-cell table:number-columns-repeated="16313"/>
        </table:table-row>
        <table:table-row table:style-name="ro5">
          <table:table-cell office:value-type="float" office:value="77001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78" table:style-name="ce36">
            <text:p><text:s text:c="3"/>478</text:p>
          </table:table-cell>
          <table:table-cell office:value-type="float" office:value="669" table:style-name="ce36">
            <text:p><text:s text:c="3"/>669</text:p>
          </table:table-cell>
          <table:table-cell office:value-type="float" office:value="2350" table:style-name="ce36">
            <text:p><text:s text:c="2"/>2 35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13" table:style-name="ce36">
            <text:p><text:s text:c="3"/>51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21" table:style-name="ce36">
            <text:p><text:s text:c="3"/>42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6801" table:style-name="ce36">
            <text:p><text:s text:c="2"/>36 801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41232" table:style-name="ce36">
            <text:p><text:s text:c="2"/>41 232</text:p>
          </table:table-cell>
          <table:table-cell table:number-columns-repeated="16313"/>
        </table:table-row>
        <table:table-row table:style-name="ro5">
          <table:table-cell office:value-type="float" office:value="78801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926" table:style-name="ce36">
            <text:p><text:s text:c="2"/>91 92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91926" table:style-name="ce36">
            <text:p><text:s text:c="2"/>91 926</text:p>
          </table:table-cell>
          <table:table-cell table:number-columns-repeated="16313"/>
        </table:table-row>
        <table:table-row table:style-name="ro5">
          <table:table-cell office:value-type="float" office:value="78802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78" table:style-name="ce37">
            <text:p><text:s text:c="3"/>378</text:p>
          </table:table-cell>
          <table:table-cell office:value-type="float" office:value="71" table:style-name="ce37">
            <text:p><text:s text:c="3"/>71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0530" table:style-name="ce37">
            <text:p><text:s text:c="2"/>120 53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482" table:style-name="ce37">
            <text:p><text:s text:c="3"/>482</text:p>
          </table:table-cell>
          <table:table-cell office:value-type="float" office:value="245" table:style-name="ce37">
            <text:p><text:s text:c="3"/>245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21709" table:style-name="ce37">
            <text:p><text:s text:c="2"/>121 709</text:p>
          </table:table-cell>
          <table:table-cell table:number-columns-repeated="16313"/>
        </table:table-row>
        <table:table-row table:style-name="ro5">
          <table:table-cell office:value-type="float" office:value="80001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358" table:style-name="ce38">
            <text:p><text:s text:c="2"/>37 35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37358" table:style-name="ce38">
            <text:p><text:s text:c="2"/>37 358</text:p>
          </table:table-cell>
          <table:table-cell table:number-columns-repeated="16313"/>
        </table:table-row>
        <table:table-row table:style-name="ro5">
          <table:table-cell office:value-type="float" office:value="84001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9794" table:style-name="ce38">
            <text:p><text:s text:c="2"/>659 794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59794" table:style-name="ce38">
            <text:p><text:s text:c="2"/>659 794</text:p>
          </table:table-cell>
          <table:table-cell table:number-columns-repeated="16313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90" table:style-name="ce37">
            <text:p><text:s text:c="2"/>13 59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0" table:style-name="ce37">
            <text:p><text:s text:c="3"/>0</text:p>
          </table:table-cell>
          <table:table-cell office:value-type="float" office:value="13590" table:style-name="ce37">
            <text:p><text:s text:c="2"/>13 590</text:p>
          </table:table-cell>
          <table:table-cell table:number-columns-repeated="16313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9991" table:style-name="ce38">
            <text:p><text:s text:c="2"/>289 991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89991" table:style-name="ce38">
            <text:p><text:s text:c="2"/>289 991</text:p>
          </table:table-cell>
          <table:table-cell table:number-columns-repeated="16313"/>
        </table:table-row>
        <table:table-row table:style-name="ro5">
          <table:table-cell office:value-type="float" office:value="85921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014" table:style-name="ce36">
            <text:p><text:s text:c="2"/>3 014</text:p>
          </table:table-cell>
          <table:table-cell office:value-type="float" office:value="782" table:style-name="ce36">
            <text:p><text:s text:c="3"/>782</text:p>
          </table:table-cell>
          <table:table-cell office:value-type="float" office:value="108795" table:style-name="ce36">
            <text:p><text:s text:c="2"/>108 79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12591" table:style-name="ce36">
            <text:p><text:s text:c="2"/>112 591</text:p>
          </table:table-cell>
          <table:table-cell table:number-columns-repeated="16313"/>
        </table:table-row>
        <table:table-row table:style-name="ro5">
          <table:table-cell office:value-type="float" office:value="86911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433" table:style-name="ce36">
            <text:p><text:s text:c="2"/>175 433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75433" table:style-name="ce36">
            <text:p><text:s text:c="2"/>175 433</text:p>
          </table:table-cell>
          <table:table-cell table:number-columns-repeated="16313"/>
        </table:table-row>
        <table:table-row table:style-name="ro5">
          <table:table-cell office:value-type="float" office:value="86921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585" table:style-name="ce36">
            <text:p><text:s text:c="3"/>585</text:p>
          </table:table-cell>
          <table:table-cell office:value-type="float" office:value="245" table:style-name="ce36">
            <text:p><text:s text:c="3"/>24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183" table:style-name="ce36">
            <text:p><text:s text:c="2"/>2 183</text:p>
          </table:table-cell>
          <table:table-cell office:value-type="float" office:value="224867" table:style-name="ce36">
            <text:p><text:s text:c="2"/>224 86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227880" table:style-name="ce36">
            <text:p><text:s text:c="2"/>227 880</text:p>
          </table:table-cell>
          <table:table-cell table:number-columns-repeated="16313"/>
        </table:table-row>
        <table:table-row table:style-name="ro5">
          <table:table-cell office:value-type="float" office:value="90801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" table:style-name="ce36">
            <text:p><text:s text:c="3"/>6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1455" table:style-name="ce36">
            <text:p><text:s text:c="2"/>1 455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661" table:style-name="ce36">
            <text:p><text:s text:c="3"/>661</text:p>
          </table:table-cell>
          <table:table-cell office:value-type="float" office:value="2" table:style-name="ce36">
            <text:p><text:s text:c="3"/>2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1800" table:style-name="ce36">
            <text:p><text:s text:c="2"/>31 80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33924" table:style-name="ce36">
            <text:p><text:s text:c="2"/>33 924</text:p>
          </table:table-cell>
          <table:table-cell table:number-columns-repeated="16313"/>
        </table:table-row>
        <table:table-row table:style-name="ro5">
          <table:table-cell office:value-type="float" office:value="94801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237" table:style-name="ce36">
            <text:p><text:s text:c="2"/>72 237</text:p>
          </table:table-cell>
          <table:table-cell office:value-type="float" office:value="0" table:style-name="ce36">
            <text:p><text:s text:c="3"/>0</text:p>
          </table:table-cell>
          <table:table-cell office:value-type="float" office:value="72237" table:style-name="ce36">
            <text:p><text:s text:c="2"/>72 237</text:p>
          </table:table-cell>
          <table:table-cell table:number-columns-repeated="16313"/>
        </table:table-row>
        <table:table-row table:style-name="ro5">
          <table:table-cell office:value-type="float" office:value="94802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67" table:style-name="ce38">
            <text:p><text:s text:c="3"/>567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5776" table:style-name="ce38">
            <text:p><text:s text:c="2"/>5 77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0" table:style-name="ce38">
            <text:p><text:s text:c="3"/>1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96" table:style-name="ce38">
            <text:p><text:s text:c="2"/>16 896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23249" table:style-name="ce38">
            <text:p><text:s text:c="2"/>23 249</text:p>
          </table:table-cell>
          <table:table-cell table:number-columns-repeated="16313"/>
        </table:table-row>
        <table:table-row table:style-name="ro5">
          <table:table-cell office:value-type="float" office:value="94803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168" table:style-name="ce38">
            <text:p><text:s text:c="3"/>168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082" table:style-name="ce38">
            <text:p><text:s text:c="2"/>41 082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41250" table:style-name="ce38">
            <text:p><text:s text:c="2"/>41 250</text:p>
          </table:table-cell>
          <table:table-cell table:number-columns-repeated="16313"/>
        </table:table-row>
        <table:table-row table:style-name="ro5">
          <table:table-cell office:value-type="float" office:value="97001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0" table:style-name="ce38">
            <text:p><text:s text:c="3"/>0</text:p>
          </table:table-cell>
          <table:table-cell office:value-type="float" office:value="63236" table:style-name="ce38">
            <text:p><text:s text:c="2"/>63 236</text:p>
          </table:table-cell>
          <table:table-cell office:value-type="float" office:value="63236" table:style-name="ce38">
            <text:p><text:s text:c="2"/>63 236</text:p>
          </table:table-cell>
          <table:table-cell table:number-columns-repeated="16313"/>
        </table:table-row>
        <table:table-row table:style-name="ro5">
          <table:table-cell table:style-name="ce10"/>
          <table:table-cell table:style-name="ce11"/>
          <table:table-cell table:number-columns-repeated="69" table:style-name="ce37"/>
          <table:table-cell table:number-columns-repeated="16313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298182" table:style-name="ce39">
            <text:p><text:s text:c="2"/>298 182</text:p>
          </table:table-cell>
          <table:table-cell office:value-type="float" office:value="136494" table:style-name="ce39">
            <text:p><text:s text:c="2"/>136 494</text:p>
          </table:table-cell>
          <table:table-cell office:value-type="float" office:value="32406" table:style-name="ce39">
            <text:p><text:s text:c="2"/>32 406</text:p>
          </table:table-cell>
          <table:table-cell office:value-type="float" office:value="17219" table:style-name="ce39">
            <text:p><text:s text:c="2"/>17 219</text:p>
          </table:table-cell>
          <table:table-cell office:value-type="float" office:value="175095" table:style-name="ce39">
            <text:p><text:s text:c="2"/>175 095</text:p>
          </table:table-cell>
          <table:table-cell office:value-type="float" office:value="46430" table:style-name="ce39">
            <text:p><text:s text:c="2"/>46 430</text:p>
          </table:table-cell>
          <table:table-cell office:value-type="float" office:value="14827" table:style-name="ce39">
            <text:p><text:s text:c="2"/>14 827</text:p>
          </table:table-cell>
          <table:table-cell office:value-type="float" office:value="252462" table:style-name="ce39">
            <text:p><text:s text:c="2"/>252 462</text:p>
          </table:table-cell>
          <table:table-cell office:value-type="float" office:value="51594" table:style-name="ce39">
            <text:p><text:s text:c="2"/>51 594</text:p>
          </table:table-cell>
          <table:table-cell office:value-type="float" office:value="247088" table:style-name="ce39">
            <text:p><text:s text:c="2"/>247 088</text:p>
          </table:table-cell>
          <table:table-cell office:value-type="float" office:value="73762" table:style-name="ce39">
            <text:p><text:s text:c="2"/>73 762</text:p>
          </table:table-cell>
          <table:table-cell office:value-type="float" office:value="13155" table:style-name="ce39">
            <text:p><text:s text:c="2"/>13 155</text:p>
          </table:table-cell>
          <table:table-cell office:value-type="float" office:value="44432" table:style-name="ce39">
            <text:p><text:s text:c="2"/>44 432</text:p>
          </table:table-cell>
          <table:table-cell office:value-type="float" office:value="60018" table:style-name="ce39">
            <text:p><text:s text:c="2"/>60 018</text:p>
          </table:table-cell>
          <table:table-cell office:value-type="float" office:value="39960" table:style-name="ce39">
            <text:p><text:s text:c="2"/>39 960</text:p>
          </table:table-cell>
          <table:table-cell office:value-type="float" office:value="27176" table:style-name="ce39">
            <text:p><text:s text:c="2"/>27 176</text:p>
          </table:table-cell>
          <table:table-cell office:value-type="float" office:value="81226" table:style-name="ce39">
            <text:p><text:s text:c="2"/>81 226</text:p>
          </table:table-cell>
          <table:table-cell office:value-type="float" office:value="18083" table:style-name="ce39">
            <text:p><text:s text:c="2"/>18 083</text:p>
          </table:table-cell>
          <table:table-cell office:value-type="float" office:value="359285" table:style-name="ce39">
            <text:p><text:s text:c="2"/>359 285</text:p>
          </table:table-cell>
          <table:table-cell office:value-type="float" office:value="41816" table:style-name="ce39">
            <text:p><text:s text:c="2"/>41 816</text:p>
          </table:table-cell>
          <table:table-cell office:value-type="float" office:value="145402" table:style-name="ce39">
            <text:p><text:s text:c="2"/>145 402</text:p>
          </table:table-cell>
          <table:table-cell office:value-type="float" office:value="73758" table:style-name="ce39">
            <text:p><text:s text:c="2"/>73 758</text:p>
          </table:table-cell>
          <table:table-cell office:value-type="float" office:value="39196" table:style-name="ce39">
            <text:p><text:s text:c="2"/>39 196</text:p>
          </table:table-cell>
          <table:table-cell office:value-type="float" office:value="57112" table:style-name="ce39">
            <text:p><text:s text:c="2"/>57 112</text:p>
          </table:table-cell>
          <table:table-cell office:value-type="float" office:value="95483" table:style-name="ce39">
            <text:p><text:s text:c="2"/>95 483</text:p>
          </table:table-cell>
          <table:table-cell office:value-type="float" office:value="80572" table:style-name="ce39">
            <text:p><text:s text:c="2"/>80 572</text:p>
          </table:table-cell>
          <table:table-cell office:value-type="float" office:value="92767" table:style-name="ce39">
            <text:p><text:s text:c="2"/>92 767</text:p>
          </table:table-cell>
          <table:table-cell office:value-type="float" office:value="58581" table:style-name="ce39">
            <text:p><text:s text:c="2"/>58 581</text:p>
          </table:table-cell>
          <table:table-cell office:value-type="float" office:value="83562" table:style-name="ce39">
            <text:p><text:s text:c="2"/>83 562</text:p>
          </table:table-cell>
          <table:table-cell office:value-type="float" office:value="77505" table:style-name="ce39">
            <text:p><text:s text:c="2"/>77 505</text:p>
          </table:table-cell>
          <table:table-cell office:value-type="float" office:value="69115" table:style-name="ce39">
            <text:p><text:s text:c="2"/>69 115</text:p>
          </table:table-cell>
          <table:table-cell office:value-type="float" office:value="106290" table:style-name="ce39">
            <text:p><text:s text:c="2"/>106 290</text:p>
          </table:table-cell>
          <table:table-cell office:value-type="float" office:value="131012" table:style-name="ce39">
            <text:p><text:s text:c="2"/>131 012</text:p>
          </table:table-cell>
          <table:table-cell office:value-type="float" office:value="62603" table:style-name="ce39">
            <text:p><text:s text:c="2"/>62 603</text:p>
          </table:table-cell>
          <table:table-cell office:value-type="float" office:value="41463" table:style-name="ce39">
            <text:p><text:s text:c="2"/>41 463</text:p>
          </table:table-cell>
          <table:table-cell office:value-type="float" office:value="65974" table:style-name="ce39">
            <text:p><text:s text:c="2"/>65 974</text:p>
          </table:table-cell>
          <table:table-cell office:value-type="float" office:value="57954" table:style-name="ce39">
            <text:p><text:s text:c="2"/>57 954</text:p>
          </table:table-cell>
          <table:table-cell office:value-type="float" office:value="255030" table:style-name="ce39">
            <text:p><text:s text:c="2"/>255 030</text:p>
          </table:table-cell>
          <table:table-cell office:value-type="float" office:value="63959" table:style-name="ce39">
            <text:p><text:s text:c="2"/>63 959</text:p>
          </table:table-cell>
          <table:table-cell office:value-type="float" office:value="567137" table:style-name="ce39">
            <text:p><text:s text:c="2"/>567 137</text:p>
          </table:table-cell>
          <table:table-cell office:value-type="float" office:value="133958" table:style-name="ce39">
            <text:p><text:s text:c="2"/>133 958</text:p>
          </table:table-cell>
          <table:table-cell office:value-type="float" office:value="900801" table:style-name="ce39">
            <text:p><text:s text:c="2"/>900 801</text:p>
          </table:table-cell>
          <table:table-cell office:value-type="float" office:value="313470" table:style-name="ce39">
            <text:p><text:s text:c="2"/>313 470</text:p>
          </table:table-cell>
          <table:table-cell office:value-type="float" office:value="19848" table:style-name="ce39">
            <text:p><text:s text:c="2"/>19 848</text:p>
          </table:table-cell>
          <table:table-cell office:value-type="float" office:value="35853" table:style-name="ce39">
            <text:p><text:s text:c="2"/>35 853</text:p>
          </table:table-cell>
          <table:table-cell office:value-type="float" office:value="111021" table:style-name="ce39">
            <text:p><text:s text:c="2"/>111 021</text:p>
          </table:table-cell>
          <table:table-cell office:value-type="float" office:value="24987" table:style-name="ce39">
            <text:p><text:s text:c="2"/>24 987</text:p>
          </table:table-cell>
          <table:table-cell office:value-type="float" office:value="216087" table:style-name="ce39">
            <text:p><text:s text:c="2"/>216 087</text:p>
          </table:table-cell>
          <table:table-cell office:value-type="float" office:value="17603" table:style-name="ce39">
            <text:p><text:s text:c="2"/>17 603</text:p>
          </table:table-cell>
          <table:table-cell office:value-type="float" office:value="42402" table:style-name="ce39">
            <text:p><text:s text:c="2"/>42 402</text:p>
          </table:table-cell>
          <table:table-cell office:value-type="float" office:value="157882" table:style-name="ce39">
            <text:p><text:s text:c="2"/>157 882</text:p>
          </table:table-cell>
          <table:table-cell office:value-type="float" office:value="125553" table:style-name="ce39">
            <text:p><text:s text:c="2"/>125 553</text:p>
          </table:table-cell>
          <table:table-cell office:value-type="float" office:value="550420" table:style-name="ce39">
            <text:p><text:s text:c="2"/>550 420</text:p>
          </table:table-cell>
          <table:table-cell office:value-type="float" office:value="545421" table:style-name="ce39">
            <text:p><text:s text:c="2"/>545 421</text:p>
          </table:table-cell>
          <table:table-cell office:value-type="float" office:value="191229" table:style-name="ce39">
            <text:p><text:s text:c="2"/>191 229</text:p>
          </table:table-cell>
          <table:table-cell office:value-type="float" office:value="65092" table:style-name="ce39">
            <text:p><text:s text:c="2"/>65 092</text:p>
          </table:table-cell>
          <table:table-cell office:value-type="float" office:value="91738" table:style-name="ce39">
            <text:p><text:s text:c="2"/>91 738</text:p>
          </table:table-cell>
          <table:table-cell office:value-type="float" office:value="41680" table:style-name="ce39">
            <text:p><text:s text:c="2"/>41 680</text:p>
          </table:table-cell>
          <table:table-cell office:value-type="float" office:value="213810" table:style-name="ce39">
            <text:p><text:s text:c="2"/>213 810</text:p>
          </table:table-cell>
          <table:table-cell office:value-type="float" office:value="37495" table:style-name="ce39">
            <text:p><text:s text:c="2"/>37 495</text:p>
          </table:table-cell>
          <table:table-cell office:value-type="float" office:value="721028" table:style-name="ce39">
            <text:p><text:s text:c="2"/>721 028</text:p>
          </table:table-cell>
          <table:table-cell office:value-type="float" office:value="308203" table:style-name="ce39">
            <text:p><text:s text:c="2"/>308 203</text:p>
          </table:table-cell>
          <table:table-cell office:value-type="float" office:value="110131" table:style-name="ce39">
            <text:p><text:s text:c="2"/>110 131</text:p>
          </table:table-cell>
          <table:table-cell office:value-type="float" office:value="179369" table:style-name="ce39">
            <text:p><text:s text:c="2"/>179 369</text:p>
          </table:table-cell>
          <table:table-cell office:value-type="float" office:value="225545" table:style-name="ce39">
            <text:p><text:s text:c="2"/>225 545</text:p>
          </table:table-cell>
          <table:table-cell office:value-type="float" office:value="34751" table:style-name="ce39">
            <text:p><text:s text:c="2"/>34 751</text:p>
          </table:table-cell>
          <table:table-cell office:value-type="float" office:value="131489" table:style-name="ce39">
            <text:p><text:s text:c="2"/>131 489</text:p>
          </table:table-cell>
          <table:table-cell office:value-type="float" office:value="63236" table:style-name="ce39">
            <text:p><text:s text:c="2"/>63 236</text:p>
          </table:table-cell>
          <table:table-cell office:value-type="float" office:value="9865287" table:style-name="ce39">
            <text:p><text:s/>9 865 287</text:p>
          </table:table-cell>
          <table:table-cell table:number-columns-repeated="16313" table:style-name="ce16"/>
        </table:table-row>
        <table:table-row table:style-name="ro4">
          <table:table-cell table:style-name="ce31"/>
          <table:table-cell table:number-columns-repeated="70" table:style-name="ce32"/>
          <table:table-cell table:number-columns-repeated="16313"/>
        </table:table-row>
        <table:table-row table:number-rows-repeated="1048440" table:style-name="ro7">
          <table:table-cell table:number-columns-repeated="16384"/>
        </table:table-row>
      </table:table>
      <table:table table:name="importacao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7">
            <text:p>Tabela 3 - Recursos de bens e serviços - 2016</text:p>
          </table:table-cell>
          <table:table-cell table:number-columns-repeated="2" table:style-name="ce17"/>
          <table:table-cell table:number-columns-repeated="16381" table:style-name="ce18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string" table:number-columns-spanned="1" table:number-rows-spanned="2" table:style-name="ce55">
            <text:p>Código</text:p>
            <text:p>do</text:p>
            <text:p>produto</text:p>
            <draw:frame draw:z-index="1" draw:id="id0" draw:style-name="a4" draw:name="Texto 4" svg:x="0in" svg:y="0.02083in" svg:width="0in" svg:height="0.51042in">
              <draw:text-box>
                <text:p text:style-name="a1" text:class-names="" text:cond-style-name=""><text:span text:style-name="a0" text:class-names="">DESCRIÇÃO DO PRODUTO</text:span></text:p>
                <text:p text:style-name="a3" text:class-names="" text:cond-style-name=""><text:span text:style-name="a2" text:class-names="">NÍVEL 80</text:span></text:p>
              </draw:text-box>
              <svg:title/>
              <svg:desc/>
            </draw:frame>
          </table:table-cell>
          <table:table-cell office:value-type="string" table:number-columns-spanned="1" table:number-rows-spanned="2" table:style-name="ce57">
            <text:p>Descrição do produto</text:p>
          </table:table-cell>
          <table:table-cell office:value-type="string" table:style-name="ce54">
            <text:p>Preços do ano anterior em <text:s/>1 000 000 R$</text:p>
          </table:table-cell>
          <table:table-cell table:number-columns-repeated="16381"/>
        </table:table-row>
        <table:table-row table:style-name="ro3">
          <table:covered-table-cell>
            <draw:frame draw:z-index="2" draw:id="id1" draw:style-name="a9" draw:name="Texto 16" svg:x="0in" svg:y="0.05208in" svg:width="0in" svg:height="0.32292in">
              <draw:text-box>
                <text:p text:style-name="a6" text:class-names="" text:cond-style-name=""><text:span text:style-name="a5" text:class-names="">Dummy</text:span></text:p>
                <text:p text:style-name="a8" text:class-names="" text:cond-style-name=""><text:span text:style-name="a7" text:class-names="">financeiro</text:span></text:p>
              </draw:text-box>
              <svg:title/>
              <svg:desc/>
            </draw:frame>
            <draw:frame draw:z-index="3" draw:id="id2" draw:style-name="a12" draw:name="Texto 17" svg:x="0in" svg:y="0.04167in" svg:width="0in" svg:height="0.33333in">
              <draw:text-box>
                <text:p text:style-name="a11" text:class-names="" text:cond-style-name=""><text:span text:style-name="a10" text:class-names="">Total</text:span></text:p>
              </draw:text-box>
              <svg:title/>
              <svg:desc/>
            </draw:frame>
          </table:covered-table-cell>
          <table:covered-table-cell/>
          <table:table-cell office:value-type="string" table:style-name="ce34">
            <text:p>Importação de bens</text:p>
            <text:p>e serviços (1)</text:p>
          </table:table-cell>
          <table:table-cell table:number-columns-repeated="16381"/>
        </table:table-row>
        <table:table-row table:style-name="ro4">
          <table:table-cell table:number-columns-repeated="3" table:style-name="ce3"/>
          <table:table-cell table:number-columns-repeated="16381"/>
        </table:table-row>
        <table:table-row table:style-name="ro5">
          <table:table-cell office:value-type="float" office:value="1911" table:style-name="ce20">
            <text:p>1911</text:p>
          </table:table-cell>
          <table:table-cell office:value-type="string" table:style-name="ce21">
            <text:p>Arroz, trigo e outros cereais</text:p>
          </table:table-cell>
          <table:table-cell office:value-type="float" office:value="6619" table:style-name="ce36">
            <text:p><text:s text:c="2"/>6 619</text:p>
          </table:table-cell>
          <table:table-cell table:number-columns-repeated="16381"/>
        </table:table-row>
        <table:table-row table:style-name="ro5">
          <table:table-cell office:value-type="float" office:value="1912" table:style-name="ce20">
            <text:p>1912</text:p>
          </table:table-cell>
          <table:table-cell office:value-type="string" table:style-name="ce21">
            <text:p>Milho em grão</text:p>
          </table:table-cell>
          <table:table-cell office:value-type="float" office:value="1236" table:style-name="ce36">
            <text:p><text:s text:c="2"/>1 236</text:p>
          </table:table-cell>
          <table:table-cell table:number-columns-repeated="16381"/>
        </table:table-row>
        <table:table-row table:style-name="ro5">
          <table:table-cell office:value-type="float" office:value="1913" table:style-name="ce20">
            <text:p>1913</text:p>
          </table:table-cell>
          <table:table-cell office:value-type="string" table:style-name="ce21">
            <text:p>Algodão herbáceo, outras fibras da lav. temporária</text:p>
          </table:table-cell>
          <table:table-cell office:value-type="float" office:value="150" table:style-name="ce36">
            <text:p><text:s text:c="3"/>150</text:p>
          </table:table-cell>
          <table:table-cell table:number-columns-repeated="16381"/>
        </table:table-row>
        <table:table-row table:style-name="ro5">
          <table:table-cell office:value-type="float" office:value="1914" table:style-name="ce20">
            <text:p>1914</text:p>
          </table:table-cell>
          <table:table-cell office:value-type="string" table:style-name="ce21">
            <text:p>Cana-de-açúcar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15" table:style-name="ce22">
            <text:p>1915</text:p>
          </table:table-cell>
          <table:table-cell office:value-type="string" table:style-name="ce23">
            <text:p>Soja <text:s/>em grão</text:p>
          </table:table-cell>
          <table:table-cell office:value-type="float" office:value="591" table:style-name="ce36">
            <text:p><text:s text:c="3"/>591</text:p>
          </table:table-cell>
          <table:table-cell table:number-columns-repeated="16381"/>
        </table:table-row>
        <table:table-row table:style-name="ro5">
          <table:table-cell office:value-type="float" office:value="1916" table:style-name="ce5">
            <text:p>1916</text:p>
          </table:table-cell>
          <table:table-cell office:value-type="string" table:style-name="ce3">
            <text:p>Outros produtos e serviços da lavoura temporária</text:p>
          </table:table-cell>
          <table:table-cell office:value-type="float" office:value="2558" table:style-name="ce37">
            <text:p><text:s text:c="2"/>2 558</text:p>
          </table:table-cell>
          <table:table-cell table:number-columns-repeated="16381"/>
        </table:table-row>
        <table:table-row table:style-name="ro5">
          <table:table-cell office:value-type="float" office:value="1917" table:style-name="ce5">
            <text:p>1917</text:p>
          </table:table-cell>
          <table:table-cell office:value-type="string" table:style-name="ce3">
            <text:p>Laranja</text:p>
          </table:table-cell>
          <table:table-cell office:value-type="float" office:value="48" table:style-name="ce37">
            <text:p><text:s text:c="3"/>48</text:p>
          </table:table-cell>
          <table:table-cell table:number-columns-repeated="16381"/>
        </table:table-row>
        <table:table-row table:style-name="ro5">
          <table:table-cell office:value-type="float" office:value="1918" table:style-name="ce5">
            <text:p>1918</text:p>
          </table:table-cell>
          <table:table-cell office:value-type="string" table:style-name="ce3">
            <text:p>Café em gr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19" table:style-name="ce5">
            <text:p>1919</text:p>
          </table:table-cell>
          <table:table-cell office:value-type="string" table:style-name="ce3">
            <text:p>Outros produtos da lavoura permanente</text:p>
          </table:table-cell>
          <table:table-cell office:value-type="float" office:value="2453" table:style-name="ce37">
            <text:p><text:s text:c="2"/>2 453</text:p>
          </table:table-cell>
          <table:table-cell table:number-columns-repeated="16381"/>
        </table:table-row>
        <table:table-row table:style-name="ro5">
          <table:table-cell office:value-type="float" office:value="1921" table:style-name="ce6">
            <text:p>1921</text:p>
          </table:table-cell>
          <table:table-cell office:value-type="string" table:style-name="ce7">
            <text:p>Bovinos e outros animais vivos, prods. animal, caça e serv.</text:p>
          </table:table-cell>
          <table:table-cell office:value-type="float" office:value="155" table:style-name="ce37">
            <text:p><text:s text:c="3"/>155</text:p>
          </table:table-cell>
          <table:table-cell table:number-columns-repeated="16381"/>
        </table:table-row>
        <table:table-row table:style-name="ro5">
          <table:table-cell office:value-type="float" office:value="1922" table:style-name="ce20">
            <text:p>1922</text:p>
          </table:table-cell>
          <table:table-cell office:value-type="string" table:style-name="ce21">
            <text:p>Leite de vaca e de outros animai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23" table:style-name="ce20">
            <text:p>1923</text:p>
          </table:table-cell>
          <table:table-cell office:value-type="string" table:style-name="ce21">
            <text:p>Suínos</text:p>
          </table:table-cell>
          <table:table-cell office:value-type="float" office:value="3" table:style-name="ce36">
            <text:p><text:s text:c="3"/>3</text:p>
          </table:table-cell>
          <table:table-cell table:number-columns-repeated="16381"/>
        </table:table-row>
        <table:table-row table:style-name="ro5">
          <table:table-cell office:value-type="float" office:value="1924" table:style-name="ce20">
            <text:p>1924</text:p>
          </table:table-cell>
          <table:table-cell office:value-type="string" table:style-name="ce21">
            <text:p>Aves e ovos</text:p>
          </table:table-cell>
          <table:table-cell office:value-type="float" office:value="77" table:style-name="ce36">
            <text:p><text:s text:c="3"/>77</text:p>
          </table:table-cell>
          <table:table-cell table:number-columns-repeated="16381"/>
        </table:table-row>
        <table:table-row table:style-name="ro5">
          <table:table-cell office:value-type="float" office:value="2801" table:style-name="ce20">
            <text:p>2801</text:p>
          </table:table-cell>
          <table:table-cell office:value-type="string" table:style-name="ce21">
            <text:p>Produtos da exploração florestal e da silvicultura</text:p>
          </table:table-cell>
          <table:table-cell office:value-type="float" office:value="1310" table:style-name="ce36">
            <text:p><text:s text:c="2"/>1 310</text:p>
          </table:table-cell>
          <table:table-cell table:number-columns-repeated="16381"/>
        </table:table-row>
        <table:table-row table:style-name="ro5">
          <table:table-cell office:value-type="float" office:value="2802" table:style-name="ce22">
            <text:p>2802</text:p>
          </table:table-cell>
          <table:table-cell office:value-type="string" table:style-name="ce23">
            <text:p>Pesca e aquicultura (peixe, crustáceos e moluscos)</text:p>
          </table:table-cell>
          <table:table-cell office:value-type="float" office:value="1174" table:style-name="ce36">
            <text:p><text:s text:c="2"/>1 174</text:p>
          </table:table-cell>
          <table:table-cell table:number-columns-repeated="16381"/>
        </table:table-row>
        <table:table-row table:style-name="ro5">
          <table:table-cell office:value-type="float" office:value="5801" table:style-name="ce5">
            <text:p>5801</text:p>
          </table:table-cell>
          <table:table-cell office:value-type="string" table:style-name="ce3">
            <text:p>Carvão mineral</text:p>
          </table:table-cell>
          <table:table-cell office:value-type="float" office:value="6866" table:style-name="ce37">
            <text:p><text:s text:c="2"/>6 866</text:p>
          </table:table-cell>
          <table:table-cell table:number-columns-repeated="16381"/>
        </table:table-row>
        <table:table-row table:style-name="ro5">
          <table:table-cell office:value-type="float" office:value="5802" table:style-name="ce5">
            <text:p>5802</text:p>
          </table:table-cell>
          <table:table-cell office:value-type="string" table:style-name="ce3">
            <text:p>Minerais não-metálicos</text:p>
          </table:table-cell>
          <table:table-cell office:value-type="float" office:value="1828" table:style-name="ce37">
            <text:p><text:s text:c="2"/>1 828</text:p>
          </table:table-cell>
          <table:table-cell table:number-columns-repeated="16381"/>
        </table:table-row>
        <table:table-row table:style-name="ro5">
          <table:table-cell office:value-type="float" office:value="6801" table:style-name="ce5">
            <text:p>6801</text:p>
          </table:table-cell>
          <table:table-cell office:value-type="string" table:style-name="ce3">
            <text:p>Petróleo, gás natural e serviços de apoio</text:p>
          </table:table-cell>
          <table:table-cell office:value-type="float" office:value="25799" table:style-name="ce37">
            <text:p><text:s text:c="2"/>25 799</text:p>
          </table:table-cell>
          <table:table-cell table:number-columns-repeated="16381"/>
        </table:table-row>
        <table:table-row table:style-name="ro5">
          <table:table-cell office:value-type="float" office:value="7911" table:style-name="ce5">
            <text:p>7911</text:p>
          </table:table-cell>
          <table:table-cell office:value-type="string" table:style-name="ce3">
            <text:p>Minério de ferr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7921" table:style-name="ce6">
            <text:p>7921</text:p>
          </table:table-cell>
          <table:table-cell office:value-type="string" table:style-name="ce7">
            <text:p>Minerais metálicos não-ferrosos</text:p>
          </table:table-cell>
          <table:table-cell office:value-type="float" office:value="3523" table:style-name="ce37">
            <text:p><text:s text:c="2"/>3 523</text:p>
          </table:table-cell>
          <table:table-cell table:number-columns-repeated="16381"/>
        </table:table-row>
        <table:table-row table:style-name="ro5">
          <table:table-cell office:value-type="float" office:value="10911" table:style-name="ce20">
            <text:p>10911</text:p>
          </table:table-cell>
          <table:table-cell office:value-type="string" table:style-name="ce24">
            <text:p>Carne de bovinos e outros prod. de carne</text:p>
          </table:table-cell>
          <table:table-cell office:value-type="float" office:value="1612" table:style-name="ce36">
            <text:p><text:s text:c="2"/>1 612</text:p>
          </table:table-cell>
          <table:table-cell table:number-columns-repeated="16381"/>
        </table:table-row>
        <table:table-row table:style-name="ro5">
          <table:table-cell office:value-type="float" office:value="10912" table:style-name="ce20">
            <text:p>10912</text:p>
          </table:table-cell>
          <table:table-cell office:value-type="string" table:style-name="ce21">
            <text:p>Carne de suín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0913" table:style-name="ce25">
            <text:p>10913</text:p>
          </table:table-cell>
          <table:table-cell office:value-type="string" table:style-name="ce21">
            <text:p>Carne de aves</text:p>
          </table:table-cell>
          <table:table-cell office:value-type="float" office:value="27" table:style-name="ce36">
            <text:p><text:s text:c="3"/>27</text:p>
          </table:table-cell>
          <table:table-cell table:number-columns-repeated="16381"/>
        </table:table-row>
        <table:table-row table:style-name="ro5">
          <table:table-cell office:value-type="float" office:value="10914" table:style-name="ce25">
            <text:p>10914</text:p>
          </table:table-cell>
          <table:table-cell office:value-type="string" table:style-name="ce21">
            <text:p>Pescado industrializado</text:p>
          </table:table-cell>
          <table:table-cell office:value-type="float" office:value="2439" table:style-name="ce36">
            <text:p><text:s text:c="2"/>2 439</text:p>
          </table:table-cell>
          <table:table-cell table:number-columns-repeated="16381"/>
        </table:table-row>
        <table:table-row table:style-name="ro5">
          <table:table-cell office:value-type="float" office:value="10915" table:style-name="ce26">
            <text:p>10915</text:p>
          </table:table-cell>
          <table:table-cell office:value-type="string" table:style-name="ce23">
            <text:p>Leite resfriado, esterilizado e pasteurizado</text:p>
          </table:table-cell>
          <table:table-cell office:value-type="float" office:value="6" table:style-name="ce36">
            <text:p><text:s text:c="3"/>6</text:p>
          </table:table-cell>
          <table:table-cell table:number-columns-repeated="16381"/>
        </table:table-row>
        <table:table-row table:style-name="ro5">
          <table:table-cell office:value-type="float" office:value="10916" table:style-name="ce8">
            <text:p>10916</text:p>
          </table:table-cell>
          <table:table-cell office:value-type="string" table:style-name="ce3">
            <text:p>Outros produtos do laticínio</text:p>
          </table:table-cell>
          <table:table-cell office:value-type="float" office:value="2589" table:style-name="ce37">
            <text:p><text:s text:c="2"/>2 589</text:p>
          </table:table-cell>
          <table:table-cell table:number-columns-repeated="16381"/>
        </table:table-row>
        <table:table-row table:style-name="ro5">
          <table:table-cell office:value-type="float" office:value="10921" table:style-name="ce8">
            <text:p>10921</text:p>
          </table:table-cell>
          <table:table-cell office:value-type="string" table:style-name="ce3">
            <text:p>Açúcar</text:p>
          </table:table-cell>
          <table:table-cell office:value-type="float" office:value="25" table:style-name="ce38">
            <text:p><text:s text:c="3"/>25</text:p>
          </table:table-cell>
          <table:table-cell table:number-columns-repeated="16381"/>
        </table:table-row>
        <table:table-row table:style-name="ro5">
          <table:table-cell office:value-type="float" office:value="10931" table:style-name="ce8">
            <text:p>10931</text:p>
          </table:table-cell>
          <table:table-cell office:value-type="string" table:style-name="ce3">
            <text:p>Conservas de frutas, legumes, outros vegetais e sucos de frutas</text:p>
          </table:table-cell>
          <table:table-cell office:value-type="float" office:value="3194" table:style-name="ce37">
            <text:p><text:s text:c="2"/>3 194</text:p>
          </table:table-cell>
          <table:table-cell table:number-columns-repeated="16381"/>
        </table:table-row>
        <table:table-row table:style-name="ro5">
          <table:table-cell office:value-type="float" office:value="10932" table:style-name="ce8">
            <text:p>10932</text:p>
          </table:table-cell>
          <table:table-cell office:value-type="string" table:style-name="ce3">
            <text:p>Óleos e gorduras vegetais e animais</text:p>
          </table:table-cell>
          <table:table-cell office:value-type="float" office:value="2997" table:style-name="ce37">
            <text:p><text:s text:c="2"/>2 997</text:p>
          </table:table-cell>
          <table:table-cell table:number-columns-repeated="16381"/>
        </table:table-row>
        <table:table-row table:style-name="ro5">
          <table:table-cell office:value-type="float" office:value="10933" table:style-name="ce9">
            <text:p>10933</text:p>
          </table:table-cell>
          <table:table-cell office:value-type="string" table:style-name="ce7">
            <text:p>Café beneficiado</text:p>
          </table:table-cell>
          <table:table-cell office:value-type="float" office:value="195" table:style-name="ce37">
            <text:p><text:s text:c="3"/>195</text:p>
          </table:table-cell>
          <table:table-cell table:number-columns-repeated="16381"/>
        </table:table-row>
        <table:table-row table:style-name="ro5">
          <table:table-cell office:value-type="float" office:value="10934" table:style-name="ce25">
            <text:p>10934</text:p>
          </table:table-cell>
          <table:table-cell office:value-type="string" table:style-name="ce21">
            <text:p>Arroz beneficiado e produtos derivados do arroz</text:p>
          </table:table-cell>
          <table:table-cell office:value-type="float" office:value="966" table:style-name="ce36">
            <text:p><text:s text:c="3"/>966</text:p>
          </table:table-cell>
          <table:table-cell table:number-columns-repeated="16381"/>
        </table:table-row>
        <table:table-row table:style-name="ro5">
          <table:table-cell office:value-type="float" office:value="10935" table:style-name="ce25">
            <text:p>10935</text:p>
          </table:table-cell>
          <table:table-cell office:value-type="string" table:style-name="ce21">
            <text:p>Produtos derivados do trigo, mandioca ou milho</text:p>
          </table:table-cell>
          <table:table-cell office:value-type="float" office:value="822" table:style-name="ce36">
            <text:p><text:s text:c="3"/>822</text:p>
          </table:table-cell>
          <table:table-cell table:number-columns-repeated="16381"/>
        </table:table-row>
        <table:table-row table:style-name="ro5">
          <table:table-cell office:value-type="float" office:value="10936" table:style-name="ce25">
            <text:p>10936</text:p>
          </table:table-cell>
          <table:table-cell office:value-type="string" table:style-name="ce21">
            <text:p>Rações balanceadas para animais</text:p>
          </table:table-cell>
          <table:table-cell office:value-type="float" office:value="827" table:style-name="ce36">
            <text:p><text:s text:c="3"/>827</text:p>
          </table:table-cell>
          <table:table-cell table:number-columns-repeated="16381"/>
        </table:table-row>
        <table:table-row table:style-name="ro5">
          <table:table-cell office:value-type="float" office:value="10937" table:style-name="ce25">
            <text:p>10937</text:p>
          </table:table-cell>
          <table:table-cell office:value-type="string" table:style-name="ce21">
            <text:p>Outros produtos alimentares</text:p>
          </table:table-cell>
          <table:table-cell office:value-type="float" office:value="2988" table:style-name="ce36">
            <text:p><text:s text:c="2"/>2 988</text:p>
          </table:table-cell>
          <table:table-cell table:number-columns-repeated="16381"/>
        </table:table-row>
        <table:table-row table:style-name="ro5">
          <table:table-cell office:value-type="float" office:value="11001" table:style-name="ce26">
            <text:p>11001</text:p>
          </table:table-cell>
          <table:table-cell office:value-type="string" table:style-name="ce23">
            <text:p>Bebidas</text:p>
          </table:table-cell>
          <table:table-cell office:value-type="float" office:value="7555" table:style-name="ce36">
            <text:p><text:s text:c="2"/>7 555</text:p>
          </table:table-cell>
          <table:table-cell table:number-columns-repeated="16381"/>
        </table:table-row>
        <table:table-row table:style-name="ro5">
          <table:table-cell office:value-type="float" office:value="12001" table:style-name="ce8">
            <text:p>12001</text:p>
          </table:table-cell>
          <table:table-cell office:value-type="string" table:style-name="ce3">
            <text:p>Produtos do fumo</text:p>
          </table:table-cell>
          <table:table-cell office:value-type="float" office:value="7509" table:style-name="ce37">
            <text:p><text:s text:c="2"/>7 509</text:p>
          </table:table-cell>
          <table:table-cell table:number-columns-repeated="16381"/>
        </table:table-row>
        <table:table-row table:style-name="ro5">
          <table:table-cell office:value-type="float" office:value="13001" table:style-name="ce8">
            <text:p>13001</text:p>
          </table:table-cell>
          <table:table-cell office:value-type="string" table:style-name="ce3">
            <text:p>Fios e fibras têxteis beneficiadas</text:p>
          </table:table-cell>
          <table:table-cell office:value-type="float" office:value="1749" table:style-name="ce37">
            <text:p><text:s text:c="2"/>1 749</text:p>
          </table:table-cell>
          <table:table-cell table:number-columns-repeated="16381"/>
        </table:table-row>
        <table:table-row table:style-name="ro5">
          <table:table-cell office:value-type="float" office:value="13002" table:style-name="ce8">
            <text:p>13002</text:p>
          </table:table-cell>
          <table:table-cell office:value-type="string" table:style-name="ce3">
            <text:p>Tecidos</text:p>
          </table:table-cell>
          <table:table-cell office:value-type="float" office:value="3558" table:style-name="ce37">
            <text:p><text:s text:c="2"/>3 558</text:p>
          </table:table-cell>
          <table:table-cell table:number-columns-repeated="16381"/>
        </table:table-row>
        <table:table-row table:style-name="ro5">
          <table:table-cell office:value-type="float" office:value="13003" table:style-name="ce8">
            <text:p>13003</text:p>
          </table:table-cell>
          <table:table-cell office:value-type="string" table:style-name="ce3">
            <text:p>Art. têxteis de uso doméstico e outros têxteis</text:p>
          </table:table-cell>
          <table:table-cell office:value-type="float" office:value="3823" table:style-name="ce37">
            <text:p><text:s text:c="2"/>3 823</text:p>
          </table:table-cell>
          <table:table-cell table:number-columns-repeated="16381"/>
        </table:table-row>
        <table:table-row table:style-name="ro5">
          <table:table-cell office:value-type="float" office:value="14001" table:style-name="ce9">
            <text:p>14001</text:p>
          </table:table-cell>
          <table:table-cell office:value-type="string" table:style-name="ce7">
            <text:p>Artigos do vestuário e acessórios</text:p>
          </table:table-cell>
          <table:table-cell office:value-type="float" office:value="7400" table:style-name="ce38">
            <text:p><text:s text:c="2"/>7 400</text:p>
          </table:table-cell>
          <table:table-cell table:number-columns-repeated="16381"/>
        </table:table-row>
        <table:table-row table:style-name="ro5">
          <table:table-cell office:value-type="float" office:value="15001" table:style-name="ce25">
            <text:p>15001</text:p>
          </table:table-cell>
          <table:table-cell office:value-type="string" table:style-name="ce21">
            <text:p>Calçados e artefatos de couro</text:p>
          </table:table-cell>
          <table:table-cell office:value-type="float" office:value="2869" table:style-name="ce36">
            <text:p><text:s text:c="2"/>2 869</text:p>
          </table:table-cell>
          <table:table-cell table:number-columns-repeated="16381"/>
        </table:table-row>
        <table:table-row table:style-name="ro5">
          <table:table-cell office:value-type="float" office:value="16001" table:style-name="ce25">
            <text:p>16001</text:p>
          </table:table-cell>
          <table:table-cell office:value-type="string" table:style-name="ce21">
            <text:p>Produtos de madeira, exclusive móveis</text:p>
          </table:table-cell>
          <table:table-cell office:value-type="float" office:value="361" table:style-name="ce36">
            <text:p><text:s text:c="3"/>361</text:p>
          </table:table-cell>
          <table:table-cell table:number-columns-repeated="16381"/>
        </table:table-row>
        <table:table-row table:style-name="ro5">
          <table:table-cell office:value-type="float" office:value="17001" table:style-name="ce25">
            <text:p>17001</text:p>
          </table:table-cell>
          <table:table-cell office:value-type="string" table:style-name="ce21">
            <text:p>Celulose</text:p>
          </table:table-cell>
          <table:table-cell office:value-type="float" office:value="1057" table:style-name="ce36">
            <text:p><text:s text:c="2"/>1 057</text:p>
          </table:table-cell>
          <table:table-cell table:number-columns-repeated="16381"/>
        </table:table-row>
        <table:table-row table:style-name="ro5">
          <table:table-cell office:value-type="float" office:value="17002" table:style-name="ce25">
            <text:p>17002</text:p>
          </table:table-cell>
          <table:table-cell office:value-type="string" table:style-name="ce21">
            <text:p>Papel, papelão, embalagens e artefatos de papel</text:p>
          </table:table-cell>
          <table:table-cell office:value-type="float" office:value="2969" table:style-name="ce36">
            <text:p><text:s text:c="2"/>2 969</text:p>
          </table:table-cell>
          <table:table-cell table:number-columns-repeated="16381"/>
        </table:table-row>
        <table:table-row table:style-name="ro5">
          <table:table-cell office:value-type="float" office:value="18001" table:style-name="ce25">
            <text:p>18001</text:p>
          </table:table-cell>
          <table:table-cell office:value-type="string" table:style-name="ce21">
            <text:p>Serviços de impressão e reprodução</text:p>
          </table:table-cell>
          <table:table-cell office:value-type="float" office:value="266" table:style-name="ce36">
            <text:p><text:s text:c="3"/>266</text:p>
          </table:table-cell>
          <table:table-cell table:number-columns-repeated="16381"/>
        </table:table-row>
        <table:table-row table:style-name="ro5">
          <table:table-cell office:value-type="float" office:value="19911" table:style-name="ce10">
            <text:p>19911</text:p>
          </table:table-cell>
          <table:table-cell office:value-type="string" table:style-name="ce11">
            <text:p>Combustíveis para aviação</text:p>
          </table:table-cell>
          <table:table-cell office:value-type="float" office:value="4600" table:style-name="ce37">
            <text:p><text:s text:c="2"/>4 600</text:p>
          </table:table-cell>
          <table:table-cell table:number-columns-repeated="16381"/>
        </table:table-row>
        <table:table-row table:style-name="ro5">
          <table:table-cell office:value-type="float" office:value="19912" table:style-name="ce10">
            <text:p>19912</text:p>
          </table:table-cell>
          <table:table-cell office:value-type="string" table:style-name="ce11">
            <text:p>Gasoálcoo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913" table:style-name="ce12">
            <text:p>19913</text:p>
          </table:table-cell>
          <table:table-cell office:value-type="string" table:style-name="ce13">
            <text:p>Naftas para petroquímica</text:p>
          </table:table-cell>
          <table:table-cell office:value-type="float" office:value="10271" table:style-name="ce37">
            <text:p><text:s text:c="2"/>10 271</text:p>
          </table:table-cell>
          <table:table-cell table:number-columns-repeated="16381"/>
        </table:table-row>
        <table:table-row table:style-name="ro5">
          <table:table-cell office:value-type="float" office:value="19914" table:style-name="ce8">
            <text:p>19914</text:p>
          </table:table-cell>
          <table:table-cell office:value-type="string" table:style-name="ce3">
            <text:p>Óleo combustível<text:s text:c="2"/></text:p>
          </table:table-cell>
          <table:table-cell office:value-type="float" office:value="81" table:style-name="ce37">
            <text:p><text:s text:c="3"/>81</text:p>
          </table:table-cell>
          <table:table-cell table:number-columns-repeated="16381"/>
        </table:table-row>
        <table:table-row table:style-name="ro5">
          <table:table-cell office:value-type="float" office:value="19915" table:style-name="ce8">
            <text:p>19915</text:p>
          </table:table-cell>
          <table:table-cell office:value-type="string" table:style-name="ce3">
            <text:p>Diesel - biodiesel</text:p>
          </table:table-cell>
          <table:table-cell office:value-type="float" office:value="0" table:style-name="ce38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19916" table:style-name="ce25">
            <text:p>19916</text:p>
          </table:table-cell>
          <table:table-cell office:value-type="string" table:style-name="ce21">
            <text:p>Outros produtos do refino do petróleo</text:p>
          </table:table-cell>
          <table:table-cell office:value-type="float" office:value="22468" table:style-name="ce36">
            <text:p><text:s text:c="2"/>22 468</text:p>
          </table:table-cell>
          <table:table-cell table:number-columns-repeated="16381"/>
        </table:table-row>
        <table:table-row table:style-name="ro5">
          <table:table-cell office:value-type="float" office:value="19921" table:style-name="ce25">
            <text:p>19921</text:p>
          </table:table-cell>
          <table:table-cell office:value-type="string" table:style-name="ce21">
            <text:p>Etanol e outros biocombustíveis</text:p>
          </table:table-cell>
          <table:table-cell office:value-type="float" office:value="1469" table:style-name="ce36">
            <text:p><text:s text:c="2"/>1 469</text:p>
          </table:table-cell>
          <table:table-cell table:number-columns-repeated="16381"/>
        </table:table-row>
        <table:table-row table:style-name="ro5">
          <table:table-cell office:value-type="float" office:value="20911" table:style-name="ce26">
            <text:p>20911</text:p>
          </table:table-cell>
          <table:table-cell office:value-type="string" table:style-name="ce23">
            <text:p>Produtos químicos inorgânicos</text:p>
          </table:table-cell>
          <table:table-cell office:value-type="float" office:value="29480" table:style-name="ce36">
            <text:p><text:s text:c="2"/>29 480</text:p>
          </table:table-cell>
          <table:table-cell table:number-columns-repeated="16381"/>
        </table:table-row>
        <table:table-row table:style-name="ro5">
          <table:table-cell office:value-type="float" office:value="20912" table:style-name="ce25">
            <text:p>20912</text:p>
          </table:table-cell>
          <table:table-cell office:value-type="string" table:style-name="ce21">
            <text:p>Adubos e fertilizantes</text:p>
          </table:table-cell>
          <table:table-cell office:value-type="float" office:value="4377" table:style-name="ce36">
            <text:p><text:s text:c="2"/>4 377</text:p>
          </table:table-cell>
          <table:table-cell table:number-columns-repeated="16381"/>
        </table:table-row>
        <table:table-row table:style-name="ro5">
          <table:table-cell office:value-type="float" office:value="20913" table:style-name="ce25">
            <text:p>20913</text:p>
          </table:table-cell>
          <table:table-cell office:value-type="string" table:style-name="ce21">
            <text:p>Produtos químicos orgânicos</text:p>
          </table:table-cell>
          <table:table-cell office:value-type="float" office:value="24440" table:style-name="ce36">
            <text:p><text:s text:c="2"/>24 440</text:p>
          </table:table-cell>
          <table:table-cell table:number-columns-repeated="16381"/>
        </table:table-row>
        <table:table-row table:style-name="ro5">
          <table:table-cell office:value-type="float" office:value="20914" table:style-name="ce10">
            <text:p>20914</text:p>
          </table:table-cell>
          <table:table-cell office:value-type="string" table:style-name="ce11">
            <text:p>Resinas,elastômeros e fibras artif. e sintéticas</text:p>
          </table:table-cell>
          <table:table-cell office:value-type="float" office:value="18240" table:style-name="ce37">
            <text:p><text:s text:c="2"/>18 240</text:p>
          </table:table-cell>
          <table:table-cell table:number-columns-repeated="16381"/>
        </table:table-row>
        <table:table-row table:style-name="ro5">
          <table:table-cell office:value-type="float" office:value="20921" table:style-name="ce10">
            <text:p>20921</text:p>
          </table:table-cell>
          <table:table-cell office:value-type="string" table:style-name="ce11">
            <text:p>Defensivos agrícolas e desinfestantes domissanitários</text:p>
          </table:table-cell>
          <table:table-cell office:value-type="float" office:value="14729" table:style-name="ce38">
            <text:p><text:s text:c="2"/>14 729</text:p>
          </table:table-cell>
          <table:table-cell table:number-columns-repeated="16381"/>
        </table:table-row>
        <table:table-row table:style-name="ro5">
          <table:table-cell office:value-type="float" office:value="20922" table:style-name="ce10">
            <text:p>20922</text:p>
          </table:table-cell>
          <table:table-cell office:value-type="string" table:style-name="ce11">
            <text:p>Produtos químicos diversos<text:s/></text:p>
          </table:table-cell>
          <table:table-cell office:value-type="float" office:value="7680" table:style-name="ce38">
            <text:p><text:s text:c="2"/>7 680</text:p>
          </table:table-cell>
          <table:table-cell table:number-columns-repeated="16381"/>
        </table:table-row>
        <table:table-row table:style-name="ro5">
          <table:table-cell office:value-type="float" office:value="20923" table:style-name="ce12">
            <text:p>20923</text:p>
          </table:table-cell>
          <table:table-cell office:value-type="string" table:style-name="ce13">
            <text:p>Tintas, vernizes, esmaltes e lacas</text:p>
          </table:table-cell>
          <table:table-cell office:value-type="float" office:value="1371" table:style-name="ce37">
            <text:p><text:s text:c="2"/>1 371</text:p>
          </table:table-cell>
          <table:table-cell table:number-columns-repeated="16381"/>
        </table:table-row>
        <table:table-row table:style-name="ro5">
          <table:table-cell office:value-type="float" office:value="20931" table:style-name="ce8">
            <text:p>20931</text:p>
          </table:table-cell>
          <table:table-cell office:value-type="string" table:style-name="ce3">
            <text:p>Perfumaria, sabões e artigos de limpeza</text:p>
          </table:table-cell>
          <table:table-cell office:value-type="float" office:value="9869" table:style-name="ce38">
            <text:p><text:s text:c="2"/>9 869</text:p>
          </table:table-cell>
          <table:table-cell table:number-columns-repeated="16381"/>
        </table:table-row>
        <table:table-row table:style-name="ro5">
          <table:table-cell office:value-type="float" office:value="21001" table:style-name="ce25">
            <text:p>21001</text:p>
          </table:table-cell>
          <table:table-cell office:value-type="string" table:style-name="ce21">
            <text:p>Produtos farmacêuticos</text:p>
          </table:table-cell>
          <table:table-cell office:value-type="float" office:value="27193" table:style-name="ce36">
            <text:p><text:s text:c="2"/>27 193</text:p>
          </table:table-cell>
          <table:table-cell table:number-columns-repeated="16381"/>
        </table:table-row>
        <table:table-row table:style-name="ro5">
          <table:table-cell office:value-type="float" office:value="22001" table:style-name="ce25">
            <text:p>22001</text:p>
          </table:table-cell>
          <table:table-cell office:value-type="string" table:style-name="ce21">
            <text:p>Artigos de borracha</text:p>
          </table:table-cell>
          <table:table-cell office:value-type="float" office:value="5903" table:style-name="ce36">
            <text:p><text:s text:c="2"/>5 903</text:p>
          </table:table-cell>
          <table:table-cell table:number-columns-repeated="16381"/>
        </table:table-row>
        <table:table-row table:style-name="ro5">
          <table:table-cell office:value-type="float" office:value="22002" table:style-name="ce25">
            <text:p>22002</text:p>
          </table:table-cell>
          <table:table-cell office:value-type="string" table:style-name="ce21">
            <text:p>Artigos de plástico</text:p>
          </table:table-cell>
          <table:table-cell office:value-type="float" office:value="7882" table:style-name="ce36">
            <text:p><text:s text:c="2"/>7 882</text:p>
          </table:table-cell>
          <table:table-cell table:number-columns-repeated="16381"/>
        </table:table-row>
        <table:table-row table:style-name="ro5">
          <table:table-cell office:value-type="float" office:value="23001" table:style-name="ce26">
            <text:p>23001</text:p>
          </table:table-cell>
          <table:table-cell office:value-type="string" table:style-name="ce23">
            <text:p>Cimento</text:p>
          </table:table-cell>
          <table:table-cell office:value-type="float" office:value="232" table:style-name="ce36">
            <text:p><text:s text:c="3"/>232</text:p>
          </table:table-cell>
          <table:table-cell table:number-columns-repeated="16381"/>
        </table:table-row>
        <table:table-row table:style-name="ro5">
          <table:table-cell office:value-type="float" office:value="23002" table:style-name="ce25">
            <text:p>23002</text:p>
          </table:table-cell>
          <table:table-cell office:value-type="string" table:style-name="ce21">
            <text:p>Artefatos de cimento, gesso e semelhantes</text:p>
          </table:table-cell>
          <table:table-cell office:value-type="float" office:value="197" table:style-name="ce36">
            <text:p><text:s text:c="3"/>197</text:p>
          </table:table-cell>
          <table:table-cell table:number-columns-repeated="16381"/>
        </table:table-row>
        <table:table-row table:style-name="ro5">
          <table:table-cell office:value-type="float" office:value="23003" table:style-name="ce10">
            <text:p>23003</text:p>
          </table:table-cell>
          <table:table-cell office:value-type="string" table:style-name="ce11">
            <text:p>Vidros, cerâmicos e outros prod. de minerais não-metálicos</text:p>
          </table:table-cell>
          <table:table-cell office:value-type="float" office:value="4279" table:style-name="ce38">
            <text:p><text:s text:c="2"/>4 279</text:p>
          </table:table-cell>
          <table:table-cell table:number-columns-repeated="16381"/>
        </table:table-row>
        <table:table-row table:style-name="ro5">
          <table:table-cell office:value-type="float" office:value="24911" table:style-name="ce10">
            <text:p>24911</text:p>
          </table:table-cell>
          <table:table-cell office:value-type="string" table:style-name="ce11">
            <text:p>Ferro-gusa e ferroligas</text:p>
          </table:table-cell>
          <table:table-cell office:value-type="float" office:value="490" table:style-name="ce37">
            <text:p><text:s text:c="3"/>490</text:p>
          </table:table-cell>
          <table:table-cell table:number-columns-repeated="16381"/>
        </table:table-row>
        <table:table-row table:style-name="ro5">
          <table:table-cell office:value-type="float" office:value="24912" table:style-name="ce10">
            <text:p>24912</text:p>
          </table:table-cell>
          <table:table-cell office:value-type="string" table:style-name="ce11">
            <text:p>Semi-acabacados, laminados planos, longos e tubos de aço</text:p>
          </table:table-cell>
          <table:table-cell office:value-type="float" office:value="7087" table:style-name="ce37">
            <text:p><text:s text:c="2"/>7 087</text:p>
          </table:table-cell>
          <table:table-cell table:number-columns-repeated="16381"/>
        </table:table-row>
        <table:table-row table:style-name="ro5">
          <table:table-cell office:value-type="float" office:value="24921" table:style-name="ce12">
            <text:p>24921</text:p>
          </table:table-cell>
          <table:table-cell office:value-type="string" table:style-name="ce13">
            <text:p>Produtos da metalurgia de metais não-ferrosos</text:p>
          </table:table-cell>
          <table:table-cell office:value-type="float" office:value="11050" table:style-name="ce37">
            <text:p><text:s text:c="2"/>11 050</text:p>
          </table:table-cell>
          <table:table-cell table:number-columns-repeated="16381"/>
        </table:table-row>
        <table:table-row table:style-name="ro5">
          <table:table-cell office:value-type="float" office:value="24922" table:style-name="ce8">
            <text:p>24922</text:p>
          </table:table-cell>
          <table:table-cell office:value-type="string" table:style-name="ce3">
            <text:p>Peças fundidas de aço e de metais não ferrosos</text:p>
          </table:table-cell>
          <table:table-cell office:value-type="float" office:value="279" table:style-name="ce37">
            <text:p><text:s text:c="3"/>279</text:p>
          </table:table-cell>
          <table:table-cell table:number-columns-repeated="16381"/>
        </table:table-row>
        <table:table-row table:style-name="ro5">
          <table:table-cell office:value-type="float" office:value="25001" table:style-name="ce25">
            <text:p>25001</text:p>
          </table:table-cell>
          <table:table-cell office:value-type="string" table:style-name="ce21">
            <text:p>Produtos de metal, excl. máquinas e equipamentos</text:p>
          </table:table-cell>
          <table:table-cell office:value-type="float" office:value="11023" table:style-name="ce36">
            <text:p><text:s text:c="2"/>11 023</text:p>
          </table:table-cell>
          <table:table-cell table:number-columns-repeated="16381"/>
        </table:table-row>
        <table:table-row table:style-name="ro5">
          <table:table-cell office:value-type="float" office:value="26001" table:style-name="ce25">
            <text:p>26001</text:p>
          </table:table-cell>
          <table:table-cell office:value-type="string" table:style-name="ce21">
            <text:p>Componentes eletrônicos</text:p>
          </table:table-cell>
          <table:table-cell office:value-type="float" office:value="15507" table:style-name="ce36">
            <text:p><text:s text:c="2"/>15 507</text:p>
          </table:table-cell>
          <table:table-cell table:number-columns-repeated="16381"/>
        </table:table-row>
        <table:table-row table:style-name="ro5">
          <table:table-cell office:value-type="float" office:value="26002" table:style-name="ce26">
            <text:p>26002</text:p>
          </table:table-cell>
          <table:table-cell office:value-type="string" table:style-name="ce23">
            <text:p>Máquinas para escritório e equip. de informática</text:p>
          </table:table-cell>
          <table:table-cell office:value-type="float" office:value="9956" table:style-name="ce36">
            <text:p><text:s text:c="2"/>9 956</text:p>
          </table:table-cell>
          <table:table-cell table:number-columns-repeated="16381"/>
        </table:table-row>
        <table:table-row table:style-name="ro5">
          <table:table-cell office:value-type="float" office:value="26003" table:style-name="ce25">
            <text:p>26003</text:p>
          </table:table-cell>
          <table:table-cell office:value-type="string" table:style-name="ce21">
            <text:p>Material eletrônico e equip. de comunicações</text:p>
          </table:table-cell>
          <table:table-cell office:value-type="float" office:value="21657" table:style-name="ce36">
            <text:p><text:s text:c="2"/>21 657</text:p>
          </table:table-cell>
          <table:table-cell table:number-columns-repeated="16381"/>
        </table:table-row>
        <table:table-row table:style-name="ro5">
          <table:table-cell office:value-type="float" office:value="26004" table:style-name="ce25">
            <text:p>26004</text:p>
          </table:table-cell>
          <table:table-cell office:value-type="string" table:style-name="ce21">
            <text:p>Equip. de medida, teste e controle, ópticos e eletromédicos</text:p>
          </table:table-cell>
          <table:table-cell office:value-type="float" office:value="10599" table:style-name="ce36">
            <text:p><text:s text:c="2"/>10 599</text:p>
          </table:table-cell>
          <table:table-cell table:number-columns-repeated="16381"/>
        </table:table-row>
        <table:table-row table:style-name="ro5">
          <table:table-cell office:value-type="float" office:value="27001" table:style-name="ce10">
            <text:p>27001</text:p>
          </table:table-cell>
          <table:table-cell office:value-type="string" table:style-name="ce11">
            <text:p>Máquinas, aparelhos e materiais elétricos</text:p>
          </table:table-cell>
          <table:table-cell office:value-type="float" office:value="18726" table:style-name="ce37">
            <text:p><text:s text:c="2"/>18 726</text:p>
          </table:table-cell>
          <table:table-cell table:number-columns-repeated="16381"/>
        </table:table-row>
        <table:table-row table:style-name="ro5">
          <table:table-cell office:value-type="float" office:value="27002" table:style-name="ce10">
            <text:p>27002</text:p>
          </table:table-cell>
          <table:table-cell office:value-type="string" table:style-name="ce11">
            <text:p>Eletrodomésticos</text:p>
          </table:table-cell>
          <table:table-cell office:value-type="float" office:value="2392" table:style-name="ce38">
            <text:p><text:s text:c="2"/>2 392</text:p>
          </table:table-cell>
          <table:table-cell table:number-columns-repeated="16381"/>
        </table:table-row>
        <table:table-row table:style-name="ro5">
          <table:table-cell office:value-type="float" office:value="28001" table:style-name="ce10">
            <text:p>28001</text:p>
          </table:table-cell>
          <table:table-cell office:value-type="string" table:style-name="ce11">
            <text:p>Tratores e outras máquinas agrícolas</text:p>
          </table:table-cell>
          <table:table-cell office:value-type="float" office:value="1467" table:style-name="ce38">
            <text:p><text:s text:c="2"/>1 467</text:p>
          </table:table-cell>
          <table:table-cell table:number-columns-repeated="16381"/>
        </table:table-row>
        <table:table-row table:style-name="ro5">
          <table:table-cell office:value-type="float" office:value="28002" table:style-name="ce12">
            <text:p>28002</text:p>
          </table:table-cell>
          <table:table-cell office:value-type="string" table:style-name="ce13">
            <text:p>Máquinas para a extração mineral e a construção</text:p>
          </table:table-cell>
          <table:table-cell office:value-type="float" office:value="3704" table:style-name="ce37">
            <text:p><text:s text:c="2"/>3 704</text:p>
          </table:table-cell>
          <table:table-cell table:number-columns-repeated="16381"/>
        </table:table-row>
        <table:table-row table:style-name="ro5">
          <table:table-cell office:value-type="float" office:value="28003" table:style-name="ce8">
            <text:p>28003</text:p>
          </table:table-cell>
          <table:table-cell office:value-type="string" table:style-name="ce3">
            <text:p>Outras máquinas e equipamentos mecânicos</text:p>
          </table:table-cell>
          <table:table-cell office:value-type="float" office:value="44603" table:style-name="ce38">
            <text:p><text:s text:c="2"/>44 603</text:p>
          </table:table-cell>
          <table:table-cell table:number-columns-repeated="16381"/>
        </table:table-row>
        <table:table-row table:style-name="ro5">
          <table:table-cell office:value-type="float" office:value="29911" table:style-name="ce25">
            <text:p>29911</text:p>
          </table:table-cell>
          <table:table-cell office:value-type="string" table:style-name="ce21">
            <text:p>Automóveis, camionetas e utilitários</text:p>
          </table:table-cell>
          <table:table-cell office:value-type="float" office:value="16290" table:style-name="ce36">
            <text:p><text:s text:c="2"/>16 290</text:p>
          </table:table-cell>
          <table:table-cell table:number-columns-repeated="16381"/>
        </table:table-row>
        <table:table-row table:style-name="ro5">
          <table:table-cell office:value-type="float" office:value="29912" table:style-name="ce25">
            <text:p>29912</text:p>
          </table:table-cell>
          <table:table-cell office:value-type="string" table:style-name="ce21">
            <text:p>Caminhões e ônibus, incl. cabines, carrocerias e reboques</text:p>
          </table:table-cell>
          <table:table-cell office:value-type="float" office:value="2384" table:style-name="ce36">
            <text:p><text:s text:c="2"/>2 384</text:p>
          </table:table-cell>
          <table:table-cell table:number-columns-repeated="16381"/>
        </table:table-row>
        <table:table-row table:style-name="ro5">
          <table:table-cell office:value-type="float" office:value="29921" table:style-name="ce26">
            <text:p>29921</text:p>
          </table:table-cell>
          <table:table-cell office:value-type="string" table:style-name="ce23">
            <text:p>Peças e acessórios para veículos automotores</text:p>
          </table:table-cell>
          <table:table-cell office:value-type="float" office:value="24500" table:style-name="ce36">
            <text:p><text:s text:c="2"/>24 500</text:p>
          </table:table-cell>
          <table:table-cell table:number-columns-repeated="16381"/>
        </table:table-row>
        <table:table-row table:style-name="ro5">
          <table:table-cell office:value-type="float" office:value="30001" table:style-name="ce25">
            <text:p>30001</text:p>
          </table:table-cell>
          <table:table-cell office:value-type="string" table:style-name="ce21">
            <text:p>Aeronaves, embarcações e outros equipamentos de transporte</text:p>
          </table:table-cell>
          <table:table-cell office:value-type="float" office:value="20845" table:style-name="ce36">
            <text:p><text:s text:c="2"/>20 845</text:p>
          </table:table-cell>
          <table:table-cell table:number-columns-repeated="16381"/>
        </table:table-row>
        <table:table-row table:style-name="ro5">
          <table:table-cell office:value-type="float" office:value="31801" table:style-name="ce25">
            <text:p>31801</text:p>
          </table:table-cell>
          <table:table-cell office:value-type="string" table:style-name="ce21">
            <text:p>Móveis</text:p>
          </table:table-cell>
          <table:table-cell office:value-type="float" office:value="1535" table:style-name="ce36">
            <text:p><text:s text:c="2"/>1 535</text:p>
          </table:table-cell>
          <table:table-cell table:number-columns-repeated="16381"/>
        </table:table-row>
        <table:table-row table:style-name="ro5">
          <table:table-cell office:value-type="float" office:value="31802" table:style-name="ce10">
            <text:p>31802</text:p>
          </table:table-cell>
          <table:table-cell office:value-type="string" table:style-name="ce11">
            <text:p>Produtos de industrias diversas</text:p>
          </table:table-cell>
          <table:table-cell office:value-type="float" office:value="10985" table:style-name="ce37">
            <text:p><text:s text:c="2"/>10 985</text:p>
          </table:table-cell>
          <table:table-cell table:number-columns-repeated="16381"/>
        </table:table-row>
        <table:table-row table:style-name="ro5">
          <table:table-cell office:value-type="float" office:value="33001" table:style-name="ce10">
            <text:p>33001</text:p>
          </table:table-cell>
          <table:table-cell office:value-type="string" table:style-name="ce11">
            <text:p>Manutenção, reparação e instalação de máquinas e equipamentos</text:p>
          </table:table-cell>
          <table:table-cell office:value-type="float" office:value="15105" table:style-name="ce38">
            <text:p><text:s text:c="2"/>15 105</text:p>
          </table:table-cell>
          <table:table-cell table:number-columns-repeated="16381"/>
        </table:table-row>
        <table:table-row table:style-name="ro5">
          <table:table-cell office:value-type="float" office:value="35001" table:style-name="ce10">
            <text:p>35001</text:p>
          </table:table-cell>
          <table:table-cell office:value-type="string" table:style-name="ce11">
            <text:p>Eletricidade, gás e outras utilidades</text:p>
          </table:table-cell>
          <table:table-cell office:value-type="float" office:value="5853" table:style-name="ce38">
            <text:p><text:s text:c="2"/>5 853</text:p>
          </table:table-cell>
          <table:table-cell table:number-columns-repeated="16381"/>
        </table:table-row>
        <table:table-row table:style-name="ro5">
          <table:table-cell office:value-type="float" office:value="36801" table:style-name="ce12">
            <text:p>36801</text:p>
          </table:table-cell>
          <table:table-cell office:value-type="string" table:style-name="ce13">
            <text:p>Água, esgoto, reciclagem e gestão de resídu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41801" table:style-name="ce8">
            <text:p>41801</text:p>
          </table:table-cell>
          <table:table-cell office:value-type="string" table:style-name="ce3">
            <text:p>Edificações</text:p>
          </table:table-cell>
          <table:table-cell office:value-type="float" office:value="688" table:style-name="ce38">
            <text:p><text:s text:c="3"/>688</text:p>
          </table:table-cell>
          <table:table-cell table:number-columns-repeated="16381"/>
        </table:table-row>
        <table:table-row table:style-name="ro5">
          <table:table-cell office:value-type="float" office:value="41802" table:style-name="ce25">
            <text:p>41802</text:p>
          </table:table-cell>
          <table:table-cell office:value-type="string" table:style-name="ce21">
            <text:p>Obras de infra-estrutur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41803" table:style-name="ce25">
            <text:p>41803</text:p>
          </table:table-cell>
          <table:table-cell office:value-type="string" table:style-name="ce21">
            <text:p>Serviços especializados para construção</text:p>
          </table:table-cell>
          <table:table-cell office:value-type="float" office:value="1547" table:style-name="ce36">
            <text:p><text:s text:c="2"/>1 547</text:p>
          </table:table-cell>
          <table:table-cell table:number-columns-repeated="16381"/>
        </table:table-row>
        <table:table-row table:style-name="ro5">
          <table:table-cell office:value-type="float" office:value="45001" table:style-name="ce25">
            <text:p>45001</text:p>
          </table:table-cell>
          <table:table-cell office:value-type="string" table:style-name="ce21">
            <text:p>Comércio e reparação de veícul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46801" table:style-name="ce26">
            <text:p>46801</text:p>
          </table:table-cell>
          <table:table-cell office:value-type="string" table:style-name="ce23">
            <text:p>Comércio por atacado e a varejo, exceto veículos automotores</text:p>
          </table:table-cell>
          <table:table-cell office:value-type="float" office:value="1990" table:style-name="ce36">
            <text:p><text:s text:c="2"/>1 990</text:p>
          </table:table-cell>
          <table:table-cell table:number-columns-repeated="16381"/>
        </table:table-row>
        <table:table-row table:style-name="ro5">
          <table:table-cell office:value-type="float" office:value="49001" table:style-name="ce25">
            <text:p>49001</text:p>
          </table:table-cell>
          <table:table-cell office:value-type="string" table:style-name="ce21">
            <text:p>Transporte terrestre de carga</text:p>
          </table:table-cell>
          <table:table-cell office:value-type="float" office:value="27" table:style-name="ce36">
            <text:p><text:s text:c="3"/>27</text:p>
          </table:table-cell>
          <table:table-cell table:number-columns-repeated="16381"/>
        </table:table-row>
        <table:table-row table:style-name="ro5">
          <table:table-cell office:value-type="float" office:value="49002" table:style-name="ce10">
            <text:p>49002</text:p>
          </table:table-cell>
          <table:table-cell office:value-type="string" table:style-name="ce11">
            <text:p>Transporte terrestre de passageiros</text:p>
          </table:table-cell>
          <table:table-cell office:value-type="float" office:value="2602" table:style-name="ce38">
            <text:p><text:s text:c="2"/>2 602</text:p>
          </table:table-cell>
          <table:table-cell table:number-columns-repeated="16381"/>
        </table:table-row>
        <table:table-row table:style-name="ro5">
          <table:table-cell office:value-type="float" office:value="50001" table:style-name="ce10">
            <text:p>50001</text:p>
          </table:table-cell>
          <table:table-cell office:value-type="string" table:style-name="ce11">
            <text:p>Transporte aquaviário</text:p>
          </table:table-cell>
          <table:table-cell office:value-type="float" office:value="4585" table:style-name="ce37">
            <text:p><text:s text:c="2"/>4 585</text:p>
          </table:table-cell>
          <table:table-cell table:number-columns-repeated="16381"/>
        </table:table-row>
        <table:table-row table:style-name="ro5">
          <table:table-cell office:value-type="float" office:value="51001" table:style-name="ce10">
            <text:p>51001</text:p>
          </table:table-cell>
          <table:table-cell office:value-type="string" table:style-name="ce11">
            <text:p>Transporte aéreo</text:p>
          </table:table-cell>
          <table:table-cell office:value-type="float" office:value="7640" table:style-name="ce37">
            <text:p><text:s text:c="2"/>7 640</text:p>
          </table:table-cell>
          <table:table-cell table:number-columns-repeated="16381"/>
        </table:table-row>
        <table:table-row table:style-name="ro5">
          <table:table-cell office:value-type="float" office:value="52801" table:style-name="ce12">
            <text:p>52801</text:p>
          </table:table-cell>
          <table:table-cell office:value-type="string" table:style-name="ce13">
            <text:p>Armazenamento e serviços auxiliares aos transportes</text:p>
          </table:table-cell>
          <table:table-cell office:value-type="float" office:value="2166" table:style-name="ce37">
            <text:p><text:s text:c="2"/>2 166</text:p>
          </table:table-cell>
          <table:table-cell table:number-columns-repeated="16381"/>
        </table:table-row>
        <table:table-row table:style-name="ro5">
          <table:table-cell office:value-type="float" office:value="52802" table:style-name="ce8">
            <text:p>52802</text:p>
          </table:table-cell>
          <table:table-cell office:value-type="string" table:style-name="ce3">
            <text:p>Correio e outros serviços de entrega</text:p>
          </table:table-cell>
          <table:table-cell office:value-type="float" office:value="6" table:style-name="ce37">
            <text:p><text:s text:c="3"/>6</text:p>
          </table:table-cell>
          <table:table-cell table:number-columns-repeated="16381"/>
        </table:table-row>
        <table:table-row table:style-name="ro5">
          <table:table-cell office:value-type="float" office:value="55001" table:style-name="ce25">
            <text:p>55001</text:p>
          </table:table-cell>
          <table:table-cell office:value-type="string" table:style-name="ce21">
            <text:p>Serviços de alojamento em hotéis e similares</text:p>
          </table:table-cell>
          <table:table-cell office:value-type="float" office:value="16189" table:style-name="ce36">
            <text:p><text:s text:c="2"/>16 189</text:p>
          </table:table-cell>
          <table:table-cell table:number-columns-repeated="16381"/>
        </table:table-row>
        <table:table-row table:style-name="ro5">
          <table:table-cell office:value-type="float" office:value="56001" table:style-name="ce25">
            <text:p>56001</text:p>
          </table:table-cell>
          <table:table-cell office:value-type="string" table:style-name="ce21">
            <text:p>Serviços <text:s/>de alimentação</text:p>
          </table:table-cell>
          <table:table-cell office:value-type="float" office:value="11214" table:style-name="ce36">
            <text:p><text:s text:c="2"/>11 214</text:p>
          </table:table-cell>
          <table:table-cell table:number-columns-repeated="16381"/>
        </table:table-row>
        <table:table-row table:style-name="ro5">
          <table:table-cell office:value-type="float" office:value="58001" table:style-name="ce25">
            <text:p>58001</text:p>
          </table:table-cell>
          <table:table-cell office:value-type="string" table:style-name="ce21">
            <text:p>Livros, jornais e revistas</text:p>
          </table:table-cell>
          <table:table-cell office:value-type="float" office:value="1756" table:style-name="ce36">
            <text:p><text:s text:c="2"/>1 756</text:p>
          </table:table-cell>
          <table:table-cell table:number-columns-repeated="16381"/>
        </table:table-row>
        <table:table-row table:style-name="ro5">
          <table:table-cell office:value-type="float" office:value="59801" table:style-name="ce26">
            <text:p>59801</text:p>
          </table:table-cell>
          <table:table-cell office:value-type="string" table:style-name="ce23">
            <text:p>Serviços cinematográficos, música, rádio e televisão</text:p>
          </table:table-cell>
          <table:table-cell office:value-type="float" office:value="1224" table:style-name="ce36">
            <text:p><text:s text:c="2"/>1 224</text:p>
          </table:table-cell>
          <table:table-cell table:number-columns-repeated="16381"/>
        </table:table-row>
        <table:table-row table:style-name="ro5">
          <table:table-cell office:value-type="float" office:value="61001" table:style-name="ce25">
            <text:p>61001</text:p>
          </table:table-cell>
          <table:table-cell office:value-type="string" table:style-name="ce21">
            <text:p>Telecomunicações, TV por assinatura e outros serv. relacionados</text:p>
          </table:table-cell>
          <table:table-cell office:value-type="float" office:value="1106" table:style-name="ce36">
            <text:p><text:s text:c="2"/>1 106</text:p>
          </table:table-cell>
          <table:table-cell table:number-columns-repeated="16381"/>
        </table:table-row>
        <table:table-row table:style-name="ro5">
          <table:table-cell office:value-type="float" office:value="62801" table:style-name="ce10">
            <text:p>62801</text:p>
          </table:table-cell>
          <table:table-cell office:value-type="string" table:style-name="ce11">
            <text:p>Desenvolvimento de sistemas e outros serviços de informação</text:p>
          </table:table-cell>
          <table:table-cell office:value-type="float" office:value="10827" table:style-name="ce37">
            <text:p><text:s text:c="2"/>10 827</text:p>
          </table:table-cell>
          <table:table-cell table:number-columns-repeated="16381"/>
        </table:table-row>
        <table:table-row table:style-name="ro5">
          <table:table-cell office:value-type="float" office:value="64801" table:style-name="ce10">
            <text:p>64801</text:p>
          </table:table-cell>
          <table:table-cell office:value-type="string" table:style-name="ce11">
            <text:p>Intermediação financeira, seguros e previdência complementar</text:p>
          </table:table-cell>
          <table:table-cell office:value-type="float" office:value="26330" table:style-name="ce37">
            <text:p><text:s text:c="2"/>26 330</text:p>
          </table:table-cell>
          <table:table-cell table:number-columns-repeated="16381"/>
        </table:table-row>
        <table:table-row table:style-name="ro5">
          <table:table-cell office:value-type="float" office:value="68001" table:style-name="ce10">
            <text:p>68001</text:p>
          </table:table-cell>
          <table:table-cell office:value-type="string" table:style-name="ce11">
            <text:p>Aluguel efetivo e serviços imobiliários</text:p>
          </table:table-cell>
          <table:table-cell office:value-type="float" office:value="5358" table:style-name="ce37">
            <text:p><text:s text:c="2"/>5 358</text:p>
          </table:table-cell>
          <table:table-cell table:number-columns-repeated="16381"/>
        </table:table-row>
        <table:table-row table:style-name="ro5">
          <table:table-cell office:value-type="float" office:value="68002" table:style-name="ce12">
            <text:p>68002</text:p>
          </table:table-cell>
          <table:table-cell office:value-type="string" table:style-name="ce13">
            <text:p>Aluguel imputad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69801" table:style-name="ce52">
            <text:p>69801</text:p>
          </table:table-cell>
          <table:table-cell office:value-type="string" table:style-name="ce11">
            <text:p>Serviços jurídicos, contabilidade e consultoria</text:p>
          </table:table-cell>
          <table:table-cell office:value-type="float" office:value="4601" table:style-name="ce37">
            <text:p><text:s text:c="2"/>4 601</text:p>
          </table:table-cell>
          <table:table-cell table:number-columns-repeated="16381"/>
        </table:table-row>
        <table:table-row table:style-name="ro5">
          <table:table-cell office:value-type="float" office:value="71801" table:style-name="ce20">
            <text:p>71801</text:p>
          </table:table-cell>
          <table:table-cell office:value-type="string" table:style-name="ce21">
            <text:p>Pesquisa e desenvolvimento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71802" table:style-name="ce20">
            <text:p>71802</text:p>
          </table:table-cell>
          <table:table-cell office:value-type="string" table:style-name="ce21">
            <text:p>Serviços de arquitetura e engenharia</text:p>
          </table:table-cell>
          <table:table-cell office:value-type="float" office:value="6900" table:style-name="ce36">
            <text:p><text:s text:c="2"/>6 900</text:p>
          </table:table-cell>
          <table:table-cell table:number-columns-repeated="16381"/>
        </table:table-row>
        <table:table-row table:style-name="ro5">
          <table:table-cell office:value-type="float" office:value="73801" table:style-name="ce22">
            <text:p>73801</text:p>
          </table:table-cell>
          <table:table-cell office:value-type="string" table:style-name="ce23">
            <text:p>Publicidade e outros serviços técnicos</text:p>
          </table:table-cell>
          <table:table-cell office:value-type="float" office:value="2012" table:style-name="ce36">
            <text:p><text:s text:c="2"/>2 012</text:p>
          </table:table-cell>
          <table:table-cell table:number-columns-repeated="16381"/>
        </table:table-row>
        <table:table-row table:style-name="ro5">
          <table:table-cell office:value-type="float" office:value="77001" table:style-name="ce20">
            <text:p>77001</text:p>
          </table:table-cell>
          <table:table-cell office:value-type="string" table:style-name="ce21">
            <text:p>Aluguéis não-imob. e gestão de ativos de propriedade intelectual</text:p>
          </table:table-cell>
          <table:table-cell office:value-type="float" office:value="70442" table:style-name="ce36">
            <text:p><text:s text:c="2"/>70 442</text:p>
          </table:table-cell>
          <table:table-cell table:number-columns-repeated="16381"/>
        </table:table-row>
        <table:table-row table:style-name="ro5">
          <table:table-cell office:value-type="float" office:value="78801" table:style-name="ce20">
            <text:p>78801</text:p>
          </table:table-cell>
          <table:table-cell office:value-type="string" table:style-name="ce21">
            <text:p>Condomínios e serviços para edifícios</text:p>
          </table:table-cell>
          <table:table-cell office:value-type="float" office:value="1531" table:style-name="ce36">
            <text:p><text:s text:c="2"/>1 531</text:p>
          </table:table-cell>
          <table:table-cell table:number-columns-repeated="16381"/>
        </table:table-row>
        <table:table-row table:style-name="ro5">
          <table:table-cell office:value-type="float" office:value="78802" table:style-name="ce5">
            <text:p>78802</text:p>
          </table:table-cell>
          <table:table-cell office:value-type="string" table:style-name="ce3">
            <text:p>Outros serviços administrativos</text:p>
          </table:table-cell>
          <table:table-cell office:value-type="float" office:value="5218" table:style-name="ce37">
            <text:p><text:s text:c="2"/>5 218</text:p>
          </table:table-cell>
          <table:table-cell table:number-columns-repeated="16381"/>
        </table:table-row>
        <table:table-row table:style-name="ro5">
          <table:table-cell office:value-type="float" office:value="80001" table:style-name="ce5">
            <text:p>80001</text:p>
          </table:table-cell>
          <table:table-cell office:value-type="string" table:style-name="ce3">
            <text:p>Serviços de vigilância, segurança e investigação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4001" table:style-name="ce6">
            <text:p>84001</text:p>
          </table:table-cell>
          <table:table-cell office:value-type="string" table:style-name="ce7">
            <text:p>Serviços coletivos da administr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4002" table:style-name="ce52">
            <text:p>84002</text:p>
          </table:table-cell>
          <table:table-cell office:value-type="string" table:style-name="ce11">
            <text:p>Serviços de previdência e assistência social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5911" table:style-name="ce52">
            <text:p>85911</text:p>
          </table:table-cell>
          <table:table-cell office:value-type="string" table:style-name="ce11">
            <text:p>Educação pública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5921" table:style-name="ce20">
            <text:p>85921</text:p>
          </table:table-cell>
          <table:table-cell office:value-type="string" table:style-name="ce21">
            <text:p>Educação privada</text:p>
          </table:table-cell>
          <table:table-cell office:value-type="float" office:value="844" table:style-name="ce36">
            <text:p><text:s text:c="3"/>844</text:p>
          </table:table-cell>
          <table:table-cell table:number-columns-repeated="16381"/>
        </table:table-row>
        <table:table-row table:style-name="ro5">
          <table:table-cell office:value-type="float" office:value="86911" table:style-name="ce20">
            <text:p>86911</text:p>
          </table:table-cell>
          <table:table-cell office:value-type="string" table:style-name="ce21">
            <text:p>Saúde pública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86921" table:style-name="ce22">
            <text:p>86921</text:p>
          </table:table-cell>
          <table:table-cell office:value-type="string" table:style-name="ce23">
            <text:p>Saúde privada</text:p>
          </table:table-cell>
          <table:table-cell office:value-type="float" office:value="950" table:style-name="ce36">
            <text:p><text:s text:c="3"/>950</text:p>
          </table:table-cell>
          <table:table-cell table:number-columns-repeated="16381"/>
        </table:table-row>
        <table:table-row table:style-name="ro5">
          <table:table-cell office:value-type="float" office:value="90801" table:style-name="ce20">
            <text:p>90801</text:p>
          </table:table-cell>
          <table:table-cell office:value-type="string" table:style-name="ce21">
            <text:p>Serviços de artes, cultura, esporte e recreação</text:p>
          </table:table-cell>
          <table:table-cell office:value-type="float" office:value="4719" table:style-name="ce36">
            <text:p><text:s text:c="2"/>4 719</text:p>
          </table:table-cell>
          <table:table-cell table:number-columns-repeated="16381"/>
        </table:table-row>
        <table:table-row table:style-name="ro5">
          <table:table-cell office:value-type="float" office:value="94801" table:style-name="ce20">
            <text:p>94801</text:p>
          </table:table-cell>
          <table:table-cell office:value-type="string" table:style-name="ce21">
            <text:p>Organizações patronais, sindicais e outros serviços associativos</text:p>
          </table:table-cell>
          <table:table-cell office:value-type="float" office:value="0" table:style-name="ce36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94802" table:style-name="ce5">
            <text:p>94802</text:p>
          </table:table-cell>
          <table:table-cell office:value-type="string" table:style-name="ce3">
            <text:p>Manutenção de computadores, telefones e objet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94803" table:style-name="ce5">
            <text:p>94803</text:p>
          </table:table-cell>
          <table:table-cell office:value-type="string" table:style-name="ce3">
            <text:p>Serviços pessoai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office:value-type="float" office:value="97001" table:style-name="ce6">
            <text:p>97001</text:p>
          </table:table-cell>
          <table:table-cell office:value-type="string" table:style-name="ce7">
            <text:p>Serviços domésticos</text:p>
          </table:table-cell>
          <table:table-cell office:value-type="float" office:value="0" table:style-name="ce37">
            <text:p><text:s text:c="3"/>0</text:p>
          </table:table-cell>
          <table:table-cell table:number-columns-repeated="16381"/>
        </table:table-row>
        <table:table-row table:style-name="ro5">
          <table:table-cell table:style-name="ce10"/>
          <table:table-cell table:style-name="ce11"/>
          <table:table-cell table:style-name="ce37"/>
          <table:table-cell table:number-columns-repeated="16381"/>
        </table:table-row>
        <table:table-row table:style-name="ro6">
          <table:table-cell office:value-type="string" table:style-name="ce14">
            <text:p>Total</text:p>
          </table:table-cell>
          <table:table-cell table:style-name="ce15"/>
          <table:table-cell office:value-type="float" office:value="755463" table:style-name="ce48">
            <text:p><text:s text:c="2"/>755 463</text:p>
          </table:table-cell>
          <table:table-cell table:number-columns-repeated="16381" table:style-name="ce16"/>
        </table:table-row>
        <table:table-row table:style-name="ro4">
          <table:table-cell table:style-name="ce31"/>
          <table:table-cell table:number-columns-repeated="2" table:style-name="ce32"/>
          <table:table-cell table:number-columns-repeated="16381"/>
        </table:table-row>
        <table:table-row table:style-name="ro8">
          <table:table-cell office:value-type="string" table:style-name="ce3">
            <text:p>Fonte: IBGE, Diretoria de Pesquisas, Coordenação de Contas Nacionais.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3">
            <text:p>(1) Importação de bens e serviços líquida de ajuste CIF/FOB.</text:p>
          </table:table-cell>
          <table:table-cell table:number-columns-repeated="16383" table:style-name="ce1"/>
        </table:table-row>
        <table:table-row table:number-rows-repeated="104843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63">
      <number:number number:decimal-places="0" number:min-integer-digits="1"/>
    </number:number-style>
    <number:number-style style:name="N67P0">
      <number:number number:decimal-places="0" number:min-integer-digits="1" number:display-factor="1000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7">
      <number:text> (-) </number:text>
      <number:number number:decimal-places="0" number:min-integer-digits="1" number:display-factor="1000">
        <number:embedded-text number:position="3"> </number:embedded-text>
        <number:embedded-text number:position="6"> </number:embedded-text>
      </number:number>
      <style:map style:condition="value()&gt;=0" style:apply-style-name="N67P0"/>
    </number:number-style>
    <number:number-style style:name="N68P0">
      <number:number number:decimal-places="0" number:min-integer-digits="1">
        <number:embedded-text number:position="3"> </number:embedded-text>
        <number:embedded-text number:position="6"> </number:embedded-text>
        <number:embedded-text number:position="9"> </number:embedded-text>
      </number:number>
    </number:number-style>
    <number:number-style style:name="N68">
      <number:text> (-) </number:text>
      <number:number number:decimal-places="0" number:min-integer-digits="1">
        <number:embedded-text number:position="3"> </number:embedded-text>
        <number:embedded-text number:position="6"> </number:embedded-text>
      </number:number>
      <style:map style:condition="value()&gt;=0" style:apply-style-name="N6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IBGE</meta:initial-creator>
    <dc:creator>Felipe de Oliveira Sampaio</dc:creator>
    <meta:creation-date>1997-11-17T12:35:57Z</meta:creation-date>
    <dc:date>2020-10-06T14:06:48Z</dc:date>
    <meta:print-date>2006-08-24T11:49:52Z</meta:print-date>
  </office:meta>
</office:document-meta>
</file>